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7.5pt"/>
    </style:style>
    <style:style style:name="co2" style:family="table-column">
      <style:table-column-properties fo:break-before="auto" style:column-width="105.56pt"/>
    </style:style>
    <style:style style:name="co3" style:family="table-column">
      <style:table-column-properties fo:break-before="auto" style:column-width="181.3pt"/>
    </style:style>
    <style:style style:name="co4" style:family="table-column">
      <style:table-column-properties fo:break-before="auto" style:column-width="404.9pt"/>
    </style:style>
    <style:style style:name="co5" style:family="table-column">
      <style:table-column-properties fo:break-before="auto" style:column-width="176.4pt"/>
    </style:style>
    <style:style style:name="co6" style:family="table-column">
      <style:table-column-properties fo:break-before="auto" style:column-width="115.99pt"/>
    </style:style>
    <style:style style:name="co7"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50.26pt" fo:break-before="auto" style:use-optimal-row-height="false"/>
    </style:style>
    <style:style style:name="ro3" style:family="table-row">
      <style:table-row-properties style:row-height="39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top"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000000"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fo:background-color="#000000"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ackground-color="#ffffff" style:diagonal-bl-tr="none" style:diagonal-tl-br="none" style:text-align-source="value-type" style:repeat-content="false" fo:wrap-option="wrap" fo:border="2.49pt solid #000000"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none" fo:background-color="#ffffff"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center"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4a85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center"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8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3"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table-cell-properties fo:border-bottom="2.49pt solid #000000"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fo:border-bottom="none"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23"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2"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5"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6"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ackground-color="#ffffff" style:diagonal-bl-tr="none" style:diagonal-tl-br="none" style:text-align-source="fix" style:repeat-content="false" fo:wrap-option="no-wrap" fo:border="2.49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table-cell-properties fo:background-color="#ffffff" style:diagonal-bl-tr="none" style:diagonal-tl-br="none" style:text-align-source="value-type" style:repeat-content="false" fo:wrap-option="wrap" fo:border="2.49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ackground-color="#ffffff" style:diagonal-bl-tr="none" style:diagonal-tl-br="none" style:text-align-source="value-type" style:repeat-content="false" fo:wrap-option="wrap" fo:border="2.49pt solid #000000"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0"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b45f06"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b45f06"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fo:color="#b45f06"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4" style:family="text">
      <style:text-properties style:text-position="0% 100%" style:font-style-complex="normal" style:font-style-asian="normal" style:font-weight-complex="bold" style:font-weight-asian="bold" style:font-size-complex="11pt" style:font-size-asian="11pt" style:font-name-complex="Arial" fo:color="#b45f06" fo:text-shadow="none" style:text-outline="false" fo:font-style="normal" style:text-line-through-type="none" style:text-underline-style="none" style:text-underline-color="font-color" fo:font-weight="bold" fo:font-size="11pt" style:font-name="Arial"/>
    </style:style>
    <style:style style:name="T5" style:family="text">
      <style:text-properties style:text-position="0% 100%" style:font-style-complex="normal" style:font-style-asian="normal" style:font-weight-complex="bold" style:font-weight-asian="bold" style:font-size-complex="11pt" style:font-size-asian="11pt" style:font-name-complex="Arial" fo:color="#b45f06" fo:text-shadow="none" style:text-outline="false" fo:font-style="normal" style:text-line-through-type="none" fo:font-weight="bold" fo:font-size="11pt" style:font-name="Arial" style:text-underline-style="solid" style:text-underline-width="auto" style:text-underline-color="font-color"/>
    </style:style>
    <style:style style:name="T6" style:family="text">
      <style:text-properties fo:color="#b45f06"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7" style:family="text">
      <style:text-properties style:text-position="0% 100%" style:font-style-complex="normal" style:font-style-asian="normal" style:font-weight-complex="normal" style:font-weight-asian="normal" style:font-size-complex="11pt" style:font-size-asian="11pt" style:font-name-complex="Arial" fo:color="#b45f06" fo:text-shadow="none" style:text-outline="false" fo:font-style="normal" style:text-line-through-type="none" style:text-underline-style="none" style:text-underline-color="font-color" fo:font-weight="normal" fo:font-size="11pt" style:font-name="Arial"/>
    </style:style>
    <style:style style:name="T8" style:family="text">
      <style:text-properties style:text-position="0% 100%" style:font-style-complex="normal" style:font-style-asian="normal" style:font-weight-complex="normal" style:font-weight-asian="normal" style:font-size-complex="11pt" style:font-size-asian="11pt" style:font-name-complex="Arial" fo:color="#b45f06" fo:text-shadow="none" style:text-outline="false" fo:font-style="normal" style:text-line-through-type="none" fo:font-weight="normal" fo:font-size="11pt" style:font-name="Arial" style:text-underline-style="solid" style:text-underline-width="auto" style:text-underline-color="font-color"/>
    </style:style>
    <style:style style:name="T9" style:family="text">
      <style:text-properties style:font-name="Arial" style:text-position="0% 100%" fo:font-size="11pt" fo:font-weight="normal" style:text-underline-style="none" style:text-underline-color="font-color" style:text-line-through-type="none" fo:font-style="normal" style:text-outline="false" fo:text-shadow="none" fo:color="#b45f06" style:font-name-complex="Arial" style:font-size-asian="11pt" style:font-size-complex="11pt" style:font-weight-asian="normal" style:font-weight-complex="normal" style:font-style-asian="normal" style:font-style-complex="normal"/>
    </style:style>
    <style:style style:name="T10" style:family="text">
      <style:text-properties style:font-name="Arial" style:text-position="0% 100%" fo:font-size="11pt" fo:font-weight="normal" style:text-line-through-type="none" fo:font-style="normal" style:text-outline="false" fo:text-shadow="none" fo:color="#b45f06"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11" style:family="text">
      <style:text-properties style:font-name="Arial" style:text-position="0% 100%" fo:font-size="11pt" fo:font-weight="normal" style:text-line-through-type="none" fo:font-style="normal" style:text-outline="false" fo:text-shadow="none" fo:color="#b45f06" style:font-name-complex="Arial" style:font-size-asian="11pt" style:font-size-complex="11pt" style:font-weight-asian="normal" style:font-weight-complex="normal" style:font-style-asian="normal" style:font-style-complex="normal" style:text-underline-style="none" style:text-underline-color="font-color"/>
    </style:style>
    <style:style style:name="T12" style:family="text">
      <style:text-properties style:font-name="Arial" style:font-style-complex="normal" style:font-style-asian="normal" style:font-weight-complex="bold" style:font-weight-asian="bold" style:font-size-complex="11pt" style:font-size-asian="11pt" style:font-name-complex="Arial" fo:color="#b45f06" style:text-position="0% 100%" style:text-outline="false" fo:font-style="normal" style:text-line-through-type="none" style:text-underline-style="none" style:text-underline-color="font-color" fo:font-weight="bold" fo:font-size="11pt" fo:text-shadow="none"/>
    </style:style>
    <style:style style:name="T13" style:family="text">
      <style:text-properties style:font-name="Arial" style:font-style-complex="normal" style:font-style-asian="normal" style:font-size-complex="11pt" style:font-size-asian="11pt" style:font-name-complex="Arial" fo:color="#b45f06"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14" style:family="text">
      <style:text-properties style:text-position="0% 100%" style:font-style-complex="normal" style:font-style-asian="normal" style:font-weight-complex="bold" style:font-weight-asian="bold" style:font-size-complex="11pt" style:font-size-asian="11pt" style:font-name-complex="Arial" fo:color="#b45f06" fo:text-shadow="none" style:text-outline="false" fo:font-style="normal" style:text-line-through-type="none" style:text-underline-style="solid" style:text-underline-width="auto" style:text-underline-color="font-color" fo:font-weight="bold" fo:font-size="11pt" style:font-name="Arial"/>
    </style:style>
    <style:style style:name="T15" style:family="text">
      <style:text-properties style:text-position="0% 100%" style:font-style-complex="normal" style:font-style-asian="normal" style:font-weight-complex="bold" style:font-weight-asian="bold" style:font-size-complex="11pt" style:font-size-asian="11pt" style:font-name-complex="Arial" fo:color="#b45f06" fo:text-shadow="none" style:text-outline="false" fo:font-style="normal" style:text-line-through-type="none" fo:font-weight="bold" fo:font-size="11pt" style:font-name="Arial" style:text-underline-style="none" style:text-underline-color="font-color"/>
    </style:style>
    <style:style style:name="T16" style:family="text">
      <style:text-properties style:text-position="0% 100%" style:font-style-complex="normal" style:font-style-asian="normal" style:font-weight-complex="normal" style:font-weight-asian="normal" style:font-size-complex="11pt" style:font-size-asian="11pt" style:font-name-complex="Arial" fo:color="#ea4335" fo:text-shadow="none" style:text-outline="false" fo:font-style="normal" style:text-line-through-type="none" style:text-underline-style="solid" style:text-underline-width="auto" style:text-underline-color="font-color" fo:font-weight="normal" fo:font-size="11pt" style:font-name="Arial"/>
    </style:style>
    <style:style style:name="T17" style:family="text">
      <style:text-properties style:text-position="0% 100%" style:font-style-complex="normal" style:font-style-asian="normal" style:font-weight-complex="normal" style:font-weight-asian="normal" style:font-size-complex="11pt" style:font-size-asian="11pt" style:font-name-complex="Arial" fo:color="#ea4335" fo:text-shadow="none" style:text-outline="false" fo:font-style="normal" style:text-line-through-type="none" fo:font-weight="normal" fo:font-size="11pt" style:font-name="Arial" style:text-underline-style="none" style:text-underline-color="font-color"/>
    </style:style>
    <style:style style:name="T18" style:family="text">
      <style:text-properties style:text-position="0% 100%" style:font-style-complex="normal" style:font-style-asian="normal" style:font-weight-complex="normal" style:font-weight-asian="normal" style:font-size-complex="11pt" style:font-size-asian="11pt" style:font-name-complex="Arial" fo:color="#ea4335" fo:text-shadow="none" style:text-outline="false" fo:font-style="normal" style:text-line-through-type="none" style:text-underline-style="none" style:text-underline-color="font-color" fo:font-weight="normal" fo:font-size="11pt" style:font-name="Arial"/>
    </style:style>
    <style:style style:name="T19" style:family="text">
      <style:text-properties style:text-position="0% 100%" style:font-style-complex="normal" style:font-style-asian="normal" style:font-weight-complex="normal" style:font-weight-asian="normal" style:font-size-complex="11pt" style:font-size-asian="11pt" style:font-name-complex="Arial" fo:color="#ea4335" fo:text-shadow="none" style:text-outline="false" fo:font-style="normal" style:text-line-through-type="none" fo:font-weight="normal" fo:font-size="11pt" style:font-name="Arial" style:text-underline-style="solid" style:text-underline-width="auto" style:text-underline-color="font-color"/>
    </style:style>
    <style:style style:name="T20" style:family="text">
      <style:text-properties style:font-name="Arial" style:font-style-complex="normal" style:font-style-asian="normal" style:font-weight-complex="normal" style:font-weight-asian="normal" style:font-size-complex="11pt" style:font-size-asian="11pt" style:font-name-complex="Arial" fo:color="#ea4335" style:text-position="0% 100%" style:text-outline="false" fo:font-style="normal" style:text-line-through-type="none" style:text-underline-style="none" style:text-underline-color="font-color" fo:font-weight="normal" fo:font-size="11pt" fo:text-shadow="none"/>
    </style:style>
    <style:style style:name="T21" style:family="text">
      <style:text-properties style:font-name="Arial" style:font-style-complex="normal" style:font-style-asian="normal" style:font-size-complex="11pt" style:font-size-asian="11pt" style:font-name-complex="Arial" fo:color="#ea4335"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22" style:family="text">
      <style:text-properties fo:color="#ea4335"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3" style:family="text">
      <style:text-properties fo:color="#ea4335"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4" style:family="text">
      <style:text-properties fo:color="#ea4335"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5" style:family="text">
      <style:text-properties style:text-position="0% 100%" style:font-style-complex="normal" style:font-style-asian="normal" style:font-weight-complex="bold" style:font-weight-asian="bold" style:font-size-complex="11pt" style:font-size-asian="11pt" style:font-name-complex="Arial" fo:color="#ea4335" fo:text-shadow="none" style:text-outline="false" fo:font-style="normal" style:text-line-through-type="none" style:text-underline-style="none" style:text-underline-color="font-color" fo:font-weight="bold" fo:font-size="11pt" style:font-name="Arial"/>
    </style:style>
    <style:style style:name="T26" style:family="text">
      <style:text-properties style:text-position="0% 100%" style:font-style-complex="normal" style:font-style-asian="normal" style:font-weight-complex="bold" style:font-weight-asian="bold" style:font-size-complex="11pt" style:font-size-asian="11pt" style:font-name-complex="Arial" fo:color="#ea4335" fo:text-shadow="none" style:text-outline="false" fo:font-style="normal" style:text-line-through-type="none" fo:font-weight="bold" fo:font-size="11pt" style:font-name="Arial" style:text-underline-style="solid" style:text-underline-width="auto" style:text-underline-color="font-color"/>
    </style:style>
    <style:style style:name="T27" style:family="text">
      <style:text-properties style:font-name="Arial" style:text-position="0% 100%" fo:font-size="11pt" fo:font-weight="bold" style:text-underline-style="none" style:text-underline-color="font-color" style:text-line-through-type="none" fo:font-style="normal" style:text-outline="false" fo:text-shadow="none" fo:color="#ea4335" style:font-name-complex="Arial" style:font-size-asian="11pt" style:font-size-complex="11pt" style:font-weight-asian="bold" style:font-weight-complex="bold" style:font-style-asian="normal" style:font-style-complex="normal"/>
    </style:style>
    <style:style style:name="T28" style:family="text">
      <style:text-properties style:font-name="Arial" style:text-position="0% 100%" fo:font-size="11pt" fo:font-weight="bold" style:text-line-through-type="none" fo:font-style="normal" style:text-outline="false" fo:text-shadow="none" fo:color="#ea4335" style:font-name-complex="Arial" style:font-size-asian="11pt" style:font-size-complex="11pt" style:font-weight-asian="bold" style:font-weight-complex="bold" style:font-style-asian="normal" style:font-style-complex="normal" style:text-underline-style="solid" style:text-underline-width="auto" style:text-underline-color="font-color"/>
    </style:style>
    <style:style style:name="T29" style:family="text">
      <style:text-properties style:font-name="Arial" style:text-position="0% 100%" fo:font-size="11pt" fo:font-weight="bold" style:text-line-through-type="none" fo:font-style="normal" style:text-outline="false" fo:text-shadow="none" fo:color="#ea4335" style:font-name-complex="Arial" style:font-size-asian="11pt" style:font-size-complex="11pt" style:font-weight-asian="bold" style:font-weight-complex="bold" style:font-style-asian="normal" style:font-style-complex="normal" style:text-underline-style="none" style:text-underline-color="font-color"/>
    </style:style>
    <style:style style:name="T30" style:family="text">
      <style:text-properties fo:color="#ea4335"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1" style:family="text">
      <style:text-properties fo:color="#ea4335" style:font-name="Courier New" fo:font-size="11pt" fo:font-weight="normal" style:text-underline-style="none" style:text-underline-color="font-color" style:text-line-through-type="none" fo:font-style="normal" style:text-outline="false" fo:text-shadow="none" style:text-position="0% 100%" style:font-name-complex="Courier New" style:font-size-asian="11pt" style:font-size-complex="11pt" style:font-weight-asian="normal" style:font-weight-complex="normal" style:font-style-asian="normal" style:font-style-complex="normal"/>
    </style:style>
    <style:style style:name="T32" style:family="text">
      <style:text-properties style:text-position="0% 100%" style:font-style-complex="normal" style:font-style-asian="normal" style:font-weight-complex="bold" style:font-weight-asian="bold" style:font-size-complex="11pt" style:font-size-asian="11pt" style:font-name-complex="Arial" fo:color="#ea4335" fo:text-shadow="none" style:text-outline="false" fo:font-style="normal" style:text-line-through-type="none" style:text-underline-style="solid" style:text-underline-width="auto" style:text-underline-color="font-color" fo:font-weight="bold" fo:font-size="11pt" style:font-name="Arial"/>
    </style:style>
    <style:style style:name="T33" style:family="text">
      <style:text-properties style:text-position="0% 100%" style:font-style-complex="normal" style:font-style-asian="normal" style:font-weight-complex="bold" style:font-weight-asian="bold" style:font-size-complex="11pt" style:font-size-asian="11pt" style:font-name-complex="Arial" fo:color="#ea4335" fo:text-shadow="none" style:text-outline="false" fo:font-style="normal" style:text-line-through-type="none" fo:font-weight="bold" fo:font-size="11pt" style:font-name="Arial" style:text-underline-style="none" style:text-underline-color="font-color"/>
    </style:style>
    <style:style style:name="T34" style:family="text">
      <style:text-properties style:font-style-complex="normal" style:font-name="Courier New" style:font-style-asian="normal" style:font-weight-complex="normal" style:font-weight-asian="normal" style:font-size-complex="11pt" style:font-size-asian="11pt" style:font-name-complex="Courier New" style:text-position="0% 100%" fo:color="#ea4335" style:text-outline="false" fo:font-style="normal" style:text-line-through-type="none" style:text-underline-style="none" style:text-underline-color="font-color" fo:font-weight="normal" fo:font-size="11pt" fo:text-shadow="none"/>
    </style:style>
    <style:style style:name="T35" style:family="text">
      <style:text-properties style:font-name="Courier New" style:font-weight-complex="normal" style:font-weight-asian="normal" style:font-size-complex="11pt" style:font-size-asian="11pt" style:font-name-complex="Courier New" style:text-position="0% 100%" fo:color="#ea4335" style:text-outline="false" style:text-line-through-type="none" style:text-underline-style="none" style:text-underline-color="font-color" fo:font-weight="normal" fo:font-size="11pt" fo:text-shadow="none" fo:font-style="italic" style:font-style-asian="italic" style:font-style-complex="italic"/>
    </style:style>
    <style:style style:name="T36" style:family="text">
      <style:text-properties style:font-style-complex="italic" style:font-name="Arial" style:font-style-asian="italic" style:font-weight-complex="normal" style:font-weight-asian="normal" style:font-size-complex="11pt" style:font-size-asian="11pt" style:font-name-complex="Arial" style:text-position="0% 100%" fo:color="#ea4335" style:text-outline="false" fo:font-style="italic" style:text-line-through-type="none" style:text-underline-style="none" style:text-underline-color="font-color" fo:font-weight="normal" fo:font-size="11pt" fo:text-shadow="none"/>
    </style:style>
    <style:style style:name="T37" style:family="text">
      <style:text-properties style:font-name="Arial" style:font-weight-complex="normal" style:font-weight-asian="normal" style:font-size-complex="11pt" style:font-size-asian="11pt" style:font-name-complex="Arial" style:text-position="0% 100%" fo:color="#ea4335" style:text-outline="false" style:text-line-through-type="none" style:text-underline-style="none" style:text-underline-color="font-color" fo:font-weight="normal" fo:font-size="11pt" fo:text-shadow="none" fo:font-style="normal" style:font-style-asian="normal" style:font-style-complex="normal"/>
    </style:style>
    <style:style style:name="T38" style:family="text">
      <style:text-properties style:font-name="Arial" style:font-style-complex="normal" style:font-style-asian="normal" style:font-weight-complex="bold" style:font-weight-asian="bold" style:font-size-complex="11pt" style:font-size-asian="11pt" style:font-name-complex="Arial" fo:color="#ea4335" style:text-position="0% 100%" style:text-outline="false" fo:font-style="normal" style:text-line-through-type="none" style:text-underline-style="none" style:text-underline-color="font-color" fo:font-weight="bold" fo:font-size="11pt" fo:text-shadow="none"/>
    </style:style>
    <style:style style:name="T39" style:family="text">
      <style:text-properties style:font-name="Arial" style:font-style-complex="normal" style:font-style-asian="normal" style:font-size-complex="11pt" style:font-size-asian="11pt" style:font-name-complex="Arial" fo:color="#ea4335"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40" style:family="text">
      <style:text-properties style:font-name="Arial" style:text-position="0% 100%" fo:font-size="11pt" fo:font-weight="normal" style:text-underline-style="none" style:text-underline-color="font-color" style:text-line-through-type="none" fo:font-style="normal" style:text-outline="false" fo:text-shadow="none" fo:color="#ea4335" style:font-name-complex="Arial" style:font-size-asian="11pt" style:font-size-complex="11pt" style:font-weight-asian="normal" style:font-weight-complex="normal" style:font-style-asian="normal" style:font-style-complex="normal"/>
    </style:style>
    <style:style style:name="T41" style:family="text">
      <style:text-properties style:font-name="Arial" style:text-position="0% 100%" fo:font-size="11pt" fo:font-weight="normal" style:text-line-through-type="none" fo:font-style="normal" style:text-outline="false" fo:text-shadow="none" fo:color="#ea4335"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42" style:family="text">
      <style:text-properties style:font-name="Arial" style:text-position="0% 100%" fo:font-size="11pt" fo:font-weight="normal" style:text-line-through-type="none" fo:font-style="normal" style:text-outline="false" fo:text-shadow="none" fo:color="#ea4335" style:font-name-complex="Arial" style:font-size-asian="11pt" style:font-size-complex="11pt" style:font-weight-asian="normal" style:font-weight-complex="normal" style:font-style-asian="normal" style:font-style-complex="normal" style:text-underline-style="none" style:text-underline-color="font-color"/>
    </style:style>
    <style:style style:name="T43" style:family="text">
      <style:text-properties fo:text-shadow="none" style:font-style-complex="normal" fo:font-size="11pt" fo:font-weight="normal" style:text-underline-style="none" style:text-underline-color="font-color" style:text-line-through-type="none" fo:font-style="normal" style:text-outline="false" fo:color="#ea4335" style:text-position="0% 100%" style:font-name-complex="Arial" style:font-size-asian="11pt" style:font-size-complex="11pt" style:font-weight-asian="normal" style:font-weight-complex="normal" style:font-style-asian="normal" style:font-name="Arial"/>
    </style:style>
    <style:style style:name="T44" style:family="text">
      <style:text-properties fo:text-shadow="none" fo:font-size="11pt" fo:font-weight="normal" style:text-underline-style="none" style:text-underline-color="font-color" style:text-line-through-type="none" style:text-outline="false" fo:color="#ea4335" style:text-position="0% 100%" style:font-name-complex="Arial" style:font-size-asian="11pt" style:font-size-complex="11pt" style:font-weight-asian="normal" style:font-weight-complex="normal" style:font-name="Arial" fo:font-style="italic" style:font-style-asian="italic" style:font-style-complex="italic"/>
    </style:style>
    <style:style style:name="T45" style:family="text">
      <style:text-properties fo:text-shadow="none" fo:font-size="11pt" fo:font-weight="normal" style:text-underline-style="none" style:text-underline-color="font-color" style:text-line-through-type="none" style:text-outline="false" fo:color="#ea4335" style:text-position="0% 100%" style:font-name-complex="Arial" style:font-size-asian="11pt" style:font-size-complex="11pt" style:font-weight-asian="normal" style:font-weight-complex="normal" style:font-name="Arial" fo:font-style="normal" style:font-style-asian="normal" style:font-style-complex="normal"/>
    </style:style>
    <style:style style:name="T46" style:family="text">
      <style:text-properties style:font-name="Arial" style:font-style-complex="normal" style:font-style-asian="normal" style:font-size-complex="11pt" style:font-size-asian="11pt" style:font-name-complex="Arial" fo:color="#ea4335" style:text-position="0% 100%" style:text-outline="false" fo:font-style="normal" style:text-line-through-type="none" fo:font-size="11pt" fo:text-shadow="none" fo:font-weight="normal" style:text-underline-style="solid" style:text-underline-width="auto" style:text-underline-color="font-color" style:font-weight-asian="normal" style:font-weight-complex="normal"/>
    </style:style>
    <style:style style:name="T47" style:family="text">
      <style:text-properties style:font-name="Arial" style:font-style-complex="normal" style:font-style-asian="normal" style:font-weight-complex="bold" style:font-weight-asian="bold" style:font-size-complex="11pt" style:font-size-asian="11pt" style:font-name-complex="Arial" fo:color="#ea4335" style:text-position="0% 100%" style:text-outline="false" fo:font-style="normal" style:text-line-through-type="none" style:text-underline-style="solid" style:text-underline-width="auto" style:text-underline-color="font-color" fo:font-weight="bold" fo:font-size="11pt" fo:text-shadow="none"/>
    </style:style>
    <style:style style:name="T48" style:family="text">
      <style:text-properties style:font-name="Arial" style:font-style-complex="normal" style:font-style-asian="normal" style:font-size-complex="11pt" style:font-size-asian="11pt" style:font-name-complex="Arial" fo:color="#ea4335" style:text-position="0% 100%" style:text-outline="false" fo:font-style="normal" style:text-line-through-type="none" fo:font-size="11pt" fo:text-shadow="none" fo:font-weight="normal" style:text-underline-style="none" style:text-underline-color="font-color" style:font-weight-asian="normal" style:font-weight-complex="normal"/>
    </style:style>
    <style:style style:name="T49" style:family="text">
      <style:text-properties fo:text-shadow="none" style:font-name="Arial" fo:font-size="11pt" fo:font-weight="normal" style:text-underline-style="none" style:text-underline-color="font-color" style:text-line-through-type="none" fo:font-style="normal" style:text-outline="false" style:text-position="0% 100%" fo:color="#ea4335" style:font-name-complex="Arial" style:font-size-asian="11pt" style:font-size-complex="11pt" style:font-weight-asian="normal" style:font-weight-complex="normal" style:font-style-asian="normal" style:font-style-complex="normal"/>
    </style:style>
    <style:style style:name="T50" style:family="text">
      <style:text-properties fo:text-shadow="none" style:font-name="Arial" fo:font-size="11pt" style:text-underline-style="none" style:text-underline-color="font-color" style:text-line-through-type="none" fo:font-style="normal" style:text-outline="false" style:text-position="0% 100%" fo:color="#ea4335" style:font-name-complex="Arial" style:font-size-asian="11pt" style:font-size-complex="11pt" style:font-style-asian="normal" style:font-style-complex="normal" fo:font-weight="bold" style:font-weight-asian="bold" style:font-weight-complex="bold"/>
    </style:style>
    <style:style style:name="T51" style:family="text">
      <style:text-properties fo:text-shadow="none" style:font-name="Arial" fo:font-size="11pt" style:text-underline-style="none" style:text-underline-color="font-color" style:text-line-through-type="none" fo:font-style="normal" style:text-outline="false" style:text-position="0% 100%" fo:color="#ea4335" style:font-name-complex="Arial"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table-cell table:style-name="ce22" office:value-type="string" calcext:value-type="string">
            <text:p>Arcade</text:p>
          </table:table-cell>
          <table:table-cell table:style-name="ce64" office:value-type="string" calcext:value-type="string">
            <text:p>Console</text:p>
          </table:table-cell>
          <table:table-cell table:style-name="ce79" office:value-type="string" calcext:value-type="string">
            <text:p>PC</text:p>
          </table:table-cell>
          <table:table-cell table:style-name="ce123" office:value-type="string" calcext:value-type="string">
            <text:p>Other devices</text:p>
          </table:table-cell>
          <table:table-cell table:style-name="ce20" table:number-columns-repeated="21"/>
          <table:table-cell table:number-columns-repeated="998"/>
        </table:table-row>
        <table:table-row table:style-name="ro1">
          <table:table-cell table:style-name="ce2"/>
          <table:table-cell table:style-name="ce23"/>
          <table:table-cell table:style-name="ce65"/>
          <table:table-cell table:style-name="ce80"/>
          <table:table-cell table:style-name="ce124"/>
          <table:table-cell table:style-name="ce132"/>
          <table:table-cell table:style-name="ce20" table:number-columns-repeated="20"/>
          <table:table-cell table:number-columns-repeated="998"/>
        </table:table-row>
        <table:table-row table:style-name="ro1">
          <table:table-cell table:style-name="ce3" office:value-type="float" office:value="1642" calcext:value-type="float">
            <text:p>1642</text:p>
          </table:table-cell>
          <table:table-cell table:style-name="ce24" office:value-type="string" calcext:value-type="string" table:number-columns-spanned="4" table:number-rows-spanned="1">
            <text:p>Blaise Pascal conceived a clockwork-type calculator. </text:p>
            <text:p> - the first true calculator: performed addition, subtraction, multiplication, and division. </text:p>
          </table:table-cell>
          <table:covered-table-cell table:number-columns-repeated="2" table:style-name="ce30"/>
          <table:covered-table-cell table:style-name="ce89"/>
          <table:table-cell table:style-name="ce37"/>
          <table:table-cell table:style-name="ce24"/>
          <table:table-cell table:style-name="ce20" table:number-columns-repeated="19"/>
          <table:table-cell table:number-columns-repeated="998"/>
        </table:table-row>
        <table:table-row table:style-name="ro1">
          <table:table-cell table:style-name="ce4"/>
          <table:table-cell table:style-name="ce25" table:number-columns-repeated="2"/>
          <table:table-cell table:style-name="ce81"/>
          <table:table-cell table:style-name="ce124"/>
          <table:table-cell table:style-name="ce132"/>
          <table:table-cell table:style-name="ce20" table:number-columns-repeated="20"/>
          <table:table-cell table:number-columns-repeated="998"/>
        </table:table-row>
        <table:table-row table:style-name="ro1">
          <table:table-cell table:style-name="ce5" office:value-type="string" calcext:value-type="string">
            <text:p>c. 1750</text:p>
          </table:table-cell>
          <table:table-cell table:style-name="ce26" office:value-type="string" calcext:value-type="string" table:number-columns-spanned="4" table:number-rows-spanned="1">
            <text:p>Punch cards were introduced, originally for the purpose of regulating textile looms. </text:p>
          </table:table-cell>
          <table:covered-table-cell table:number-columns-repeated="2" table:style-name="ce66"/>
          <table:covered-table-cell table:style-name="ce125"/>
          <table:table-cell table:style-name="ce29" table:number-columns-repeated="2"/>
          <table:table-cell table:style-name="ce20" table:number-columns-repeated="19"/>
          <table:table-cell table:number-columns-repeated="998"/>
        </table:table-row>
        <table:table-row table:style-name="ro1">
          <table:table-cell table:style-name="ce4"/>
          <table:table-cell table:style-name="ce25" table:number-columns-repeated="2"/>
          <table:table-cell table:style-name="ce81"/>
          <table:table-cell table:style-name="ce124"/>
          <table:table-cell table:style-name="ce132"/>
          <table:table-cell table:style-name="ce20" table:number-columns-repeated="20"/>
          <table:table-cell table:number-columns-repeated="998"/>
        </table:table-row>
        <table:table-row table:style-name="ro1">
          <table:table-cell table:style-name="ce6" office:value-type="float" office:value="1800" calcext:value-type="float">
            <text:p>1800</text:p>
          </table:table-cell>
          <table:table-cell table:style-name="ce27" office:value-type="string" calcext:value-type="string" table:number-columns-spanned="4" table:number-rows-spanned="1">
            <text:p>Alessandro Volta created the voltaic pile, a physical model functioning well enough to be passed as the first battery.</text:p>
          </table:table-cell>
          <table:covered-table-cell table:number-columns-repeated="2"/>
          <table:covered-table-cell table:style-name="ce90"/>
          <table:table-cell table:style-name="ce29" table:number-columns-repeated="2"/>
          <table:table-cell table:style-name="ce20" table:number-columns-repeated="19"/>
          <table:table-cell table:number-columns-repeated="998"/>
        </table:table-row>
        <table:table-row table:style-name="ro1">
          <table:table-cell table:style-name="ce3" office:value-type="float" office:value="1820" calcext:value-type="float">
            <text:p>1820</text:p>
          </table:table-cell>
          <table:table-cell table:style-name="ce24" office:value-type="string" calcext:value-type="string" table:number-columns-spanned="4" table:number-rows-spanned="1">
            <text:p>Thomas de Colmar invents the arithmometer. </text:p>
            <text:p> - the first commercially successful mechanical calculating machine. </text:p>
          </table:table-cell>
          <table:covered-table-cell table:number-columns-repeated="2" table:style-name="ce30"/>
          <table:covered-table-cell table:style-name="ce89"/>
          <table:table-cell table:style-name="ce37"/>
          <table:table-cell table:style-name="ce24"/>
          <table:table-cell table:style-name="ce149" table:number-columns-spanned="4" table:number-rows-spanned="1"/>
          <table:covered-table-cell table:number-columns-repeated="2" table:style-name="ce67"/>
          <table:covered-table-cell table:style-name="ce126"/>
          <table:table-cell table:style-name="ce20" table:number-columns-repeated="15"/>
          <table:table-cell table:number-columns-repeated="998"/>
        </table:table-row>
        <table:table-row table:style-name="ro1">
          <table:table-cell table:style-name="ce7" office:value-type="float" office:value="1837" calcext:value-type="float">
            <text:p>1837</text:p>
          </table:table-cell>
          <table:table-cell table:style-name="ce24" office:value-type="string" calcext:value-type="string" table:number-columns-spanned="4" table:number-rows-spanned="1">
            <text:p>Charles Babbage and Ada Lovelace invented the first Analytical Engine. </text:p>
            <text:p> - used the first logic gates, which were mechanical in nature. </text:p>
          </table:table-cell>
          <table:covered-table-cell table:number-columns-repeated="2" table:style-name="ce30"/>
          <table:covered-table-cell table:style-name="ce89"/>
          <table:table-cell table:style-name="ce37"/>
          <table:table-cell table:style-name="ce24"/>
          <table:table-cell table:style-name="ce20" table:number-columns-repeated="19"/>
          <table:table-cell table:number-columns-repeated="998"/>
        </table:table-row>
        <table:table-row table:style-name="ro1">
          <table:table-cell table:style-name="ce3" office:value-type="string" calcext:value-type="string">
            <text:p>1870s</text:p>
          </table:table-cell>
          <table:table-cell table:style-name="ce24" office:value-type="string" calcext:value-type="string" table:number-columns-spanned="4" table:number-rows-spanned="1">
            <text:p>Emile Baudot invented the Baudot code, the long forerunner to ASCII.</text:p>
            <text:p> - His name is the origin of baud (Bd), a unit of any kind of transfer rate like bandwidth (bits/s).</text:p>
          </table:table-cell>
          <table:covered-table-cell table:number-columns-repeated="2" table:style-name="ce30"/>
          <table:covered-table-cell table:style-name="ce89"/>
          <table:table-cell table:style-name="ce37"/>
          <table:table-cell table:style-name="ce24"/>
          <table:table-cell table:style-name="ce20" table:number-columns-repeated="19"/>
          <table:table-cell table:number-columns-repeated="998"/>
        </table:table-row>
        <table:table-row table:style-name="ro1">
          <table:table-cell table:style-name="ce6" office:value-type="float" office:value="1877" calcext:value-type="float">
            <text:p>1877</text:p>
          </table:table-cell>
          <table:table-cell table:style-name="ce27" office:value-type="string" calcext:value-type="string" table:number-columns-spanned="4" table:number-rows-spanned="1">
            <text:p>Thomas Edison performed his first successful phonograph recording experiment with the words "Mary had a little lamb. Its fleece was white as snow."</text:p>
          </table:table-cell>
          <table:covered-table-cell table:number-columns-repeated="2"/>
          <table:covered-table-cell table:style-name="ce90"/>
          <table:table-cell table:style-name="ce37"/>
          <table:table-cell table:style-name="ce24"/>
          <table:table-cell table:style-name="ce20" table:number-columns-repeated="19"/>
          <table:table-cell table:number-columns-repeated="998"/>
        </table:table-row>
        <table:table-row table:style-name="ro1">
          <table:table-cell table:style-name="ce8" office:value-type="string" calcext:value-type="string">
            <text:p>1880s</text:p>
          </table:table-cell>
          <table:table-cell table:style-name="ce28" office:value-type="string" calcext:value-type="string" table:number-columns-spanned="4" table:number-rows-spanned="1">
            <text:p><text:a xlink:href="https://www.youtube.com/watch?v=sd_qchRPZ6M" xlink:type="simple">Herman Hollerith designed and built the first tabulating machine to aid with computations for the 1890 US Census.
 - the first machine to use punch cards for computations
 - https://www.youtube.com/watch?v=sd_qchRPZ6M</text:a></text:p>
          </table:table-cell>
          <table:covered-table-cell table:number-columns-repeated="2" table:style-name="ce67"/>
          <table:covered-table-cell table:style-name="ce126"/>
          <table:table-cell table:style-name="ce37"/>
          <table:table-cell table:style-name="ce149" table:number-columns-spanned="4" table:number-rows-spanned="1"/>
          <table:covered-table-cell table:number-columns-repeated="2" table:style-name="ce67"/>
          <table:covered-table-cell table:style-name="ce126"/>
          <table:table-cell table:style-name="ce20" table:number-columns-repeated="16"/>
          <table:table-cell table:number-columns-repeated="998"/>
        </table:table-row>
        <table:table-row table:style-name="ro1">
          <table:table-cell table:style-name="ce6" office:value-type="float" office:value="1891" calcext:value-type="float">
            <text:p>1891</text:p>
          </table:table-cell>
          <table:table-cell table:style-name="ce29" table:number-columns-repeated="2"/>
          <table:table-cell table:style-name="ce82" office:value-type="string" calcext:value-type="string" table:number-columns-spanned="2" table:number-rows-spanned="1">
            <text:p>Thomas Edison patented the ship-to-shore wireless telegraph with electrostatic induction.</text:p>
          </table:table-cell>
          <table:covered-table-cell table:style-name="ce90"/>
          <table:table-cell table:style-name="ce37"/>
          <table:table-cell table:style-name="ce24"/>
          <table:table-cell table:style-name="ce20" table:number-columns-repeated="19"/>
          <table:table-cell table:number-columns-repeated="998"/>
        </table:table-row>
        <table:table-row table:style-name="ro1">
          <table:table-cell table:style-name="ce6" office:value-type="float" office:value="1895" calcext:value-type="float">
            <text:p>1895</text:p>
          </table:table-cell>
          <table:table-cell table:style-name="ce29" table:number-columns-repeated="2"/>
          <table:table-cell table:style-name="ce82" office:value-type="string" calcext:value-type="string" table:number-columns-spanned="2" table:number-rows-spanned="1">
            <text:p>Guglielmo Marconi performed the first successful experiment in wireless transmission and reception with Morse code using a spark-gap transmitter.</text:p>
          </table:table-cell>
          <table:covered-table-cell table:style-name="ce90"/>
          <table:table-cell table:style-name="ce37"/>
          <table:table-cell table:style-name="ce24"/>
          <table:table-cell table:style-name="ce20" table:number-columns-repeated="19"/>
          <table:table-cell table:number-columns-repeated="998"/>
        </table:table-row>
        <table:table-row table:style-name="ro1">
          <table:table-cell table:style-name="ce9" table:number-columns-spanned="5" table:number-rows-spanned="1"/>
          <table:covered-table-cell table:number-columns-repeated="4" table:style-name="ce30"/>
          <table:table-cell table:style-name="ce132"/>
          <table:table-cell table:style-name="ce20" table:number-columns-repeated="20"/>
          <table:table-cell table:number-columns-repeated="998"/>
        </table:table-row>
        <table:table-row table:style-name="ro1">
          <table:table-cell table:style-name="ce3" office:value-type="float" office:value="1903" calcext:value-type="float">
            <text:p>1903</text:p>
          </table:table-cell>
          <table:table-cell table:style-name="ce31" office:value-type="string" calcext:value-type="string" table:number-columns-spanned="4" table:number-rows-spanned="1">
            <text:p>An early semiconductor diode - the first silicon crystal detector - was patented.</text:p>
          </table:table-cell>
          <table:covered-table-cell table:number-columns-repeated="2" table:style-name="ce30"/>
          <table:covered-table-cell table:style-name="ce89"/>
          <table:table-cell table:style-name="ce133"/>
          <table:table-cell table:style-name="ce20" table:number-columns-repeated="20"/>
          <table:table-cell table:number-columns-repeated="998"/>
        </table:table-row>
        <table:table-row table:style-name="ro1">
          <table:table-cell table:style-name="ce5"/>
          <table:table-cell table:style-name="ce32" office:value-type="string" calcext:value-type="string" table:number-columns-spanned="4" table:number-rows-spanned="1">
            <text:p>The first PCB (printed circuit board) was engineered by Albert Hanson.</text:p>
          </table:table-cell>
          <table:covered-table-cell table:number-columns-repeated="2" table:style-name="ce66"/>
          <table:covered-table-cell table:style-name="ce125"/>
          <table:table-cell table:style-name="ce133"/>
          <table:table-cell table:style-name="ce20" table:number-columns-repeated="20"/>
          <table:table-cell table:number-columns-repeated="998"/>
        </table:table-row>
        <table:table-row table:style-name="ro1">
          <table:table-cell table:style-name="ce6" office:value-type="float" office:value="1904" calcext:value-type="float">
            <text:p>1904</text:p>
          </table:table-cell>
          <table:table-cell table:style-name="ce33" office:value-type="string" calcext:value-type="string" table:number-columns-spanned="4" table:number-rows-spanned="1">
            <text:p><text:span text:style-name="T1">The first thermionic (vacuum-tube) diode was designed by John Ambrose Fleming.</text:span></text:p>
            <text:p><text:span text:style-name="T2"> - contained a cathode and a plate</text:span></text:p>
            <text:p><text:span text:style-name="T2"> - a.k.a. the Fleming valve</text:span></text:p>
          </table:table-cell>
          <table:covered-table-cell table:number-columns-repeated="2"/>
          <table:covered-table-cell table:style-name="ce90"/>
          <table:table-cell table:style-name="ce133"/>
          <table:table-cell table:style-name="ce20" table:number-columns-repeated="20"/>
          <table:table-cell table:number-columns-repeated="998"/>
        </table:table-row>
        <table:table-row table:style-name="ro1">
          <table:table-cell table:style-name="ce3" office:value-type="float" office:value="1911" calcext:value-type="float">
            <text:p>1911</text:p>
          </table:table-cell>
          <table:table-cell table:style-name="ce31" office:value-type="string" calcext:value-type="string" table:number-columns-spanned="4" table:number-rows-spanned="1">
            <text:p>The Computing-Tabulating-Recording Company (the predecessor to IBM) was founded.</text:p>
          </table:table-cell>
          <table:covered-table-cell table:number-columns-repeated="2" table:style-name="ce30"/>
          <table:covered-table-cell table:style-name="ce89"/>
          <table:table-cell table:style-name="ce35"/>
          <table:table-cell table:style-name="ce20" table:number-columns-repeated="20"/>
          <table:table-cell table:number-columns-repeated="998"/>
        </table:table-row>
        <table:table-row table:style-name="ro1">
          <table:table-cell table:style-name="ce8" office:value-type="float" office:value="1921" calcext:value-type="float">
            <text:p>1921</text:p>
          </table:table-cell>
          <table:table-cell table:style-name="ce34" office:value-type="string" calcext:value-type="string" table:number-columns-spanned="4" table:number-rows-spanned="1">
            <text:p>RadioShack was founded.</text:p>
          </table:table-cell>
          <table:covered-table-cell table:number-columns-repeated="2" table:style-name="ce67"/>
          <table:covered-table-cell table:style-name="ce126"/>
          <table:table-cell table:style-name="ce134"/>
          <table:table-cell table:style-name="ce20" table:number-columns-repeated="20"/>
          <table:table-cell table:number-columns-repeated="998"/>
        </table:table-row>
        <table:table-row table:style-name="ro1">
          <table:table-cell table:style-name="ce5" office:value-type="float" office:value="1934" calcext:value-type="float">
            <text:p>1934</text:p>
          </table:table-cell>
          <table:table-cell table:style-name="ce32" office:value-type="string" calcext:value-type="string" table:number-columns-spanned="4" table:number-rows-spanned="1">
            <text:p>The first uninterruptible power supply (UPS) was made. </text:p>
          </table:table-cell>
          <table:covered-table-cell table:number-columns-repeated="2" table:style-name="ce66"/>
          <table:covered-table-cell table:style-name="ce125"/>
          <table:table-cell table:style-name="ce134"/>
          <table:table-cell table:style-name="ce20" table:number-columns-repeated="20"/>
          <table:table-cell table:number-columns-repeated="998"/>
        </table:table-row>
        <table:table-row table:style-name="ro1">
          <table:table-cell table:style-name="ce6" office:value-type="float" office:value="1937" calcext:value-type="float">
            <text:p>1937</text:p>
          </table:table-cell>
          <table:table-cell table:style-name="ce33" office:value-type="string" calcext:value-type="string" table:number-columns-spanned="4" table:number-rows-spanned="1">
            <text:p>The Harvard Mark I ASCC (automatic sequence-controlled calculator) was designed by Howard Aiken.</text:p>
          </table:table-cell>
          <table:covered-table-cell table:number-columns-repeated="2"/>
          <table:covered-table-cell table:style-name="ce90"/>
          <table:table-cell table:style-name="ce37"/>
          <table:table-cell table:style-name="ce29"/>
          <table:table-cell table:style-name="ce20" table:number-columns-repeated="19"/>
          <table:table-cell table:number-columns-repeated="998"/>
        </table:table-row>
        <table:table-row table:style-name="ro1">
          <table:table-cell table:style-name="ce3" office:value-type="float" office:value="1938" calcext:value-type="float">
            <text:p>1938</text:p>
          </table:table-cell>
          <table:table-cell table:style-name="ce35" office:value-type="string" calcext:value-type="string" table:number-columns-spanned="4" table:number-rows-spanned="1">
            <text:p><text:span text:style-name="T3">Samsung was founded.</text:span></text:p>
            <text:p><text:span text:style-name="T4"> - </text:span><text:span text:style-name="T5">would become one of the largest NAND flash memory chip manufacturers in the world.</text:span></text:p>
          </table:table-cell>
          <table:covered-table-cell table:number-columns-repeated="2" table:style-name="ce30"/>
          <table:covered-table-cell table:style-name="ce89"/>
          <table:table-cell table:style-name="ce37"/>
          <table:table-cell table:style-name="ce29"/>
          <table:table-cell table:style-name="ce20" table:number-columns-repeated="19"/>
          <table:table-cell table:number-columns-repeated="998"/>
        </table:table-row>
        <table:table-row table:style-name="ro1">
          <table:table-cell table:style-name="ce3" office:value-type="float" office:value="1939" calcext:value-type="float">
            <text:p>1939</text:p>
          </table:table-cell>
          <table:table-cell table:style-name="ce35" office:value-type="string" calcext:value-type="string" table:number-columns-spanned="4" table:number-rows-spanned="1">
            <text:p>Hewlett-Packard was founded in Palo Alto, CA.</text:p>
          </table:table-cell>
          <table:covered-table-cell table:number-columns-repeated="2" table:style-name="ce30"/>
          <table:covered-table-cell table:style-name="ce89"/>
          <table:table-cell table:style-name="ce37"/>
          <table:table-cell table:style-name="ce29"/>
          <table:table-cell table:style-name="ce20" table:number-columns-repeated="19"/>
          <table:table-cell table:number-columns-repeated="998"/>
        </table:table-row>
        <table:table-row table:style-name="ro1">
          <table:table-cell table:style-name="ce10" office:value-type="string" calcext:value-type="string" table:number-columns-spanned="5" table:number-rows-spanned="1">
            <text:p>1940s: Advancements in calculator and transistor technology.</text:p>
          </table:table-cell>
          <table:covered-table-cell table:number-columns-repeated="4"/>
          <table:table-cell table:style-name="ce25"/>
          <table:table-cell table:style-name="ce29"/>
          <table:table-cell table:style-name="ce20" table:number-columns-repeated="19"/>
          <table:table-cell table:number-columns-repeated="998"/>
        </table:table-row>
        <table:table-row table:style-name="ro1">
          <table:table-cell table:style-name="ce6" office:value-type="string" calcext:value-type="string">
            <text:p>c. 1941</text:p>
          </table:table-cell>
          <table:table-cell table:style-name="ce36" office:value-type="string" calcext:value-type="string" table:number-columns-spanned="4" table:number-rows-spanned="1">
            <text:p><text:span text:style-name="T6">The first finished and functional printed circuit board was created by Paul Eisler.</text:span></text:p>
            <text:p><text:span text:style-name="T7"> - </text:span><text:span text:style-name="T8">later designs would feature a solder mask - a thin layer of polymer applied to the copper plane of the board, protecting most of the circuit from unintentional soldering (solder bridges),</text:span></text:p>
            <text:p><text:span text:style-name="T9">   </text:span><text:span text:style-name="T10">oxidation, and other environmental influences, giving the PCB its iconic green look.</text:span><text:span text:style-name="T11"> </text:span></text:p>
          </table:table-cell>
          <table:covered-table-cell table:number-columns-repeated="3"/>
          <table:table-cell table:style-name="ce37"/>
          <table:table-cell table:style-name="ce29"/>
          <table:table-cell table:style-name="ce20" table:number-columns-repeated="19"/>
          <table:table-cell table:number-columns-repeated="998"/>
        </table:table-row>
        <table:table-row table:style-name="ro1">
          <table:table-cell table:style-name="ce3" office:value-type="string" calcext:value-type="string">
            <text:p>c. 1944</text:p>
          </table:table-cell>
          <table:table-cell table:style-name="ce37" table:number-columns-spanned="3" table:number-rows-spanned="1"/>
          <table:covered-table-cell table:number-columns-repeated="2" table:style-name="ce30"/>
          <table:table-cell table:style-name="ce24" office:value-type="string" calcext:value-type="string">
            <text:p>The first handheld mechanical calculator - the Curta - was invented by Curt Hertzstark. </text:p>
          </table:table-cell>
          <table:table-cell table:style-name="ce37" table:number-columns-repeated="2"/>
          <table:table-cell table:style-name="ce20" table:number-columns-repeated="19"/>
          <table:table-cell table:number-columns-repeated="998"/>
        </table:table-row>
        <table:table-row table:style-name="ro1">
          <table:table-cell table:style-name="ce6" office:value-type="float" office:value="1944" calcext:value-type="float">
            <text:p>1944</text:p>
          </table:table-cell>
          <table:table-cell table:style-name="ce33" office:value-type="string" calcext:value-type="string" table:number-columns-spanned="4" table:number-rows-spanned="1">
            <text:p>The Mark I ASCC was finished. </text:p>
            <text:p> - became the first and the world's largest electro-mechanical computer. </text:p>
          </table:table-cell>
          <table:covered-table-cell table:number-columns-repeated="2"/>
          <table:covered-table-cell table:style-name="ce90"/>
          <table:table-cell table:style-name="ce29" table:number-columns-repeated="2"/>
          <table:table-cell table:style-name="ce20" table:number-columns-repeated="19"/>
          <table:table-cell table:number-columns-repeated="998"/>
        </table:table-row>
        <table:table-row table:style-name="ro1">
          <table:table-cell table:style-name="ce6"/>
          <table:table-cell table:style-name="ce38" office:value-type="string" calcext:value-type="string" table:number-columns-spanned="4" table:number-rows-spanned="1">
            <text:p>JETEC (Joint Electron Tube Engineering Council) was formed as a coalition between the RMA (Radio Manufacturers Association) and the NEMA (National Electrical Manufacturers Association).</text:p>
          </table:table-cell>
          <table:covered-table-cell table:number-columns-repeated="2" table:style-name="ce66"/>
          <table:covered-table-cell table:style-name="ce125"/>
          <table:table-cell table:style-name="ce29" table:number-columns-repeated="2"/>
          <table:table-cell table:style-name="ce20" table:number-columns-repeated="19"/>
          <table:table-cell table:number-columns-repeated="998"/>
        </table:table-row>
        <table:table-row table:style-name="ro1">
          <table:table-cell table:style-name="ce7" office:value-type="float" office:value="1945" calcext:value-type="float">
            <text:p>1945</text:p>
          </table:table-cell>
          <table:table-cell table:style-name="ce33" office:value-type="string" calcext:value-type="string" table:number-columns-spanned="4" table:number-rows-spanned="1">
            <text:p>JFET (junction gate field-effect transistor) was patented by Heinrich Welker.</text:p>
            <text:p> - a design that was never successfully demostrated. </text:p>
          </table:table-cell>
          <table:covered-table-cell table:number-columns-repeated="2"/>
          <table:covered-table-cell table:style-name="ce90"/>
          <table:table-cell table:style-name="ce29" table:number-columns-repeated="2"/>
          <table:table-cell table:style-name="ce20" table:number-columns-repeated="19"/>
          <table:table-cell table:number-columns-repeated="998"/>
        </table:table-row>
        <table:table-row table:style-name="ro1">
          <table:table-cell table:style-name="ce11"/>
          <table:table-cell table:style-name="ce39" office:value-type="string" calcext:value-type="string" table:number-columns-spanned="4" table:number-rows-spanned="1">
            <text:p><text:span text:style-name="T6">John von Neumann proposed the von Neumann (Princeton) architecture.</text:span></text:p>
            <text:p><text:span text:style-name="T1"> - in a paper called "First Draft of a Report on the EDVAC (Electronic Discrete Variable Automatic Computer)"</text:span></text:p>
          </table:table-cell>
          <table:covered-table-cell table:number-columns-repeated="2" table:style-name="ce66"/>
          <table:covered-table-cell table:style-name="ce125"/>
          <table:table-cell table:style-name="ce29" table:number-columns-repeated="2"/>
          <table:table-cell table:style-name="ce20" table:number-columns-repeated="19"/>
          <table:table-cell table:number-columns-repeated="998"/>
        </table:table-row>
        <table:table-row table:style-name="ro1">
          <table:table-cell table:style-name="ce11" office:value-type="float" office:value="1946" calcext:value-type="float">
            <text:p>1946</text:p>
          </table:table-cell>
          <table:table-cell table:style-name="ce38" office:value-type="string" calcext:value-type="string" table:number-columns-spanned="4" table:number-rows-spanned="1">
            <text:p><text:span text:style-name="T12">ENIAC was born.</text:span><text:span text:style-name="T13"> </text:span></text:p>
            <text:p><text:span text:style-name="T2"> - "the world's first electronic, large-scale, general-purpose digital computer"</text:span></text:p>
            <text:p><text:span text:style-name="T3"> - could solve equations</text:span></text:p>
            <text:p><text:span text:style-name="T3"> - could perform calculations on large values</text:span></text:p>
            <text:p><text:span text:style-name="T2"> - a 1000 times faster than an electro-mechanical computer, like the Mark-I</text:span></text:p>
            <text:p><text:span text:style-name="T2"> - stands for "Electronic Numerical Integrator And Computer"</text:span></text:p>
          </table:table-cell>
          <table:covered-table-cell table:number-columns-repeated="2" table:style-name="ce66"/>
          <table:covered-table-cell table:style-name="ce125"/>
          <table:table-cell table:style-name="ce29" table:number-columns-repeated="2"/>
          <table:table-cell table:style-name="ce20" table:number-columns-repeated="19"/>
          <table:table-cell table:number-columns-repeated="998"/>
        </table:table-row>
        <table:table-row table:style-name="ro1">
          <table:table-cell table:style-name="ce12" office:value-type="float" office:value="1947" calcext:value-type="float">
            <text:p>1947</text:p>
          </table:table-cell>
          <table:table-cell table:style-name="ce40" office:value-type="string" calcext:value-type="string" table:number-columns-spanned="4" table:number-rows-spanned="1">
            <text:p><text:span text:style-name="T6">The first bipolar point-contact transistor was invented by John Bardeen, Walter Brattain and William Shockley at Bell Labs.</text:span></text:p>
            <text:p><text:span text:style-name="T4"> - </text:span><text:span text:style-name="T5">the first semiconductor amplifier, but could also function as a switch</text:span></text:p>
            <text:p><text:span text:style-name="T4"> - </text:span><text:span text:style-name="T5">used for storing bits</text:span></text:p>
            <text:p><text:span text:style-name="T3"> - a piece of silicon doped with phosphorus for extra electrons (N-type doping) and boron for electron holes (P-type doping)</text:span></text:p>
            <text:p><text:span text:style-name="T3"> - typically comes with three terminals: base (minimum of 0.7V over base to function), emitter/source, and collector/drain</text:span></text:p>
            <text:p><text:span text:style-name="T3"> - collector is slightly larger than the emitter to avoid overheating</text:span></text:p>
            <text:p><text:span text:style-name="T3"> - NPN and PNP doping models</text:span></text:p>
            <text:p><text:span text:style-name="T2"> - the first transistor design to be successfully demonstrated</text:span></text:p>
          </table:table-cell>
          <table:covered-table-cell table:number-columns-repeated="2" table:style-name="ce67"/>
          <table:covered-table-cell table:style-name="ce126"/>
          <table:table-cell table:style-name="ce29" table:number-columns-repeated="2"/>
          <table:table-cell table:style-name="ce20" table:number-columns-repeated="19"/>
          <table:table-cell table:number-columns-repeated="998"/>
        </table:table-row>
        <table:table-row table:style-name="ro1">
          <table:table-cell table:style-name="ce7" office:value-type="float" office:value="1948" calcext:value-type="float">
            <text:p>1948</text:p>
          </table:table-cell>
          <table:table-cell table:style-name="ce24" office:value-type="string" calcext:value-type="string" table:number-columns-spanned="4" table:number-rows-spanned="1">
            <text:p>William Shockley would improve on the transistor design with the idea of a BJT (bipolar junction) transistor.</text:p>
          </table:table-cell>
          <table:covered-table-cell table:number-columns-repeated="2" table:style-name="ce30"/>
          <table:covered-table-cell table:style-name="ce89"/>
          <table:table-cell table:style-name="ce29" table:number-columns-repeated="2"/>
          <table:table-cell table:style-name="ce20" table:number-columns-repeated="19"/>
          <table:table-cell table:number-columns-repeated="998"/>
        </table:table-row>
        <table:table-row table:style-name="ro1">
          <table:table-cell table:style-name="ce6"/>
          <table:table-cell table:style-name="ce41" office:value-type="string" calcext:value-type="string" table:number-columns-spanned="4" table:number-rows-spanned="1">
            <text:p><text:a xlink:href="https://en.wikipedia.org/wiki/Manchester_Baby" xlink:type="simple">The Manchester Baby, the first Small-Scale Experimental Machine (SSEM) and the first electronically-stored-program computer, was born.
 - https://en.wikipedia.org/wiki/Manchester_Baby</text:a></text:p>
          </table:table-cell>
          <table:covered-table-cell table:number-columns-repeated="2"/>
          <table:covered-table-cell table:style-name="ce90"/>
          <table:table-cell table:style-name="ce29" table:number-columns-repeated="2"/>
          <table:table-cell table:style-name="ce20" table:number-columns-repeated="19"/>
          <table:table-cell table:number-columns-repeated="998"/>
        </table:table-row>
        <table:table-row table:style-name="ro1">
          <table:table-cell table:style-name="ce12" office:value-type="float" office:value="1949" calcext:value-type="float">
            <text:p>1949</text:p>
          </table:table-cell>
          <table:table-cell table:style-name="ce42" office:value-type="string" calcext:value-type="string" table:number-columns-spanned="4" table:number-rows-spanned="1">
            <text:p>The first sort of assembly programming language, "Contracted Notation", was authored by Kathleen Booth.</text:p>
          </table:table-cell>
          <table:covered-table-cell table:number-columns-repeated="2" table:style-name="ce67"/>
          <table:covered-table-cell table:style-name="ce126"/>
          <table:table-cell table:style-name="ce135"/>
          <table:table-cell table:style-name="ce20" table:number-columns-repeated="20"/>
          <table:table-cell table:number-columns-repeated="998"/>
        </table:table-row>
        <table:table-row table:style-name="ro1">
          <table:table-cell table:style-name="ce10" office:value-type="string" calcext:value-type="string" table:number-columns-spanned="5" table:number-rows-spanned="1">
            <text:p>1950s: The first compilers, advancements in electrical engineering.</text:p>
          </table:table-cell>
          <table:covered-table-cell table:number-columns-repeated="4"/>
          <table:table-cell table:style-name="ce136"/>
          <table:table-cell table:style-name="ce20" table:number-columns-repeated="20"/>
          <table:table-cell table:number-columns-repeated="998"/>
        </table:table-row>
        <table:table-row table:style-name="ro1">
          <table:table-cell table:style-name="ce6" office:value-type="float" office:value="1950" calcext:value-type="float">
            <text:p>1950</text:p>
          </table:table-cell>
          <table:table-cell table:style-name="ce33" office:value-type="string" calcext:value-type="string" table:number-columns-spanned="4" table:number-rows-spanned="1">
            <text:p>The SWAC (Standards Western Automatic Computer) was designed and built in Los Angeles, CA.</text:p>
            <text:p> - memory was stored in Williams tubes</text:p>
            <text:p> - used magnetic data storage drums</text:p>
          </table:table-cell>
          <table:covered-table-cell table:number-columns-repeated="2"/>
          <table:covered-table-cell table:style-name="ce90"/>
          <table:table-cell table:style-name="ce127"/>
          <table:table-cell table:style-name="ce20" table:number-columns-repeated="20"/>
          <table:table-cell table:number-columns-repeated="998"/>
        </table:table-row>
        <table:table-row table:style-name="ro1">
          <table:table-cell table:style-name="ce8" office:value-type="float" office:value="1951" calcext:value-type="float">
            <text:p>1951</text:p>
          </table:table-cell>
          <table:table-cell table:style-name="ce43" office:value-type="string" calcext:value-type="string" table:number-columns-spanned="4" table:number-rows-spanned="1">
            <text:p><text:span text:style-name="T2">The development of the UNIVAC I was finished. </text:span></text:p>
            <text:p><text:span text:style-name="T7"> - </text:span><text:span text:style-name="T8">was the first example of a computer with a system capable of some form of concurrency</text:span></text:p>
          </table:table-cell>
          <table:covered-table-cell table:number-columns-repeated="2" table:style-name="ce67"/>
          <table:covered-table-cell table:style-name="ce126"/>
          <table:table-cell table:style-name="ce29"/>
          <table:table-cell table:style-name="ce20" table:number-columns-repeated="20"/>
          <table:table-cell table:number-columns-repeated="998"/>
        </table:table-row>
        <table:table-row table:style-name="ro1">
          <table:table-cell table:style-name="ce6" office:value-type="float" office:value="1952" calcext:value-type="float">
            <text:p>1952</text:p>
          </table:table-cell>
          <table:table-cell table:style-name="ce33" office:value-type="string" calcext:value-type="string" table:number-columns-spanned="4" table:number-rows-spanned="1">
            <text:p>Perhaps the first compiler ever written was for the A-0 programming language. </text:p>
          </table:table-cell>
          <table:covered-table-cell table:number-columns-repeated="2"/>
          <table:covered-table-cell table:style-name="ce90"/>
          <table:table-cell table:style-name="ce127"/>
          <table:table-cell table:style-name="ce20" table:number-columns-repeated="20"/>
          <table:table-cell table:number-columns-repeated="998"/>
        </table:table-row>
        <table:table-row table:style-name="ro1">
          <table:table-cell table:style-name="ce8" office:value-type="float" office:value="1956" calcext:value-type="float">
            <text:p>1956</text:p>
          </table:table-cell>
          <table:table-cell table:style-name="ce44" office:value-type="string" calcext:value-type="string" table:number-columns-spanned="4" table:number-rows-spanned="1">
            <text:p>General Motors gets the first operating system ever, the GM-NAA I/O.</text:p>
          </table:table-cell>
          <table:covered-table-cell table:number-columns-repeated="3" table:style-name="ce67"/>
          <table:table-cell table:style-name="ce127"/>
          <table:table-cell table:style-name="ce20" table:number-columns-repeated="20"/>
          <table:table-cell table:number-columns-repeated="998"/>
        </table:table-row>
        <table:table-row table:style-name="ro1">
          <table:table-cell table:style-name="ce13" office:value-type="float" office:value="1957" calcext:value-type="float">
            <text:p>1957</text:p>
          </table:table-cell>
          <table:table-cell table:style-name="ce33" office:value-type="string" calcext:value-type="string" table:number-columns-spanned="4" table:number-rows-spanned="1">
            <text:p>A team lead by John Backus developed one of the first compilers ever written - for the FORTRAN language. </text:p>
          </table:table-cell>
          <table:covered-table-cell table:number-columns-repeated="2"/>
          <table:covered-table-cell table:style-name="ce90"/>
          <table:table-cell table:style-name="ce127"/>
          <table:table-cell table:style-name="ce20" table:number-columns-repeated="20"/>
          <table:table-cell table:number-columns-repeated="998"/>
        </table:table-row>
        <table:table-row table:style-name="ro1">
          <table:table-cell table:style-name="ce7" office:value-type="float" office:value="1958" calcext:value-type="float">
            <text:p>1958</text:p>
          </table:table-cell>
          <table:table-cell table:style-name="ce35" office:value-type="string" calcext:value-type="string" table:number-columns-spanned="4" table:number-rows-spanned="1">
            <text:p><text:span text:style-name="T6">Jack Kilby developed the first integrated circuit (IC, a.k.a. microchip).</text:span></text:p>
            <text:p><text:span text:style-name="T2"> - manufactured using the planar process and the surface passivation process. </text:span></text:p>
          </table:table-cell>
          <table:covered-table-cell table:number-columns-repeated="2" table:style-name="ce30"/>
          <table:covered-table-cell table:style-name="ce89"/>
          <table:table-cell table:style-name="ce29"/>
          <table:table-cell table:style-name="ce20" table:number-columns-repeated="20"/>
          <table:table-cell table:number-columns-repeated="998"/>
        </table:table-row>
        <table:table-row table:style-name="ro1">
          <table:table-cell table:style-name="ce6"/>
          <table:table-cell table:style-name="ce45" office:value-type="string" calcext:value-type="string" table:number-columns-spanned="4" table:number-rows-spanned="1">
            <text:p>DARPA was founded.</text:p>
          </table:table-cell>
          <table:covered-table-cell table:number-columns-repeated="2"/>
          <table:covered-table-cell table:style-name="ce90"/>
          <table:table-cell table:style-name="ce29"/>
          <table:table-cell table:style-name="ce20" table:number-columns-repeated="20"/>
          <table:table-cell table:number-columns-repeated="998"/>
        </table:table-row>
        <table:table-row table:style-name="ro1">
          <table:table-cell table:style-name="ce5"/>
          <table:table-cell table:style-name="ce38" office:value-type="string" calcext:value-type="string" table:number-columns-spanned="4" table:number-rows-spanned="1">
            <text:p><text:span text:style-name="T1">JETEC was reformed as the Joint Electron Device Engineering Council (JEDEC) Solid State Technology Association.</text:span></text:p>
            <text:p><text:span text:style-name="T7"> - </text:span><text:span text:style-name="T8">the idea for the move was to include work on solid-state devices</text:span></text:p>
          </table:table-cell>
          <table:covered-table-cell table:number-columns-repeated="2" table:style-name="ce66"/>
          <table:covered-table-cell table:style-name="ce125"/>
          <table:table-cell table:style-name="ce29"/>
          <table:table-cell table:style-name="ce20" table:number-columns-repeated="20"/>
          <table:table-cell table:number-columns-repeated="998"/>
        </table:table-row>
        <table:table-row table:style-name="ro1">
          <table:table-cell table:style-name="ce6" office:value-type="float" office:value="1959" calcext:value-type="float">
            <text:p>1959</text:p>
          </table:table-cell>
          <table:table-cell table:style-name="ce33" office:value-type="string" calcext:value-type="string" table:number-columns-spanned="4" table:number-rows-spanned="1">
            <text:p><text:span text:style-name="T3">The first MOSFET (metal-oxide semiconductor field-effect transistor) was developed by Mohamed Atalla and Dawon Kahng at Bell Labs.</text:span></text:p>
            <text:p><text:span text:style-name="T2"> - the designs were specifically for PMOS logic and NMOS logic. </text:span></text:p>
          </table:table-cell>
          <table:covered-table-cell table:number-columns-repeated="2"/>
          <table:covered-table-cell table:style-name="ce90"/>
          <table:table-cell table:style-name="ce29"/>
          <table:table-cell table:style-name="ce20" table:number-columns-repeated="20"/>
          <table:table-cell table:number-columns-repeated="998"/>
        </table:table-row>
        <table:table-row table:style-name="ro1">
          <table:table-cell table:style-name="ce6"/>
          <table:table-cell table:style-name="ce33" office:value-type="string" calcext:value-type="string" table:number-columns-spanned="4" table:number-rows-spanned="1">
            <text:p><text:span text:style-name="T6">Robert Noyce invented the first silicon chip.</text:span></text:p>
            <text:p><text:span text:style-name="T2"> - also called a monolithic (on a single piece of crystal, or fibre glass) integrated circuit chip</text:span></text:p>
            <text:p><text:span text:style-name="T2"> - developed at Fairchild Semiconductor</text:span></text:p>
          </table:table-cell>
          <table:covered-table-cell table:number-columns-repeated="2"/>
          <table:covered-table-cell table:style-name="ce90"/>
          <table:table-cell table:style-name="ce29"/>
          <table:table-cell table:style-name="ce20" table:number-columns-repeated="20"/>
          <table:table-cell table:number-columns-repeated="998"/>
        </table:table-row>
        <table:table-row table:style-name="ro1">
          <table:table-cell table:style-name="ce10" office:value-type="string" calcext:value-type="string" table:number-columns-spanned="5" table:number-rows-spanned="1">
            <text:p>1960s: Mainframe computers, storing bits, first operating systems, Unix, early networking, early bus systems.</text:p>
          </table:table-cell>
          <table:covered-table-cell table:number-columns-repeated="4"/>
          <table:table-cell table:style-name="ce132"/>
          <table:table-cell table:style-name="ce20" table:number-columns-repeated="20"/>
          <table:table-cell table:number-columns-repeated="998"/>
        </table:table-row>
        <table:table-row table:style-name="ro1">
          <table:table-cell table:style-name="ce6" office:value-type="string" calcext:value-type="string">
            <text:p>1960s</text:p>
          </table:table-cell>
          <table:table-cell table:style-name="ce46" office:value-type="string" calcext:value-type="string" table:number-columns-spanned="4" table:number-rows-spanned="1">
            <text:p>CROS and TROS capacitor-based systems were some of the first to store bits of data. </text:p>
          </table:table-cell>
          <table:covered-table-cell table:number-columns-repeated="2"/>
          <table:covered-table-cell table:style-name="ce90"/>
          <table:table-cell table:style-name="ce29" table:number-columns-repeated="2"/>
          <table:table-cell table:style-name="ce20" table:number-columns-repeated="19"/>
          <table:table-cell table:number-columns-repeated="998"/>
        </table:table-row>
        <table:table-row table:style-name="ro1">
          <table:table-cell table:style-name="ce6" office:value-type="float" office:value="1961" calcext:value-type="float">
            <text:p>1961</text:p>
          </table:table-cell>
          <table:table-cell table:style-name="ce47" table:number-columns-repeated="2"/>
          <table:table-cell table:style-name="ce29" office:value-type="string" calcext:value-type="string">
            <text:p><text:span text:style-name="T6">The Burroughs B5000 computer was released.</text:span></text:p>
            <text:p><text:span text:style-name="T2"> - one of the first commerical computers to feature virtual memory </text:span></text:p>
            <text:p><text:span text:style-name="T2"> - had a system compatible with multiprocessors</text:span></text:p>
            <text:p><text:span text:style-name="T2"> - had locking hardware support for enforcing atomicity in multi-threading</text:span></text:p>
          </table:table-cell>
          <table:table-cell table:style-name="ce127"/>
          <table:table-cell table:style-name="ce29" table:number-columns-repeated="2"/>
          <table:table-cell table:style-name="ce20" table:number-columns-repeated="19"/>
          <table:table-cell table:number-columns-repeated="998"/>
        </table:table-row>
        <table:table-row table:style-name="ro1">
          <table:table-cell table:style-name="ce6"/>
          <table:table-cell table:style-name="ce47" table:number-columns-repeated="2"/>
          <table:table-cell table:style-name="ce29" office:value-type="string" calcext:value-type="string">
            <text:p>The foundations for ECMA (European Computer Manufacturers Association) were laid down.</text:p>
            <text:p> - ECMA committees are responsible for standardization of languages, character sets, and other </text:p>
            <text:p>   constructs.</text:p>
          </table:table-cell>
          <table:table-cell table:style-name="ce127"/>
          <table:table-cell table:style-name="ce29" table:number-columns-repeated="2"/>
          <table:table-cell table:style-name="ce20" table:number-columns-repeated="19"/>
          <table:table-cell table:number-columns-repeated="998"/>
        </table:table-row>
        <table:table-row table:style-name="ro1">
          <table:table-cell table:style-name="ce3" office:value-type="float" office:value="1962" calcext:value-type="float">
            <text:p>1962</text:p>
          </table:table-cell>
          <table:table-cell table:style-name="ce24" office:value-type="string" calcext:value-type="string" table:number-columns-spanned="4" table:number-rows-spanned="1">
            <text:p>Spacewar! was created and developed. </text:p>
          </table:table-cell>
          <table:covered-table-cell table:number-columns-repeated="2" table:style-name="ce30"/>
          <table:covered-table-cell table:style-name="ce89"/>
          <table:table-cell table:style-name="ce29" table:number-columns-repeated="2"/>
          <table:table-cell table:style-name="ce20" table:number-columns-repeated="19"/>
          <table:table-cell table:number-columns-repeated="998"/>
        </table:table-row>
        <table:table-row table:style-name="ro1">
          <table:table-cell table:style-name="ce5"/>
          <table:table-cell table:style-name="ce48" table:number-columns-repeated="2"/>
          <table:table-cell table:style-name="ce83" office:value-type="string" calcext:value-type="string">
            <text:p><text:span text:style-name="T14">The Burroughs D825 computer came out.</text:span><text:span text:style-name="T15"> </text:span></text:p>
            <text:p><text:span text:style-name="T4"> - </text:span><text:span text:style-name="T5">the first to feature a multiprocessor</text:span></text:p>
          </table:table-cell>
          <table:table-cell table:style-name="ce38"/>
          <table:table-cell table:style-name="ce29" table:number-columns-repeated="2"/>
          <table:table-cell table:style-name="ce20" table:number-columns-repeated="19"/>
          <table:table-cell table:number-columns-repeated="998"/>
        </table:table-row>
        <table:table-row table:style-name="ro1">
          <table:table-cell table:style-name="ce13" office:value-type="float" office:value="1963" calcext:value-type="float">
            <text:p>1963</text:p>
          </table:table-cell>
          <table:table-cell table:style-name="ce46" office:value-type="string" calcext:value-type="string" table:number-columns-spanned="4" table:number-rows-spanned="1">
            <text:p>A design for CMOS (complimentary metal-oxide semiconductor) logic, conceived by Chih-Tang Sah, was published in a research paper.</text:p>
          </table:table-cell>
          <table:covered-table-cell table:number-columns-repeated="2"/>
          <table:covered-table-cell table:style-name="ce90"/>
          <table:table-cell table:style-name="ce29" table:number-columns-repeated="2"/>
          <table:table-cell table:style-name="ce20" table:number-columns-repeated="19"/>
          <table:table-cell table:number-columns-repeated="998"/>
        </table:table-row>
        <table:table-row table:style-name="ro1">
          <table:table-cell table:style-name="ce5"/>
          <table:table-cell table:style-name="ce49" table:number-columns-repeated="2"/>
          <table:table-cell table:style-name="ce48" office:value-type="string" calcext:value-type="string">
            <text:p><text:span text:style-name="T1">The MAC project was formed by MIT.</text:span></text:p>
            <text:p><text:span text:style-name="T7"> - </text:span><text:span text:style-name="T8">the goal was to create a timesharing system that would allow users at different locations </text:span></text:p>
            <text:p><text:span text:style-name="T7">   </text:span><text:span text:style-name="T8">to access the hardware and software resources of the same computer.</text:span></text:p>
            <text:p><text:span text:style-name="T2"> - stands for "MAthematics and Computation project"</text:span></text:p>
            <text:p><text:span text:style-name="T2"> - funded by the ARPA and the US National Science Foundation</text:span></text:p>
          </table:table-cell>
          <table:table-cell table:style-name="ce32"/>
          <table:table-cell table:style-name="ce29" table:number-columns-repeated="2"/>
          <table:table-cell table:style-name="ce20" table:number-columns-repeated="19"/>
          <table:table-cell table:number-columns-repeated="998"/>
        </table:table-row>
        <table:table-row table:style-name="ro1">
          <table:table-cell table:style-name="ce6" office:value-type="float" office:value="1964" calcext:value-type="float">
            <text:p>1964</text:p>
          </table:table-cell>
          <table:table-cell table:style-name="ce45" office:value-type="string" calcext:value-type="string" table:number-columns-spanned="4" table:number-rows-spanned="1">
            <text:p>MSI (medium-scale integration) was first demonstrated by Frank Wanlass with 120 transistors on a single chip serving as a 16-bit shift register.</text:p>
          </table:table-cell>
          <table:covered-table-cell table:number-columns-repeated="2"/>
          <table:covered-table-cell table:style-name="ce90"/>
          <table:table-cell table:style-name="ce29" table:number-columns-repeated="2"/>
          <table:table-cell table:style-name="ce20" table:number-columns-repeated="19"/>
          <table:table-cell table:number-columns-repeated="998"/>
        </table:table-row>
        <table:table-row table:style-name="ro1">
          <table:table-cell table:style-name="ce6" table:number-columns-repeated="3"/>
          <table:table-cell table:style-name="ce84" office:value-type="string" calcext:value-type="string">
            <text:p><text:span text:style-name="T16">The IBM 7094 was marketed.</text:span><text:span text:style-name="T17"> </text:span></text:p>
            <text:p><text:span text:style-name="T18"> - </text:span><text:span text:style-name="T19">would feature CTSS (compatible time-sharing system) - the first time-sharing system</text:span></text:p>
            <text:p><text:span text:style-name="T20"> - </text:span><text:span text:style-name="T21">time-sharing: every user would get a slice of time to send a request that would later be </text:span></text:p>
            <text:p><text:span text:style-name="T22">   fulfilled, and the allotting of time would go round in circles between users, giving each </text:span></text:p>
            <text:p><text:span text:style-name="T22">   user an illusion of having the computer all to themselves</text:span></text:p>
            <text:p><text:span text:style-name="T23"> - two banks of 32k words (where 1 word = 36 bits)</text:span></text:p>
            <text:p><text:span text:style-name="T23"> - along with MULTICS, it became a conceptual precursor to Unix</text:span></text:p>
          </table:table-cell>
          <table:table-cell table:style-name="ce128"/>
          <table:table-cell table:style-name="ce29" table:number-columns-repeated="2"/>
          <table:table-cell table:style-name="ce20" table:number-columns-repeated="19"/>
          <table:table-cell table:number-columns-repeated="998"/>
        </table:table-row>
        <table:table-row table:style-name="ro1">
          <table:table-cell table:style-name="ce6" table:number-columns-repeated="3"/>
          <table:table-cell table:style-name="ce85" office:value-type="string" calcext:value-type="string">
            <text:p><text:span text:style-name="T24">IBM System / 360 (Model 67) line of computers was launched.</text:span></text:p>
            <text:p><text:span text:style-name="T25"> - </text:span><text:span text:style-name="T26">the first (mainframe) computers to employ hardware-based virtualization</text:span></text:p>
            <text:p><text:span text:style-name="T27"> - </text:span><text:span text:style-name="T28">introduced compatibility: it is the first series of computers to have the same</text:span><text:span text:style-name="T29"> </text:span></text:p>
            <text:p><text:span text:style-name="T25">   </text:span><text:span text:style-name="T26">architecture instead of having every model featuring its own unique architecture</text:span></text:p>
          </table:table-cell>
          <table:table-cell table:style-name="ce128"/>
          <table:table-cell table:style-name="ce29" table:number-columns-repeated="2"/>
          <table:table-cell table:style-name="ce20" table:number-columns-repeated="19"/>
          <table:table-cell table:number-columns-repeated="998"/>
        </table:table-row>
        <table:table-row table:style-name="ro1">
          <table:table-cell table:style-name="ce6" table:number-columns-repeated="3"/>
          <table:table-cell table:style-name="ce84" office:value-type="string" calcext:value-type="string">
            <text:p>CDC 6600 became the first fully functioning computer system to feature a load-store architecture.</text:p>
            <text:p> - also became the first fully functioning supercomputer (mainframe). </text:p>
          </table:table-cell>
          <table:table-cell table:style-name="ce128"/>
          <table:table-cell table:style-name="ce29" table:number-columns-repeated="2"/>
          <table:table-cell table:style-name="ce20" table:number-columns-repeated="19"/>
          <table:table-cell table:number-columns-repeated="998"/>
        </table:table-row>
        <table:table-row table:style-name="ro1">
          <table:table-cell table:style-name="ce6"/>
          <table:table-cell table:style-name="ce47" table:number-columns-repeated="2"/>
          <table:table-cell table:style-name="ce84" office:value-type="string" calcext:value-type="string">
            <text:p>A memory cell model was proposed by Arnold Farber and Eugene Schling for storing a bit.</text:p>
            <text:p> - used a transistor</text:p>
            <text:p> - used a latch</text:p>
            <text:p> - a form of DRAM</text:p>
          </table:table-cell>
          <table:table-cell table:style-name="ce129"/>
          <table:table-cell table:style-name="ce29" table:number-columns-repeated="2"/>
          <table:table-cell table:style-name="ce20" table:number-columns-repeated="19"/>
          <table:table-cell table:number-columns-repeated="998"/>
        </table:table-row>
        <table:table-row table:style-name="ro1">
          <table:table-cell table:style-name="ce6"/>
          <table:table-cell table:style-name="ce47" table:number-columns-repeated="2"/>
          <table:table-cell table:style-name="ce84" office:value-type="string" calcext:value-type="string">
            <text:p><text:span text:style-name="T30">The BASIC programming language was developed by John Kemeny and Thomas Kurtz.</text:span></text:p>
            <text:p><text:span text:style-name="T23"> - designed to be easy to learn and use</text:span></text:p>
            <text:p><text:span text:style-name="T23"> - stands for "Beginner’s All-Purpose Symbolic Instruction Code"</text:span></text:p>
            <text:p><text:span text:style-name="T23"> - general-purpose</text:span></text:p>
            <text:p><text:span text:style-name="T23"> - high-level</text:span></text:p>
            <text:p><text:span text:style-name="T23"> - started life as being non-structured</text:span></text:p>
            <text:p><text:span text:style-name="T31">&gt; 10 FOR X=1 TO 3</text:span></text:p>
            <text:p><text:span text:style-name="T31">&gt; 20 PRINT "HELLO WORLD"</text:span></text:p>
            <text:p><text:span text:style-name="T31">&gt; 30 NEXT X</text:span></text:p>
            <text:p><text:span text:style-name="T31">&gt; RUN</text:span></text:p>
            <text:p><text:span text:style-name="T31">____________________________________________________________________</text:span></text:p>
            <text:p><text:span text:style-name="T31">&gt; 10 PRINT CHR$(205.5+RND(1));:GOTO 10</text:span></text:p>
            <text:p><text:span text:style-name="T31">&gt; RUN</text:span></text:p>
            <text:p><text:span text:style-name="T31">____________________________________________________________________</text:span></text:p>
            <text:p><text:span text:style-name="T31">&gt; LOAD "D2:MUNCHKIN.BAS"</text:span></text:p>
            <text:p><text:span text:style-name="T31">&gt; LIST</text:span></text:p>
            <text:p><text:span text:style-name="T31">&gt; RUN</text:span></text:p>
            <text:p><text:span text:style-name="T31">____________________________________________________________________</text:span></text:p>
            <text:p><text:span text:style-name="T31">&gt; 10 INPUT "What is your name: "; U$</text:span></text:p>
            <text:p><text:span text:style-name="T31">&gt; 20 PRINT "Hello "; U$</text:span></text:p>
          </table:table-cell>
          <table:table-cell table:style-name="ce129"/>
          <table:table-cell table:style-name="ce29" table:number-columns-repeated="2"/>
          <table:table-cell table:style-name="ce20" table:number-columns-repeated="19"/>
          <table:table-cell table:number-columns-repeated="998"/>
        </table:table-row>
        <table:table-row table:style-name="ro1">
          <table:table-cell table:style-name="ce6"/>
          <table:table-cell table:style-name="ce47" table:number-columns-repeated="2"/>
          <table:table-cell table:style-name="ce85" office:value-type="string" calcext:value-type="string">
            <text:p>IBM announced the release of the IBM System/360 computer.</text:p>
          </table:table-cell>
          <table:table-cell table:style-name="ce129"/>
          <table:table-cell table:style-name="ce29" table:number-columns-repeated="2"/>
          <table:table-cell table:style-name="ce20" table:number-columns-repeated="19"/>
          <table:table-cell table:number-columns-repeated="998"/>
        </table:table-row>
        <table:table-row table:style-name="ro1">
          <table:table-cell table:style-name="ce3" office:value-type="float" office:value="1965" calcext:value-type="float">
            <text:p>1965</text:p>
          </table:table-cell>
          <table:table-cell table:style-name="ce24" office:value-type="string" calcext:value-type="string" table:number-columns-spanned="4" table:number-rows-spanned="1">
            <text:p><text:span text:style-name="T1">A company named Sylvania manufactured some of the first ROM chips.</text:span></text:p>
            <text:p><text:span text:style-name="T7"> - </text:span><text:span text:style-name="T8">256-bit</text:span></text:p>
            <text:p><text:span text:style-name="T7"> - </text:span><text:span text:style-name="T8">bipolar</text:span></text:p>
            <text:p><text:span text:style-name="T7"> - </text:span><text:span text:style-name="T8">TTL (time-to-live)</text:span></text:p>
          </table:table-cell>
          <table:covered-table-cell table:number-columns-repeated="2" table:style-name="ce30"/>
          <table:covered-table-cell table:style-name="ce89"/>
          <table:table-cell table:style-name="ce29" table:number-columns-repeated="2"/>
          <table:table-cell table:style-name="ce20" table:number-columns-repeated="19"/>
          <table:table-cell table:number-columns-repeated="998"/>
        </table:table-row>
        <table:table-row table:style-name="ro1">
          <table:table-cell table:style-name="ce5"/>
          <table:table-cell table:style-name="ce38" office:value-type="string" calcext:value-type="string" table:number-columns-spanned="4" table:number-rows-spanned="1">
            <text:p>An electronic Toshiba calculator was built with a 16-bit DRAM silicon chip. </text:p>
            <text:p> - 80 transistors, 64 resistors, and four diodes</text:p>
            <text:p> - 180 bits</text:p>
          </table:table-cell>
          <table:covered-table-cell table:number-columns-repeated="2" table:style-name="ce66"/>
          <table:covered-table-cell table:style-name="ce125"/>
          <table:table-cell table:style-name="ce29" table:number-columns-repeated="2"/>
          <table:table-cell table:style-name="ce20" table:number-columns-repeated="19"/>
          <table:table-cell table:number-columns-repeated="998"/>
        </table:table-row>
        <table:table-row table:style-name="ro1">
          <table:table-cell table:style-name="ce6" office:value-type="float" office:value="1966" calcext:value-type="float">
            <text:p>1966</text:p>
          </table:table-cell>
          <table:table-cell table:style-name="ce45" office:value-type="string" calcext:value-type="string" table:number-columns-spanned="4" table:number-rows-spanned="1">
            <text:p><text:span text:style-name="T6">Robert Dennard invents a memory cell with a single transistor and a single capacitor.</text:span></text:p>
            <text:p><text:span text:style-name="T4"> - </text:span><text:span text:style-name="T5">capable of storing a bit of data</text:span></text:p>
          </table:table-cell>
          <table:covered-table-cell table:number-columns-repeated="2"/>
          <table:covered-table-cell table:style-name="ce90"/>
          <table:table-cell table:style-name="ce29" table:number-columns-repeated="2"/>
          <table:table-cell table:style-name="ce20" table:number-columns-repeated="19"/>
          <table:table-cell table:number-columns-repeated="998"/>
        </table:table-row>
        <table:table-row table:style-name="ro1">
          <table:table-cell table:style-name="ce3" office:value-type="float" office:value="1967" calcext:value-type="float">
            <text:p>1967</text:p>
          </table:table-cell>
          <table:table-cell table:style-name="ce37" table:number-columns-spanned="3" table:number-rows-spanned="1"/>
          <table:covered-table-cell table:number-columns-repeated="2" table:style-name="ce30"/>
          <table:table-cell table:style-name="ce24" office:value-type="string" calcext:value-type="string">
            <text:p>The first prototype of a digital handheld calculator was designed by Jack Kilby and his team over at Texas Instruments. </text:p>
          </table:table-cell>
          <table:table-cell table:style-name="ce48"/>
          <table:table-cell table:style-name="ce38"/>
          <table:table-cell table:style-name="ce20" table:number-columns-repeated="19"/>
          <table:table-cell table:number-columns-repeated="998"/>
        </table:table-row>
        <table:table-row table:style-name="ro1">
          <table:table-cell table:style-name="ce6"/>
          <table:table-cell table:style-name="ce33" office:value-type="string" calcext:value-type="string" table:number-columns-spanned="4" table:number-rows-spanned="1">
            <text:p>The O26 text editor was written for the CDC 6000 models. </text:p>
          </table:table-cell>
          <table:covered-table-cell table:number-columns-repeated="2"/>
          <table:covered-table-cell table:style-name="ce90"/>
          <table:table-cell table:style-name="ce29" table:number-columns-repeated="2"/>
          <table:table-cell table:style-name="ce20" table:number-columns-repeated="19"/>
          <table:table-cell table:number-columns-repeated="998"/>
        </table:table-row>
        <table:table-row table:style-name="ro1">
          <table:table-cell table:style-name="ce5"/>
          <table:table-cell table:style-name="ce38" office:value-type="string" calcext:value-type="string" table:number-columns-spanned="4" table:number-rows-spanned="1">
            <text:p><text:span text:style-name="T1">First ASICs, highly specialized chips, were engineered using bipolar gate array technology.</text:span></text:p>
            <text:p><text:span text:style-name="T7"> - </text:span><text:span text:style-name="T8">ASIC stands for application-specific integrated circuit, a very specialized IC</text:span></text:p>
            <text:p><text:span text:style-name="T7"> - </text:span><text:span text:style-name="T8">they are hardwired, which means that changing the design would lead to starting over and making another ASIC</text:span></text:p>
          </table:table-cell>
          <table:covered-table-cell table:number-columns-repeated="2" table:style-name="ce66"/>
          <table:covered-table-cell table:style-name="ce125"/>
          <table:table-cell table:style-name="ce29" table:number-columns-repeated="2"/>
          <table:table-cell table:style-name="ce20" table:number-columns-repeated="19"/>
          <table:table-cell table:number-columns-repeated="998"/>
        </table:table-row>
        <table:table-row table:style-name="ro1">
          <table:table-cell table:style-name="ce6" office:value-type="float" office:value="1968" calcext:value-type="float">
            <text:p>1968</text:p>
          </table:table-cell>
          <table:table-cell table:style-name="ce50" office:value-type="string" calcext:value-type="string" table:number-columns-spanned="3" table:number-rows-spanned="1">
            <text:p>Robert Dennard gets a patent for his invention of the first memory cell.</text:p>
          </table:table-cell>
          <table:covered-table-cell table:number-columns-repeated="2"/>
          <table:table-cell table:style-name="ce127"/>
          <table:table-cell table:style-name="ce29" table:number-columns-repeated="2"/>
          <table:table-cell table:style-name="ce20" table:number-columns-repeated="19"/>
          <table:table-cell table:number-columns-repeated="998"/>
        </table:table-row>
        <table:table-row table:style-name="ro1">
          <table:table-cell table:style-name="ce5"/>
          <table:table-cell table:style-name="ce48" table:number-columns-repeated="2"/>
          <table:table-cell table:style-name="ce86" office:value-type="string" calcext:value-type="string">
            <text:p><text:span text:style-name="T24">Intel was formed.</text:span></text:p>
            <text:p><text:span text:style-name="T23"> - Robert Noyce and Gordon Moore founded the company in Mountain View, CA. </text:span></text:p>
          </table:table-cell>
          <table:table-cell table:style-name="ce48" table:number-columns-repeated="3"/>
          <table:table-cell table:style-name="ce150" table:number-columns-repeated="18"/>
          <table:table-cell table:style-name="ce151"/>
          <table:table-cell table:number-columns-repeated="998"/>
        </table:table-row>
        <table:table-row table:style-name="ro1">
          <table:table-cell table:style-name="ce6" office:value-type="float" office:value="1969" calcext:value-type="float">
            <text:p>1969</text:p>
          </table:table-cell>
          <table:table-cell table:style-name="ce51" office:value-type="string" calcext:value-type="string" table:number-columns-spanned="4" table:number-rows-spanned="1">
            <text:p>The first human beings to step on the Moon. </text:p>
          </table:table-cell>
          <table:covered-table-cell table:number-columns-repeated="2"/>
          <table:covered-table-cell table:style-name="ce90"/>
          <table:table-cell table:style-name="ce20" table:number-columns-repeated="21"/>
          <table:table-cell table:number-columns-repeated="998"/>
        </table:table-row>
        <table:table-row table:style-name="ro1">
          <table:table-cell/>
          <table:table-cell table:style-name="ce52"/>
          <table:table-cell table:style-name="ce68"/>
          <table:table-cell table:style-name="ce87" office:value-type="string" calcext:value-type="string">
            <text:p><text:span text:style-name="T24">AMD (Advanced Micro Devices, Inc.) was founded in Sunnyvale, CA.</text:span></text:p>
            <text:p><text:span text:style-name="T16"> - would go on to manufacture video cards that do not need drivers for Linux gaming.</text:span></text:p>
          </table:table-cell>
          <table:table-cell table:style-name="ce130"/>
          <table:table-cell table:style-name="ce15"/>
          <table:table-cell table:style-name="ce20" table:number-columns-repeated="20"/>
          <table:table-cell table:number-columns-repeated="998"/>
        </table:table-row>
        <table:table-row table:style-name="ro1">
          <table:table-cell/>
          <table:table-cell table:style-name="ce52"/>
          <table:table-cell table:style-name="ce68"/>
          <table:table-cell table:style-name="ce84" office:value-type="string" calcext:value-type="string">
            <text:p><text:span text:style-name="T22">The MULTICS project was started.</text:span></text:p>
            <text:p><text:span text:style-name="T23"> - formed by the MAC project, Bell Labs, and GE (General Electric)</text:span></text:p>
            <text:p><text:span text:style-name="T23"> - stands for "the Multiplexed Information and Computing Service"</text:span></text:p>
            <text:p><text:span text:style-name="T23"> - in addition to timesharing, the service would feature file sharing, file management, and system </text:span></text:p>
            <text:p><text:span text:style-name="T23">   security</text:span></text:p>
            <text:p><text:span text:style-name="T23"> - used the multiplexing technique for transferring information as a complex signal over </text:span></text:p>
            <text:p><text:span text:style-name="T23">   a communication link</text:span></text:p>
            <text:p><text:span text:style-name="T23"> - GE designed and built the machine</text:span></text:p>
            <text:p><text:span text:style-name="T23"> - Bell Labs designed and implemented the OS (including remote access by multiple users)</text:span></text:p>
            <text:p><text:span text:style-name="T23"> - the system operated on a GE-645 computer</text:span></text:p>
            <text:p><text:span text:style-name="T23"> - the performance was far too lacking</text:span></text:p>
            <text:p><text:span text:style-name="T23"> - Bell Labs quit the project; K. Thompson and D. Ritchie began work on an alternative system</text:span></text:p>
          </table:table-cell>
          <table:table-cell table:style-name="ce130"/>
          <table:table-cell table:style-name="ce15"/>
          <table:table-cell table:style-name="ce20" table:number-columns-repeated="20"/>
          <table:table-cell table:number-columns-repeated="998"/>
        </table:table-row>
        <table:table-row table:style-name="ro1">
          <table:table-cell/>
          <table:table-cell table:style-name="ce52"/>
          <table:table-cell table:style-name="ce68"/>
          <table:table-cell table:style-name="ce84" office:value-type="string" calcext:value-type="string">
            <text:p><text:span text:style-name="T22">The first version of Unix was created on a DEC PDP-7 (The Oslo PDP-7) mini-computer by Ken Thompson and Dennis Ritchie.</text:span></text:p>
            <text:p><text:span text:style-name="T23"> - at least 512K of memory</text:span></text:p>
            <text:p><text:span text:style-name="T23"> - made originally for single-user purposes </text:span></text:p>
            <text:p><text:span text:style-name="T23"> - originally named UNICS</text:span></text:p>
          </table:table-cell>
          <table:table-cell table:style-name="ce130" table:number-columns-repeated="2"/>
          <table:table-cell table:style-name="ce20" table:number-columns-repeated="20"/>
          <table:table-cell table:number-columns-repeated="998"/>
        </table:table-row>
        <table:table-row table:style-name="ro1">
          <table:table-cell table:style-name="ce6"/>
          <table:table-cell table:style-name="ce52"/>
          <table:table-cell table:style-name="ce68"/>
          <table:table-cell table:style-name="ce85" office:value-type="string" calcext:value-type="string">
            <text:p><text:span text:style-name="T32">Telnet (Teletype Network) was developed.</text:span><text:span text:style-name="T33"> </text:span></text:p>
            <text:p><text:span text:style-name="T22"> + (1) a protocol - rules for two-way communication, written in text/code; </text:span></text:p>
            <text:p><text:span text:style-name="T22"> + (2) the software that follows those rules. Installed on both the client device </text:span></text:p>
            <text:p><text:span text:style-name="T22">    and the server device. The software is a command-line utility for editing files </text:span></text:p>
            <text:p><text:span text:style-name="T22">    and running programs. </text:span></text:p>
            <text:p><text:span text:style-name="T22"> - still in use (as of 2023) for network system administration and basic text </text:span></text:p>
            <text:p><text:span text:style-name="T22">   communication. </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84" office:value-type="string" calcext:value-type="string">
            <text:p><text:span text:style-name="T30">ARPANET (Advanced Research Projects Agency Network), a packet-switched computer network, was introduced along with a dedicated router.</text:span></text:p>
            <text:p><text:span text:style-name="T20"> - </text:span><text:span text:style-name="T21">regarded as the first fully functioning P2P (peer-to-peer) network</text:span></text:p>
            <text:p><text:span text:style-name="T20"> - </text:span><text:span text:style-name="T21">P2P networking allows every client be a server to others, eschewing the arrangement of </text:span></text:p>
            <text:p><text:span text:style-name="T22">   a centralized client-server system. This type of networking would become very popular </text:span></text:p>
            <text:p><text:span text:style-name="T22">   with engineers of file-sharing systems.</text:span></text:p>
            <text:p><text:span text:style-name="T23"> - was employed strictly for academic purposes.</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88" office:value-type="string" calcext:value-type="string">
            <text:p>CompuServe was formed.</text:p>
          </table:table-cell>
          <table:table-cell table:style-name="ce130"/>
          <table:table-cell table:style-name="ce20" table:number-columns-repeated="21"/>
          <table:table-cell table:number-columns-repeated="998"/>
        </table:table-row>
        <table:table-row table:style-name="ro1">
          <table:table-cell table:style-name="ce14" office:value-type="string" calcext:value-type="string" table:number-columns-spanned="5" table:number-rows-spanned="1">
            <text:p>1970s: TCP/IP, C, early tech giants.</text:p>
          </table:table-cell>
          <table:covered-table-cell table:number-columns-repeated="3"/>
          <table:covered-table-cell table:style-name="ce90"/>
          <table:table-cell table:style-name="ce20" table:number-columns-repeated="21"/>
          <table:table-cell table:number-columns-repeated="998"/>
        </table:table-row>
        <table:table-row table:style-name="ro1">
          <table:table-cell table:style-name="ce3" office:value-type="float" office:value="1970" calcext:value-type="float">
            <text:p>1970</text:p>
          </table:table-cell>
          <table:table-cell table:style-name="ce24" office:value-type="string" calcext:value-type="string" table:number-columns-spanned="3" table:number-rows-spanned="1">
            <text:p><text:span text:style-name="T1">The Intel 1103 became the first commercially available DRAM IC.</text:span></text:p>
            <text:p><text:span text:style-name="T2"> - a DRAM cell holds a bit in the form of a positive or negative charge in a capacitor tied to access transistors</text:span></text:p>
            <text:p><text:span text:style-name="T2"> - the design displaced magnetic-core memory off the market</text:span></text:p>
            <text:p><text:span text:style-name="T2"> - small, low-cost</text:span></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6"/>
          <table:table-cell table:style-name="ce33" office:value-type="string" calcext:value-type="string" table:number-columns-spanned="3" table:number-rows-spanned="1">
            <text:p>The first commercially successful handheld digital calculators were made in Japan. </text:p>
          </table:table-cell>
          <table:covered-table-cell/>
          <table:covered-table-cell table:style-name="ce90"/>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The first computer mouse was patented.</text:span></text:p>
            <text:p><text:span text:style-name="T23"> - design by Douglas Engelbart and Bill English</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The IBM System 370 was finally marketed.</text:span></text:p>
            <text:p><text:span text:style-name="T23"> - initially did not include virtual storage, which would later make it into redesign in 1972 </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UNICS capability was expanded to multi-user functionality.</text:span></text:p>
            <text:p><text:span text:style-name="T23"> - was finally renamed to Unix</text:span></text:p>
            <text:p><text:span text:style-name="T23"> - the system was implemented in the B programming language developed by Ken Thompson.</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The Forth programming language was developed.</text:span></text:p>
            <text:p><text:span text:style-name="T23"> - used in some architectures for writing BIOS/UEFI firmware. </text:span></text:p>
            <text:p><text:span text:style-name="T34">&gt; : rc4_init </text:span><text:span text:style-name="T35">(comment here)</text:span></text:p>
            <text:p><text:span text:style-name="T31">&gt;     256 min TO KeyLen    TO KeyAddr</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The Pascal programming language was developed.</text:span></text:p>
            <text:p><text:span text:style-name="T23"> - imperative, procedural language</text:span></text:p>
            <text:p><text:span text:style-name="T23"> - static, strong, safe typing</text:span></text:p>
            <text:p><text:span text:style-name="T23"> - lexical scope</text:span></text:p>
            <text:p><text:span text:style-name="T31">&gt; var F,L:real;</text:span></text:p>
            <text:p><text:span text:style-name="T31">&gt; write('n=');readln(n);</text:span></text:p>
            <text:p><text:span text:style-name="T31">&gt; FOR i:=1 TO n DO</text:span></text:p>
            <text:p><text:span text:style-name="T31">&gt; begin</text:span></text:p>
            <text:p><text:span text:style-name="T31">&gt; end;</text:span></text:p>
          </table:table-cell>
          <table:table-cell table:style-name="ce130"/>
          <table:table-cell table:style-name="ce20" table:number-columns-repeated="21"/>
          <table:table-cell table:number-columns-repeated="998"/>
        </table:table-row>
        <table:table-row table:style-name="ro1">
          <table:table-cell table:style-name="ce3" office:value-type="float" office:value="1971" calcext:value-type="float">
            <text:p>1971</text:p>
          </table:table-cell>
          <table:table-cell table:style-name="ce53" office:value-type="string" calcext:value-type="string" table:number-columns-spanned="3" table:number-rows-spanned="1">
            <text:p><text:a xlink:href="http://www.wagnercg.com/Portals/0/FunStuff/AHistoryofMicroprocessorTransistorCount.pdf" xlink:type="simple">The 10 µm semiconductor fabrication process was commercialized. 
 - http://www.wagnercg.com/Portals/0/FunStuff/AHistoryofMicroprocessorTransistorCount.pdf</text:a></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22">Intel 4004 was created - the first ever microprocessor (CPU on a single chip). </text:span></text:p>
            <text:p><text:span text:style-name="T23"> - general-purpose.</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Dennis Ritchie improved on Ken Thompson's B language, giving birth to "New B".</text:p>
          </table:table-cell>
          <table:table-cell table:style-name="ce130"/>
          <table:table-cell table:style-name="ce20" table:number-columns-repeated="21"/>
          <table:table-cell table:number-columns-repeated="998"/>
        </table:table-row>
        <table:table-row table:style-name="ro1">
          <table:table-cell table:style-name="ce5"/>
          <table:table-cell table:style-name="ce54"/>
          <table:table-cell table:style-name="ce69"/>
          <table:table-cell table:style-name="ce92" office:value-type="string" calcext:value-type="string">
            <text:p>The first line of 8-in. floppy disks came out. </text:p>
            <text:p> - could store up to 160KB of data</text:p>
            <text:p> - read-only</text:p>
          </table:table-cell>
          <table:table-cell table:style-name="ce130"/>
          <table:table-cell table:style-name="ce20" table:number-columns-repeated="21"/>
          <table:table-cell table:number-columns-repeated="998"/>
        </table:table-row>
        <table:table-row table:style-name="ro1">
          <table:table-cell table:style-name="ce6" office:value-type="float" office:value="1972" calcext:value-type="float">
            <text:p>1972</text:p>
          </table:table-cell>
          <table:table-cell table:style-name="ce52"/>
          <table:table-cell table:style-name="ce68" office:value-type="string" calcext:value-type="string">
            <text:p>First generation of video game consoles was born. </text:p>
          </table:table-cell>
          <table:table-cell table:style-name="ce91" office:value-type="string" calcext:value-type="string">
            <text:p>First version of C was developed by D. Ritchie, but not released. </text:p>
            <text:p> - modeled after the B/"New B" languages</text:p>
            <text:p> - Ken Thompson rewrote the entire Unix OS codebase in C</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16">The Intel 8008 microprocessor came out.</text:span><text:span text:style-name="T17"> </text:span></text:p>
            <text:p><text:span text:style-name="T18"> - </text:span><text:span text:style-name="T19">8-bit</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A new IBM mainframe model - the VM/370 - is announced.</text:span></text:p>
            <text:p><text:span text:style-name="T18"> - </text:span><text:span text:style-name="T19">the first IBM 370 model to feature virtual storage</text:span></text:p>
          </table:table-cell>
          <table:table-cell table:style-name="ce130"/>
          <table:table-cell table:style-name="ce20" table:number-columns-repeated="21"/>
          <table:table-cell table:number-columns-repeated="998"/>
        </table:table-row>
        <table:table-row table:style-name="ro1">
          <table:table-cell table:style-name="ce3" office:value-type="float" office:value="1973" calcext:value-type="float">
            <text:p>1973</text:p>
          </table:table-cell>
          <table:table-cell table:style-name="ce55"/>
          <table:table-cell table:style-name="ce70"/>
          <table:table-cell table:style-name="ce93" office:value-type="string" calcext:value-type="string">
            <text:p>A Smalltalk IDE and one of the first GUIs was first integrated into the system design for Xerox Alto computers.</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Ethernet was designed by Bob Metcalfe.</text:span></text:p>
            <text:p><text:span text:style-name="T23"> - David Boggs created the first Ethernet card.</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Community Memory (CM) was created.</text:span></text:p>
            <text:p><text:span text:style-name="T18"> - </text:span><text:span text:style-name="T19">the first public BBS (bulletin board system)</text:span></text:p>
            <text:p><text:span text:style-name="T23"> - featured the SDS 940 timesharing system</text:span></text:p>
            <text:p><text:span text:style-name="T23"> - a 110 baud connection to a remote teleprinter</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6">ed</text:span><text:span text:style-name="T37"> became the original text editor for Unix.</text:span></text:p>
          </table:table-cell>
          <table:table-cell table:style-name="ce130"/>
          <table:table-cell table:style-name="ce20" table:number-columns-repeated="21"/>
          <table:table-cell table:number-columns-repeated="998"/>
        </table:table-row>
        <table:table-row table:style-name="ro1">
          <table:table-cell table:style-name="ce5"/>
          <table:table-cell table:style-name="ce54"/>
          <table:table-cell table:style-name="ce69"/>
          <table:table-cell table:style-name="ce92" office:value-type="string" calcext:value-type="string">
            <text:p><text:span text:style-name="T23">Unix Version 4 was developed, with the firmware written in C.</text:span></text:p>
            <text:p><text:span text:style-name="T23"> - nearly hardware-independent</text:span></text:p>
            <text:p><text:span text:style-name="T23"> - portable</text:span></text:p>
            <text:p><text:span text:style-name="T18"> - </text:span><text:span text:style-name="T19">was not deemed as profitable</text:span></text:p>
          </table:table-cell>
          <table:table-cell table:style-name="ce130"/>
          <table:table-cell table:style-name="ce20" table:number-columns-repeated="21"/>
          <table:table-cell table:number-columns-repeated="998"/>
        </table:table-row>
        <table:table-row table:style-name="ro1">
          <table:table-cell table:style-name="ce6" office:value-type="float" office:value="1974" calcext:value-type="float">
            <text:p>1974</text:p>
          </table:table-cell>
          <table:table-cell table:style-name="ce45" office:value-type="string" calcext:value-type="string" table:number-columns-spanned="3" table:number-rows-spanned="1">
            <text:p>x86 CISC assembly was first designed for the 8-bit Intel 8080 processor. </text:p>
          </table:table-cell>
          <table:covered-table-cell/>
          <table:covered-table-cell table:style-name="ce90"/>
          <table:table-cell table:style-name="ce131"/>
          <table:table-cell table:style-name="ce20" table:number-columns-repeated="21"/>
          <table:table-cell table:number-columns-repeated="998"/>
        </table:table-row>
        <table:table-row table:style-name="ro1">
          <table:table-cell table:style-name="ce6"/>
          <table:table-cell table:style-name="ce33" office:value-type="string" calcext:value-type="string" table:number-columns-spanned="3" table:number-rows-spanned="1">
            <text:p>The 6 µm semiconductor fabrication process was commercialized. </text:p>
          </table:table-cell>
          <table:covered-table-cell/>
          <table:covered-table-cell table:style-name="ce90"/>
          <table:table-cell table:style-name="ce131"/>
          <table:table-cell table:style-name="ce20" table:number-columns-repeated="21"/>
          <table:table-cell table:number-columns-repeated="998"/>
        </table:table-row>
        <table:table-row table:style-name="ro1">
          <table:table-cell table:style-name="ce6"/>
          <table:table-cell table:style-name="ce29" table:number-columns-repeated="2"/>
          <table:table-cell table:style-name="ce94" office:value-type="string" calcext:value-type="string">
            <text:p>The CP/M operating system was completed.</text:p>
          </table:table-cell>
          <table:table-cell table:style-name="ce131"/>
          <table:table-cell table:style-name="ce20" table:number-columns-repeated="21"/>
          <table:table-cell table:number-columns-repeated="998"/>
        </table:table-row>
        <table:table-row table:style-name="ro1">
          <table:table-cell table:style-name="ce6"/>
          <table:table-cell table:style-name="ce29" table:number-columns-repeated="2"/>
          <table:table-cell table:style-name="ce91" office:value-type="string" calcext:value-type="string">
            <text:p><text:span text:style-name="T22">The make utility was implemented by Stuart Feldman for the first version of Unix.</text:span></text:p>
            <text:p><text:span text:style-name="T18"> - </text:span><text:span text:style-name="T19">compiling and linking are abstracted (simplified) using make's syntax</text:span></text:p>
            <text:p><text:span text:style-name="T18"> - </text:span><text:span text:style-name="T19">unchanged files are not recompiled</text:span></text:p>
          </table:table-cell>
          <table:table-cell table:style-name="ce131"/>
          <table:table-cell table:style-name="ce20" table:number-columns-repeated="21"/>
          <table:table-cell table:number-columns-repeated="998"/>
        </table:table-row>
        <table:table-row table:style-name="ro1">
          <table:table-cell table:style-name="ce5"/>
          <table:table-cell table:style-name="ce48" table:number-columns-repeated="2"/>
          <table:table-cell table:style-name="ce95" office:value-type="string" calcext:value-type="string">
            <text:p>The first iteration of SQL was released.</text:p>
          </table:table-cell>
          <table:table-cell table:style-name="ce131"/>
          <table:table-cell table:style-name="ce20" table:number-columns-repeated="21"/>
          <table:table-cell table:number-columns-repeated="998"/>
        </table:table-row>
        <table:table-row table:style-name="ro1">
          <table:table-cell table:style-name="ce6" office:value-type="float" office:value="1975" calcext:value-type="float">
            <text:p>1975</text:p>
          </table:table-cell>
          <table:table-cell table:style-name="ce52"/>
          <table:table-cell table:style-name="ce68"/>
          <table:table-cell table:style-name="ce96" office:value-type="string" calcext:value-type="string">
            <text:p>Microsoft was born. </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6" office:value-type="string" calcext:value-type="string">
            <text:p>BIOS became an idea.</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IBM's John Cocke began designing the IBM 801, the first ever RISC ISA.</text:span></text:p>
            <text:p><text:span text:style-name="T23"> - the idea was to develop a 24-bit processor as an idea for a digital phone switch.</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he IBM SCAMP computer was introduced.</text:p>
            <text:p> - Not quite as portable as the Osborne I.</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8">The MOS Technology 6502 processor was introduced.</text:span><text:span text:style-name="T39"> </text:span></text:p>
            <text:p><text:span text:style-name="T23"> - CISC- and RISC-like</text:span></text:p>
            <text:p><text:span text:style-name="T23"> - 8-bit processor</text:span></text:p>
            <text:p><text:span text:style-name="T23"> - 16-bit address bus</text:span></text:p>
            <text:p><text:span text:style-name="T23"> - little-endian</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K. Thompson sends the C source code for the Unix OS to various universities and research centers worldwide.</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16">BitBlit is conceived and employed by Diana Merry, Dan Ingalls, and other engineers at Xerox PARC.</text:span><text:span text:style-name="T17"> </text:span></text:p>
            <text:p><text:span text:style-name="T23"> - a type of ROP (rasterization operation)</text:span></text:p>
            <text:p><text:span text:style-name="T18"> - </text:span><text:span text:style-name="T19">used for image compositing, masking, and alpha blending</text:span></text:p>
          </table:table-cell>
          <table:table-cell table:style-name="ce130"/>
          <table:table-cell table:style-name="ce20" table:number-columns-repeated="21"/>
          <table:table-cell table:number-columns-repeated="998"/>
        </table:table-row>
        <table:table-row table:style-name="ro1">
          <table:table-cell table:style-name="ce5"/>
          <table:table-cell table:style-name="ce54"/>
          <table:table-cell table:style-name="ce69"/>
          <table:table-cell table:style-name="ce92" office:value-type="string" calcext:value-type="string">
            <text:p>First showcase of VCR and VHS technology. </text:p>
          </table:table-cell>
          <table:table-cell table:style-name="ce130"/>
          <table:table-cell table:style-name="ce20" table:number-columns-repeated="21"/>
          <table:table-cell table:number-columns-repeated="998"/>
        </table:table-row>
        <table:table-row table:style-name="ro1">
          <table:table-cell table:style-name="ce6" office:value-type="float" office:value="1976" calcext:value-type="float">
            <text:p>1976</text:p>
          </table:table-cell>
          <table:table-cell table:style-name="ce52"/>
          <table:table-cell table:style-name="ce68" office:value-type="string" calcext:value-type="string">
            <text:p>The 2nd generation was born. </text:p>
          </table:table-cell>
          <table:table-cell table:style-name="ce96" office:value-type="string" calcext:value-type="string">
            <text:p>Apple was founded. </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6" office:value-type="string" calcext:value-type="string">
            <text:p>The first TCP/IP router was developed with the leadership of Ginny Strazisar.</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16">Z80 (8-bit CISC) assembly was released for the Zilog Z80 processor.</text:span><text:span text:style-name="T17"> </text:span></text:p>
            <text:p><text:span text:style-name="T23"> - 8-bit data, 16-bit addresses. </text:span></text:p>
            <text:p><text:span text:style-name="T23"> - Developed during the previous year. </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he Integer BASIC interpreter was written by Steve Wozniak for </text:p>
            <text:p>Apple I and next year for Apple II. </text:p>
            <text:p> - Housed in ROM. </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he vi text editor was created by Bill Joy. </text:p>
          </table:table-cell>
          <table:table-cell table:style-name="ce130"/>
          <table:table-cell table:style-name="ce20" table:number-columns-repeated="21"/>
          <table:table-cell table:number-columns-repeated="998"/>
        </table:table-row>
        <table:table-row table:style-name="ro1">
          <table:table-cell table:style-name="ce5"/>
          <table:table-cell table:style-name="ce52"/>
          <table:table-cell table:style-name="ce68"/>
          <table:table-cell table:style-name="ce94" office:value-type="string" calcext:value-type="string">
            <text:p>The first Emacs text editor was developed by Richard Stallman. </text:p>
          </table:table-cell>
          <table:table-cell table:style-name="ce130"/>
          <table:table-cell table:style-name="ce20" table:number-columns-repeated="21"/>
          <table:table-cell table:number-columns-repeated="998"/>
        </table:table-row>
        <table:table-row table:style-name="ro1">
          <table:table-cell table:style-name="ce6" office:value-type="float" office:value="1977" calcext:value-type="float">
            <text:p>1977</text:p>
          </table:table-cell>
          <table:table-cell table:style-name="ce24" office:value-type="string" calcext:value-type="string" table:number-columns-spanned="3" table:number-rows-spanned="1">
            <text:p>The 3 µ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6" office:value-type="string" calcext:value-type="string">
            <text:p>Oracle was founded by Larry Ellison, Bob Miner, and Ed Oates as Software Development Laboratories (SDL).</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71" office:value-type="string" calcext:value-type="string">
            <text:p>Atari 2600 came out. </text:p>
          </table:table-cell>
          <table:table-cell table:style-name="ce96" office:value-type="string" calcext:value-type="string">
            <text:p><text:span text:style-name="T32">Apple II saw the light of day.</text:span><text:span text:style-name="T33"> </text:span></text:p>
            <text:p><text:span text:style-name="T22"> - 8-bit architecture </text:span></text:p>
            <text:p><text:span text:style-name="T22"> - 4K - 48KB of RAM </text:span></text:p>
            <text:p><text:span text:style-name="T22"> - 4-color graphics (CMBW) </text:span></text:p>
            <text:p><text:span text:style-name="T22"> - 280x192 pixels</text:span></text:p>
            <text:p><text:span text:style-name="T22"> - 12KB of auxilliary memory </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he DEC VAX-11 minicomputer was released.</text:p>
            <text:p> - featured the VAX/VMS operating system</text:p>
            <text:p> - 512-byte virtual address space (virtual address length = 32 bits: 2-bit segment field, </text:p>
            <text:p>   21-bit VPN, 9-bit offset)</text:p>
            <text:p> - virtual address space is broken up in two halves: process space and system-wide space space</text:p>
            <text:p> - process space: P0 half held the program, P1 half held stacks and data</text:p>
            <text:p> - system-wide space: "The OS code and data are protected here, and are shared between </text:p>
            <text:p>   processes."</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6" office:value-type="string" calcext:value-type="string">
            <text:p>A group of companies including Microsoft developed the FAT (File Allocation Table) filesystem.</text:p>
            <text:p> - Originally intended for floppy disks, its design would be extrapolated towards </text:p>
            <text:p>   devices such as hard drives.</text:p>
            <text:p> - Came in the following iterations: 8-bit FAT, FAT12, FAT16, FAT16B, FAT32, ExFAT, </text:p>
            <text:p>   FATX, FAT+. </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6" office:value-type="string" calcext:value-type="string">
            <text:p>UC Berkeley started the BSD (Berkley Software Distribution) project.</text:p>
            <text:p> - under the leadership of Bill Joy</text:p>
            <text:p> - became a part of the Unix Wars</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7" office:value-type="string" calcext:value-type="string">
            <text:p><text:span text:style-name="T30">Bantval Jayant Baliga proposed the design of the first IGBT (insulated-gate bipolar transistor).</text:span></text:p>
            <text:p><text:span text:style-name="T18"> - </text:span><text:span text:style-name="T19">this device would later prove to be able to handle high-voltage currents unlike a MOSFET.</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7" office:value-type="string" calcext:value-type="string">
            <text:p>The TRS-80 microcomputer system came out. </text:p>
          </table:table-cell>
          <table:table-cell table:style-name="ce130"/>
          <table:table-cell table:style-name="ce20" table:number-columns-repeated="21"/>
          <table:table-cell table:number-columns-repeated="998"/>
        </table:table-row>
        <table:table-row table:style-name="ro1">
          <table:table-cell table:style-name="ce5"/>
          <table:table-cell table:style-name="ce54"/>
          <table:table-cell table:style-name="ce69"/>
          <table:table-cell table:style-name="ce98" office:value-type="string" calcext:value-type="string">
            <text:p>The Mitchell Waite Group was founded. </text:p>
          </table:table-cell>
          <table:table-cell table:style-name="ce130"/>
          <table:table-cell table:style-name="ce20" table:number-columns-repeated="21"/>
          <table:table-cell table:number-columns-repeated="998"/>
        </table:table-row>
        <table:table-row table:style-name="ro1">
          <table:table-cell table:style-name="ce6" office:value-type="float" office:value="1978" calcext:value-type="float">
            <text:p>1978</text:p>
          </table:table-cell>
          <table:table-cell table:style-name="ce52"/>
          <table:table-cell table:style-name="ce68"/>
          <table:table-cell table:style-name="ce96" office:value-type="string" calcext:value-type="string">
            <text:p><text:span text:style-name="T32">Intel 8086 (x86) microprocessor was released.</text:span><text:span text:style-name="T33"> </text:span></text:p>
            <text:p><text:span text:style-name="T22"> - the first to feature 16-bit architecture </text:span></text:p>
            <text:p><text:span text:style-name="T22"> - operated in real mode: </text:span></text:p>
            <text:p><text:span text:style-name="T22">   - segmented memory</text:span></text:p>
            <text:p><text:span text:style-name="T22">   - 16-bit segments </text:span></text:p>
            <text:p><text:span text:style-name="T22">   - 16-bit offsets</text:span></text:p>
            <text:p><text:span text:style-name="T22">   - each segment is 64 KB</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30">ARMASM graduated to working with 16-bit processors.</text:span></text:p>
            <text:p><text:span text:style-name="T40"> - </text:span><text:span text:style-name="T41">A CISC counterpart, the x86 assembly, joined the game, going</text:span><text:span text:style-name="T42"> </text:span></text:p>
            <text:p><text:span text:style-name="T40">   </text:span><text:span text:style-name="T41">up against ARM.</text:span><text:span text:style-name="T42"> </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6" office:value-type="string" calcext:value-type="string">
            <text:p>Apple DOS was finally launched. </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6" office:value-type="string" calcext:value-type="string">
            <text:p>The first edition of C finally came out, developed by D. Ritchie. </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Acorn Computers Ltd. was founded.</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Work began on Apple Lisa. </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6" office:value-type="string" calcext:value-type="string">
            <text:p><text:span text:style-name="T24">The SSD (solid state drive) was invented.</text:span></text:p>
            <text:p><text:span text:style-name="T23"> - first it was rooted in RAM</text:span></text:p>
            <text:p><text:span text:style-name="T23"> - engineered at StorageTeK</text:span></text:p>
          </table:table-cell>
          <table:table-cell table:style-name="ce130"/>
          <table:table-cell table:style-name="ce20" table:number-columns-repeated="21"/>
          <table:table-cell table:number-columns-repeated="998"/>
        </table:table-row>
        <table:table-row table:style-name="ro1">
          <table:table-cell table:style-name="ce5"/>
          <table:table-cell table:style-name="ce54"/>
          <table:table-cell table:style-name="ce69"/>
          <table:table-cell table:style-name="ce92" office:value-type="string" calcext:value-type="string">
            <text:p><text:span text:style-name="T22">Work began on the OSI model for networking.</text:span></text:p>
            <text:p><text:span text:style-name="T23"> - consists of the Basic Reference Model and a set of protocols. </text:span></text:p>
            <text:p><text:span text:style-name="T23"> - the Basic Reference model: seven layers to make networking happen </text:span></text:p>
            <text:p><text:span text:style-name="T23">   (physical, data link, network, transport, session, presentation, and application).</text:span></text:p>
          </table:table-cell>
          <table:table-cell table:style-name="ce130"/>
          <table:table-cell table:style-name="ce20" table:number-columns-repeated="21"/>
          <table:table-cell table:number-columns-repeated="998"/>
        </table:table-row>
        <table:table-row table:style-name="ro1">
          <table:table-cell table:style-name="ce6" office:value-type="string" calcext:value-type="string">
            <text:p>c. 1979</text:p>
          </table:table-cell>
          <table:table-cell table:style-name="ce52"/>
          <table:table-cell table:style-name="ce68"/>
          <table:table-cell table:style-name="ce91" office:value-type="string" calcext:value-type="string">
            <text:p><text:span text:style-name="T22">VLSI was incorporated into IC manufacturing.</text:span></text:p>
            <text:p><text:span text:style-name="T22"> - a process of placing millions of MOS transistors (not to be confused with MOSFETs) </text:span></text:p>
            <text:p><text:span text:style-name="T22">   onto a single chip</text:span></text:p>
            <text:p><text:span text:style-name="T23"> - VLSI stands for "very large-scale integration"</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he W Window System was developed for Unix.</text:p>
            <text:p> - overlapping windows</text:p>
            <text:p> - mouse support</text:p>
            <text:p> - GUI toolkit</text:p>
            <text:p> - developed at the Stanford University</text:p>
          </table:table-cell>
          <table:table-cell table:style-name="ce130"/>
          <table:table-cell table:style-name="ce20" table:number-columns-repeated="21"/>
          <table:table-cell table:number-columns-repeated="998"/>
        </table:table-row>
        <table:table-row table:style-name="ro1">
          <table:table-cell table:style-name="ce6" office:value-type="float" office:value="1979" calcext:value-type="float">
            <text:p>1979</text:p>
          </table:table-cell>
          <table:table-cell table:style-name="ce52"/>
          <table:table-cell table:style-name="ce68"/>
          <table:table-cell table:style-name="ce91" office:value-type="string" calcext:value-type="string">
            <text:p><text:span text:style-name="T16">The Intel 8088 came out.</text:span><text:span text:style-name="T17"> </text:span></text:p>
            <text:p><text:span text:style-name="T23"> - an 8-bit CPU </text:span></text:p>
            <text:p><text:span text:style-name="T23"> - The first IBM PC used this microprocessor. </text:span></text:p>
            <text:p><text:span text:style-name="T23"> - 4.77 MHz</text:span></text:p>
          </table:table-cell>
          <table:table-cell table:style-name="ce130"/>
          <table:table-cell table:style-name="ce20" office:value-type="string" calcext:value-type="string">
            <text:p><text:s/></text:p>
          </table:table-cell>
          <table:table-cell table:style-name="ce20" table:number-columns-repeated="20"/>
          <table:table-cell table:number-columns-repeated="998"/>
        </table:table-row>
        <table:table-row table:style-name="ro1">
          <table:table-cell table:style-name="ce6"/>
          <table:table-cell table:style-name="ce52"/>
          <table:table-cell table:style-name="ce68"/>
          <table:table-cell table:style-name="ce91" office:value-type="string" calcext:value-type="string">
            <text:p>Phoenix Technologies was founded.</text:p>
            <text:p> - develops core system software for computers</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22">The Bourne shell was released.</text:span></text:p>
            <text:p><text:span text:style-name="T23"> - was built on concepts from the Thompson shell and the Mashey shell.</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4" office:value-type="string" calcext:value-type="string">
            <text:p>Development of the SCSI interface standards began. </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Intel 8087 math co-processor was first mass-produced. </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MS9918 video display processor was first engineered by Texas Instruments.</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ext:span text:style-name="T16">Usenet protocol was first implemented for Unix telecommunications.</text:span><text:span text:style-name="T17"> </text:span></text:p>
            <text:p><text:span text:style-name="T23"> - used dial-up network architecture. </text:span></text:p>
            <text:p><text:span text:style-name="T23"> - tied to Telnet. </text:span></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4" office:value-type="string" calcext:value-type="string">
            <text:p>Usenet discussion platform was established.</text:p>
          </table:table-cell>
          <table:table-cell table:style-name="ce130"/>
          <table:table-cell table:style-name="ce20" table:number-columns-repeated="21"/>
          <table:table-cell table:number-columns-repeated="998"/>
        </table:table-row>
        <table:table-row table:style-name="ro1">
          <table:table-cell table:style-name="ce6"/>
          <table:table-cell table:style-name="ce52"/>
          <table:table-cell table:style-name="ce68"/>
          <table:table-cell table:style-name="ce91" office:value-type="string" calcext:value-type="string">
            <text:p>The first BBS (bulletin board system) was in development. </text:p>
            <text:p> - All it really needed was a phone, a modem, and a PC with appropriate BBS </text:p>
            <text:p>   software. </text:p>
          </table:table-cell>
          <table:table-cell table:style-name="ce130"/>
          <table:table-cell table:style-name="ce20" table:number-columns-repeated="21"/>
          <table:table-cell table:number-columns-repeated="998"/>
        </table:table-row>
        <table:table-row table:style-name="ro1">
          <table:table-cell table:style-name="ce14" office:value-type="string" calcext:value-type="string" table:number-columns-spanned="4" table:number-rows-spanned="1">
            <text:p>1980s: Apple II, DOS, graphics innovations, VGA adapters, open-source software, assemblers, Turbo C, C++.</text:p>
          </table:table-cell>
          <table:covered-table-cell table:number-columns-repeated="2"/>
          <table:covered-table-cell table:style-name="ce90"/>
          <table:table-cell table:style-name="ce124"/>
          <table:table-cell table:style-name="ce20" table:number-columns-repeated="21"/>
          <table:table-cell table:number-columns-repeated="998"/>
        </table:table-row>
        <table:table-row table:style-name="ro1">
          <table:table-cell table:style-name="ce2"/>
          <table:table-cell table:style-name="ce23"/>
          <table:table-cell table:style-name="ce65"/>
          <table:table-cell table:style-name="ce99" office:value-type="string" calcext:value-type="string">
            <text:p>The future of open-source software was compromised thanks to Microsoft. </text:p>
          </table:table-cell>
          <table:table-cell table:style-name="ce124"/>
          <table:table-cell table:style-name="ce20" table:number-columns-repeated="21"/>
          <table:table-cell table:number-columns-repeated="998"/>
        </table:table-row>
        <table:table-row table:style-name="ro1">
          <table:table-cell table:style-name="ce15" office:value-type="string" calcext:value-type="string">
            <text:p>c. 1980</text:p>
          </table:table-cell>
          <table:table-cell table:style-name="ce56"/>
          <table:table-cell table:style-name="ce72"/>
          <table:table-cell table:style-name="ce100" office:value-type="string" calcext:value-type="string">
            <text:p>MOS 6502 macro assembler Merlin was released for Apple II DO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0" office:value-type="string" calcext:value-type="string">
            <text:p>Sam text editor was created by Rob Pike.</text:p>
          </table:table-cell>
          <table:table-cell table:style-name="ce130"/>
          <table:table-cell table:style-name="ce20" table:number-columns-repeated="21"/>
          <table:table-cell table:number-columns-repeated="998"/>
        </table:table-row>
        <table:table-row table:style-name="ro1">
          <table:table-cell table:style-name="ce15" office:value-type="float" office:value="1980" calcext:value-type="float">
            <text:p>1980</text:p>
          </table:table-cell>
          <table:table-cell table:style-name="ce56"/>
          <table:table-cell table:style-name="ce72"/>
          <table:table-cell table:style-name="ce100" office:value-type="string" calcext:value-type="string">
            <text:p>IBM 801 RISC ISA development reached its en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1" office:value-type="string" calcext:value-type="string">
            <text:p>VIC-20 came ou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3">"The Design and Application of a Retargetable Peephole Optimizer" by Christopher Fraser and Jack W. Davidson was published.</text:span></text:p>
            <text:p><text:span text:style-name="T23"> - Fraser proposed the concept of the titular program that improves instruction sequences</text:span></text:p>
            <text:p><text:span text:style-name="T18"> - </text:span><text:span text:style-name="T19">he also proposed the design and use of the RTL (register-transfer language)</text:span></text:p>
            <text:p><text:span text:style-name="T18"> - </text:span><text:span text:style-name="T19">RTL looks like an amalgamation of Assembly and Lisp</text:span></text:p>
            <text:p><text:span text:style-name="T18"> - </text:span><text:span text:style-name="T19">used by a variety of compilers, most notably GCC</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2" office:value-type="string" calcext:value-type="string">
            <text:p>UDP protocol was first designed by IETF (Internet Engineering Task Forc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2" office:value-type="string" calcext:value-type="string">
            <text:p>Ethernet became publicly availabl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1" office:value-type="string" calcext:value-type="string">
            <text:p>Usenet was first made publicly accessibl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0" office:value-type="string" calcext:value-type="string">
            <text:p><text:span text:style-name="T22">IPv4 was developed.</text:span></text:p>
            <text:p><text:span text:style-name="T23"> - 32 bits would allow for over 4 billion unique IP addresses (2^32 = 4.29 * 10^9).</text:span></text:p>
            <text:p><text:span text:style-name="T23"> - addresses are spelled out using the decimal system.</text:span></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103" office:value-type="string" calcext:value-type="string">
            <text:p>H&amp;R Block acquired CompuServe.</text:p>
          </table:table-cell>
          <table:table-cell table:style-name="ce130"/>
          <table:table-cell table:style-name="ce20" table:number-columns-repeated="21"/>
          <table:table-cell table:number-columns-repeated="998"/>
        </table:table-row>
        <table:table-row table:style-name="ro1">
          <table:table-cell table:style-name="ce15" office:value-type="float" office:value="1981" calcext:value-type="float">
            <text:p>1981</text:p>
          </table:table-cell>
          <table:table-cell table:style-name="ce33" office:value-type="string" calcext:value-type="string" table:number-columns-spanned="3" table:number-rows-spanned="1">
            <text:p>The 1.5 µm semiconductor fabrication process was commercialized. </text:p>
          </table:table-cell>
          <table:covered-table-cell/>
          <table:covered-table-cell table:style-name="ce90"/>
          <table:table-cell table:style-name="ce130"/>
          <table:table-cell table:style-name="ce20" table:number-columns-repeated="21"/>
          <table:table-cell table:number-columns-repeated="998"/>
        </table:table-row>
        <table:table-row table:style-name="ro1">
          <table:table-cell/>
          <table:table-cell table:style-name="ce56" office:value-type="string" calcext:value-type="string">
            <text:p>16-bit arcade hardware</text:p>
            <text:p> - Turbo</text:p>
          </table:table-cell>
          <table:table-cell table:style-name="ce72" office:value-type="string" calcext:value-type="string">
            <text:p>The advent of polygons - wire-frames. </text:p>
          </table:table-cell>
          <table:table-cell table:style-name="ce97" office:value-type="string" calcext:value-type="string">
            <text:p><text:span text:style-name="T18">Brad Cox and Tom Love began work on Objective-C.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3">CGA (Color Graphics Adapter) released by IBM. </text:span></text:p>
            <text:p><text:span text:style-name="T23"> - 4-color </text:span></text:p>
            <text:p><text:span text:style-name="T43"> - </text:span><text:span text:style-name="T44">one screen buffer image drawn at every frame.</text:span><text:span text:style-name="T45"> </text:span></text:p>
            <text:p><text:span text:style-name="T23"> - 160x100 res video mode with 16 colors. </text:span></text:p>
            <text:p><text:span text:style-name="T40"> - </text:span><text:span text:style-name="T41">with 320x200 would allow for cyan, magenta, black, and white.</text:span><text:span text:style-name="T42"> </text:span></text:p>
            <text:p><text:span text:style-name="T23"> - with 640x200 would allow for black and a chosen color. </text:span></text:p>
            <text:p><text:span text:style-name="T23"> - can scale from 320x200 (standard) to 640x480.</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irst window system for Unix was completed by Rob Pike.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Osborne I, the first truly portable computer, saw the light of day.</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Ultima I: The First Age of Darkness was released for Apple II.</text:span><text:span text:style-name="T17">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First IBM PC was made in Taiwan. </text:p>
            <text:p> - 16K of memory. </text:p>
            <text:p> - featured Tim Paterson's PC-DOS v1.0; </text:p>
            <text:p> - had a green screen monochrome monitor 5151 model (with the </text:p>
            <text:p>   machine using MDA/MDPA - monochrome display adapter).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BIOS was finally integrated into IBM PC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5" office:value-type="string" calcext:value-type="string">
            <text:p>The first Sony 3.5-in floppy disks came out.</text:p>
            <text:p> - could store up to 720KB of data.</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5" office:value-type="string" calcext:value-type="string">
            <text:p>65C02, the CMOS version of the 6502 chip, was launch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MASM x86 assembler came out. </text:p>
            <text:p> - uses Intel syntax for DOS and Win. </text:p>
          </table:table-cell>
          <table:table-cell table:style-name="ce130"/>
          <table:table-cell table:style-name="ce20" table:number-columns-repeated="21"/>
          <table:table-cell table:number-columns-repeated="998"/>
        </table:table-row>
        <table:table-row table:style-name="ro1">
          <table:table-cell table:style-name="ce17" office:value-type="float" office:value="1982" calcext:value-type="float">
            <text:p>1982</text:p>
          </table:table-cell>
          <table:table-cell table:style-name="ce58"/>
          <table:table-cell table:style-name="ce74"/>
          <table:table-cell table:style-name="ce106" office:value-type="string" calcext:value-type="string">
            <text:p><text:span text:style-name="T16">The Intel 80286 (i286) processor came out.</text:span><text:span text:style-name="T17"> </text:span></text:p>
            <text:p><text:span text:style-name="T23"> - 16-bit microprocessor</text:span></text:p>
            <text:p><text:span text:style-name="T22"> - introduced the protected mode (memory protection, multitasking)</text:span></text:p>
            <text:p><text:span text:style-name="T23"> - Clock speed: 6MHz-20MHz, up to 1 MB of addressable memory</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7" office:value-type="string" calcext:value-type="string">
            <text:p>Commodore 64 was released by Commodore International.</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2">Sun Microsystems was founded.</text:span></text:p>
            <text:p><text:span text:style-name="T18"> - </text:span><text:span text:style-name="T19">by Vinod Khosla, Bill Joy, et al.</text:span></text:p>
            <text:p><text:span text:style-name="T18"> - </text:span><text:span text:style-name="T19">(mid-1980s) would also develop the Sun Workstations featuring Unix systems like 4.2BSD</text:span></text:p>
            <text:p><text:span text:style-name="T22"> - (1983) SunOS, later Solaris</text:span></text:p>
            <text:p><text:span text:style-name="T22"> - (1984) NFS - the first network file system</text:span></text:p>
            <text:p><text:span text:style-name="T22"> - (1987) SPARC processor architecture </text:span></text:p>
            <text:p><text:span text:style-name="T22"> - (1995) work on the Java language (thanks in big part to James Gosling and his team)</text:span></text:p>
            <text:p><text:span text:style-name="T22"> - (2005) ZFS</text:span></text:p>
            <text:p><text:span text:style-name="T22"> - (2010) acquisition by Oracl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Blit graphical terminal for Unix was co-developed by Rob Pike.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office:value-type="string" calcext:value-type="string">
            <text:p>Moon Patrol  </text:p>
            <text:p> - parallax scrolling made possible. </text:p>
          </table:table-cell>
          <table:table-cell table:style-name="ce97" office:value-type="string" calcext:value-type="string">
            <text:p>PC-DOS v1.1 was released, supporting double-sided floppy disks. </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108" office:value-type="string" calcext:value-type="string">
            <text:p>MS-DOS 2.0 was first incorporated. </text:p>
            <text:p> - Mark Zbikowski replaced Tim Paterson as one of DOS' leading developers and designed </text:p>
            <text:p>   the executable file format (.exe). </text:p>
          </table:table-cell>
          <table:table-cell table:style-name="ce130"/>
          <table:table-cell table:style-name="ce20" table:number-columns-repeated="21"/>
          <table:table-cell table:number-columns-repeated="998"/>
        </table:table-row>
        <table:table-row table:style-name="ro1">
          <table:table-cell table:style-name="ce15" office:value-type="float" office:value="1983" calcext:value-type="float">
            <text:p>1983</text:p>
          </table:table-cell>
          <table:table-cell table:style-name="ce56"/>
          <table:table-cell table:style-name="ce72" office:value-type="string" calcext:value-type="string">
            <text:p>Flat shading came to prominence. </text:p>
          </table:table-cell>
          <table:table-cell table:style-name="ce97" office:value-type="string" calcext:value-type="string">
            <text:p>IBM produced its first 5153 color monitor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Verizon was found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OL (America Online) started life as a company called CVC (Control Video Corporatio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Interplay Productions was founded. Claims to fame:</text:span><text:span text:style-name="T17"> </text:span></text:p>
            <text:p><text:span text:style-name="T18"> - </text:span><text:span text:style-name="T19">Fallout</text:span></text:p>
            <text:p><text:span text:style-name="T18"> - </text:span><text:span text:style-name="T19">Baldur's Gate</text:span></text:p>
            <text:p><text:span text:style-name="T18"> - </text:span><text:span text:style-name="T19">Descent</text:span></text:p>
            <text:p><text:span text:style-name="T18"> - </text:span><text:span text:style-name="T19">Earthworm Jim</text:span></text:p>
            <text:p><text:span text:style-name="T18"> - </text:span><text:span text:style-name="T19">Icewind Dal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office:value-type="string" calcext:value-type="string">
            <text:p>The 1st gen died. </text:p>
          </table:table-cell>
          <table:table-cell table:style-name="ce104" office:value-type="string" calcext:value-type="string">
            <text:p>ProDOS replaced Apple DOS on Apple II. </text:p>
            <text:p> - Came with its own macro assembler as Merlin Pro.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first optical disc is announced by Panasonic and Sony.</text:p>
            <text:p> - could be CD, DVD, or Blu-ray</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Ada programming language was standardized as Ada 83.</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10" office:value-type="string" calcext:value-type="string">
            <text:p><text:a xlink:href="https://www.youtube.com/watch?v=7TOh_W6EUOc" xlink:type="simple">Apple Lisa came out as one of the first PC models to feature a GUI. 
 - https://www.youtube.com/watch?v=7TOh_W6EUOc</text:a></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MBR (Master Boot Record) received support to aid the functionality of hard disk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office:value-type="string" calcext:value-type="string">
            <text:p>The 3rd generation was born, ushering in the 8-bit era with the release of NES/Famicon. </text:p>
          </table:table-cell>
          <table:table-cell table:style-name="ce109" office:value-type="string" calcext:value-type="string">
            <text:p>TCP/IP was integrated as the protocol for ARPANE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Unix 4.2BSD came out.</text:p>
          </table:table-cell>
          <table:table-cell table:style-name="ce130"/>
          <table:table-cell table:style-name="ce20" table:number-columns-repeated="21"/>
          <table:table-cell table:number-columns-repeated="998"/>
        </table:table-row>
        <table:table-row table:style-name="ro1">
          <table:table-cell table:style-name="ce15" office:value-type="string" calcext:value-type="string">
            <text:p>c. 1983</text:p>
          </table:table-cell>
          <table:table-cell table:style-name="ce56"/>
          <table:table-cell table:style-name="ce72"/>
          <table:table-cell table:style-name="ce97" office:value-type="string" calcext:value-type="string">
            <text:p><text:span text:style-name="T30">Richard Stallman started working on the GNU project.</text:span></text:p>
            <text:p><text:span text:style-name="T23"> - a collaborative project for development and distribution of free and open-source </text:span></text:p>
            <text:p><text:span text:style-name="T23">   (non-proprietary) software rooted in or compatible with Unix</text:span></text:p>
            <text:p><text:span text:style-name="T23"> - GNU is a recursive acronym that stands for "GNU is Not Unix"</text:span></text:p>
          </table:table-cell>
          <table:table-cell table:style-name="ce130"/>
          <table:table-cell table:style-name="ce20" table:number-columns-repeated="21"/>
          <table:table-cell table:number-columns-repeated="998"/>
        </table:table-row>
        <table:table-row table:style-name="ro1">
          <table:table-cell table:style-name="ce17" office:value-type="float" office:value="1984" calcext:value-type="float">
            <text:p>1984</text:p>
          </table:table-cell>
          <table:table-cell table:style-name="ce24" office:value-type="string" calcext:value-type="string" table:number-columns-spanned="3" table:number-rows-spanned="1">
            <text:p>The 1 µm semiconductor fabrication process was commercialized. </text:p>
            <text:p> - first developed in 1974</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pple launches the first Macintosh model - the Apple Macintosh 128K.</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first version of the X Window System, a.k.a. X11, was developed.</text:span></text:p>
            <text:p><text:span text:style-name="T23"> - developed at MIT</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mstrad brought in the Amstrad CPC (Colour Personal Computer).</text:p>
            <text:p> - 8-bit home computer.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IBM AT line of computers first came out.</text:span></text:p>
            <text:p><text:span text:style-name="T23"> - used the Intel 80286</text:span></text:p>
            <text:p><text:span text:style-name="T23"> - 16-bit architecture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MS-DOS evolves to version 3.0.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Cisco Systems was founded.</text:span></text:p>
            <text:p><text:span text:style-name="T20"> - </text:span><text:span text:style-name="T21">The co-founders developed the first LAN (local area network).</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Steven Levy's "Hackers: Heroes of the Computer Revolution" was first publish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EGA (Enhanced Graphics Adapter) released.</text:span><text:span text:style-name="T17"> </text:span></text:p>
            <text:p><text:span text:style-name="T23"> - 16-color for 320x200.</text:span></text:p>
            <text:p><text:span text:style-name="T23"> - features a larger screen buffer.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RTC HD63484, the first PC graphics processor, was developed by Hitachi.</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Professional Graphics Controller (PGC) or Professional Graphics Adapter (PGA)</text:span></text:p>
            <text:p><text:span text:style-name="T23"> - from IBM</text:span></text:p>
            <text:p><text:span text:style-name="T18"> - </text:span><text:span text:style-name="T19">First graphics card (accelerator)</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First edition of Objective-C was publish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Laser compact disc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tmel Corporation was founded.</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Prodigy Communications, L.P., or simply Prodigy, was formed.</text:p>
          </table:table-cell>
          <table:table-cell table:style-name="ce130"/>
          <table:table-cell table:style-name="ce20" table:number-columns-repeated="21"/>
          <table:table-cell table:number-columns-repeated="998"/>
        </table:table-row>
        <table:table-row table:style-name="ro1">
          <table:table-cell table:style-name="ce15" office:value-type="string" calcext:value-type="string">
            <text:p>c. 1985</text:p>
          </table:table-cell>
          <table:table-cell table:style-name="ce56"/>
          <table:table-cell table:style-name="ce72"/>
          <table:table-cell table:style-name="ce104" office:value-type="string" calcext:value-type="string">
            <text:p><text:span text:style-name="T22">Xilinx developed the first FPGA (field-programmable gate array).</text:span></text:p>
            <text:p><text:span text:style-name="T22"> - a chip containing registers, programmable LUTs (look-up tables), multiplexers, a full </text:span></text:p>
            <text:p><text:span text:style-name="T22">   adder, and a DFF (D flip-flop)</text:span></text:p>
            <text:p><text:span text:style-name="T22"> - each table defines a fundamental behavior, or a logic gate implementation (and, or, etc.)</text:span></text:p>
            <text:p><text:span text:style-name="T22"> - thus the chip is a collection of "open gates"</text:span></text:p>
            <text:p><text:span text:style-name="T22"> - LUTs are connected together with a routing fabric ("switching fabric")</text:span></text:p>
            <text:p><text:span text:style-name="T22"> - any user can re-program the chip at any time to process their own code</text:span></text:p>
            <text:p><text:span text:style-name="T22"> - input code is written in the Hardware Description Language (HDL) </text:span></text:p>
            <text:p><text:span text:style-name="T22"> - HDL is "synthesized" into a binary stream before it is fed into an FPGA</text:span></text:p>
            <text:p><text:span text:style-name="T22"> - VHSIC (very high-speed integrated circuit) hardware description language, or VHDL, </text:span></text:p>
            <text:p><text:span text:style-name="T22">   was the original HDL</text:span></text:p>
            <text:p><text:span text:style-name="T22"> - Verilog became another type of HDL, developed by Gateway Design Automation </text:span></text:p>
            <text:p><text:span text:style-name="T22"> - though meant to be specialized, FPGAs have the potential to outdo GPUs </text:span></text:p>
            <text:p><text:span text:style-name="T22">   in performance</text:span></text:p>
            <text:p><text:span text:style-name="T23"> - a design of Ross Freeman, co-founder of the company</text:span></text:p>
            <text:p><text:span text:style-name="T23"> - the device did not bear that name at the time</text:span></text:p>
            <text:p><text:span text:style-name="T23"> - Xilinx itself was started in 1984</text:span></text:p>
          </table:table-cell>
          <table:table-cell table:style-name="ce130"/>
          <table:table-cell table:style-name="ce20" table:number-columns-repeated="21"/>
          <table:table-cell table:number-columns-repeated="998"/>
        </table:table-row>
        <table:table-row table:style-name="ro1">
          <table:table-cell table:style-name="ce15" office:value-type="float" office:value="1985" calcext:value-type="float">
            <text:p>1985</text:p>
          </table:table-cell>
          <table:table-cell table:style-name="ce56"/>
          <table:table-cell table:style-name="ce72" office:value-type="string" calcext:value-type="string">
            <text:p>Hang-On (SEGA Genesis)</text:p>
            <text:p> - first game to use 16-bit graphics. </text:p>
            <text:p> - use of Motorola 68000 microprocessor</text:p>
          </table:table-cell>
          <table:table-cell table:style-name="ce97" office:value-type="string" calcext:value-type="string">
            <text:p><text:span text:style-name="T22">The Intel 80386 (i386) processor came out. </text:span></text:p>
            <text:p><text:span text:style-name="T22"> - 32-bit microprocessor with a corresponding instruction set</text:span></text:p>
            <text:p><text:span text:style-name="T22"> - 32-bit addressing</text:span></text:p>
            <text:p><text:span text:style-name="T22"> - 32-bit arithmetic with 16-bit operations</text:span></text:p>
            <text:p><text:span text:style-name="T22"> - better performance</text:span></text:p>
            <text:p><text:span text:style-name="T22"> - advanced features such as virtual memory</text:span></text:p>
            <text:p><text:span text:style-name="T22"> - clock speed: 16MHz-40MHz, up to 4GB addressable memory</text:span></text:p>
            <text:p><text:span text:style-name="T23"> - even then was a rare find</text:span></text:p>
          </table:table-cell>
          <table:table-cell table:style-name="ce130"/>
          <table:table-cell table:style-name="ce20" table:number-columns-repeated="7"/>
          <table:table-cell table:style-name="ce20" office:value-type="string" calcext:value-type="string">
            <text:p>- 16-color.</text:p>
          </table:table-cell>
          <table:table-cell table:style-name="ce20" table:number-columns-repeated="13"/>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2">MIPS (RISC) ASM has surfaced, tailored for 32-bit processing. </text:span></text:p>
            <text:p><text:span text:style-name="T22"> - Works with 32-bit general-purpose and floating-point </text:span></text:p>
            <text:p><text:span text:style-name="T22">   registers. </text:span></text:p>
            <text:p><text:span text:style-name="T22"> - Extendable to 64 bits. </text:span></text:p>
            <text:p><text:span text:style-name="T18"> - </text:span><text:span text:style-name="T19">The MIPS RISC ISA would become an open ISA (OSA).</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ARM (Acorn RISC Machine) Assembly was developed. </text:span></text:p>
            <text:p><text:span text:style-name="T22"> - 32-bit / x86 (for Intel 80386). </text:span></text:p>
            <text:p><text:span text:style-name="T22"> - used in embedded systems for low-power devices (cellphones, consoles, Kindle).</text:span></text:p>
            <text:p><text:span text:style-name="T23"> - developed by Acorn Computers.</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first ARM processor, ARM1, was designed by Sophie Wilson and Steve Furber.</text:span></text:p>
            <text:p><text:span text:style-name="T18"> - </text:span><text:span text:style-name="T19">had its own RISC architecture and instruction set</text:span></text:p>
            <text:p><text:span text:style-name="T23"> - RISC - reduced instruction set computer (prolongs battery life and efficiency).</text:span></text:p>
            <text:p><text:span text:style-name="T23"> - Supports 64-bit data buses between cores and caches. </text:span></text:p>
            <text:p><text:span text:style-name="T23"> - Supports implementation of multiple banks of registers, allowing </text:span></text:p>
            <text:p><text:span text:style-name="T23">   for more efficient context switching. </text:span></text:p>
            <text:p><text:span text:style-name="T22"> - Therefore is superior to x86 and MIPS chips.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MI (American Megatrends International) was founded. </text:p>
            <text:p> - by Subramonian Shankar</text:p>
            <text:p> - responsible for the manufacturing of the AtMega line of microcontrollers </text:p>
            <text:p> - headquartered in Norcross, GA</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pple II heyday.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Microsoft Windows 1.01 was releas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Steve Jobs was forced to leave Apple and founded NeX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Richard Stallman founded the Free Software Foundation (FSF).</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merica Online was form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Enterprise 64 and Enterprise 128 computers were launched. </text:p>
            <text:p> - With 64K RAM and 128K RAM, respectively. </text:p>
            <text:p> - Had their own O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ZSoft gave birth to the PCX image format for MS-DOS.</text:span><text:span text:style-name="T17"> </text:span></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text:span text:style-name="T16">First draft of C++ was published.</text:span><text:span text:style-name="T17"> </text:span></text:p>
          </table:table-cell>
          <table:table-cell table:style-name="ce130"/>
          <table:table-cell table:style-name="ce20" table:number-columns-repeated="21"/>
          <table:table-cell table:number-columns-repeated="998"/>
        </table:table-row>
        <table:table-row table:style-name="ro1">
          <table:table-cell table:style-name="ce15" office:value-type="float" office:value="1986" calcext:value-type="float">
            <text:p>1986</text:p>
          </table:table-cell>
          <table:table-cell table:style-name="ce56"/>
          <table:table-cell table:style-name="ce72"/>
          <table:table-cell table:style-name="ce97" office:value-type="string" calcext:value-type="string">
            <text:p><text:span text:style-name="T23">Texas Instruments releases the TMS34010</text:span></text:p>
            <text:p><text:span text:style-name="T18"> - </text:span><text:span text:style-name="T19">first fully programmable graphics processor</text:span></text:p>
            <text:p><text:span text:style-name="T23"> - could run general-purpose code</text:span></text:p>
            <text:p><text:span text:style-name="T23"> - had a graphics-oriented instruction set</text:span></text:p>
            <text:p><text:span text:style-name="T23"> - became the basis of the Texas Instruments Graphics </text:span></text:p>
            <text:p><text:span text:style-name="T23">   Architecture ("TIGA") Windows accelerator cards</text:span></text:p>
          </table:table-cell>
          <table:table-cell table:style-name="ce130"/>
          <table:table-cell table:style-name="ce137"/>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SCSI-1 interface standard was finally made public.</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PATA interface was introduced to enable connection of hard drives to personal computers.</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4">MSI (Micro-Star International) was founded in Taipei, Taiwan.</text:span></text:p>
            <text:p><text:span text:style-name="T25"> - </text:span><text:span text:style-name="T26">would partner with AMD, using their chips to make graphics cards and laptops</text:span></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Apple IIGS line of computers was launched. </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Norton Commander terminal program (v.5.51) was released for DOS.</text:span><text:span text:style-name="T17"> </text:span></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irst version of the Erlang programming language and garbage-collected runtime system was co-developed by Joe Armstrong as an Ericsson project. </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2">SPARC RISC ISA was developed by Sun Microsystems.</text:span></text:p>
            <text:p><text:span text:style-name="T23"> - stands for Scalable Processor Architecture</text:span></text:p>
            <text:p><text:span text:style-name="T23"> - would become an open ISA (OSA)</text:span></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11" office:value-type="string" calcext:value-type="string">
            <text:p>A86 MS-DOS assembler was made available as shareware. </text:p>
            <text:p> - 32-bit</text:p>
            <text:p> - would generate code for x86 microprocessors</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12" office:value-type="string" calcext:value-type="string">
            <text:p>The bitmapping technique for font design and display was developed.</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11" office:value-type="string" calcext:value-type="string">
            <text:p><text:span text:style-name="T16">GDB (GNU Debugger) was first developed.</text:span><text:span text:style-name="T17"> </text:span></text:p>
          </table:table-cell>
          <table:table-cell table:style-name="ce130"/>
          <table:table-cell table:style-name="ce138"/>
          <table:table-cell table:style-name="ce20" table:number-columns-repeated="20"/>
          <table:table-cell table:number-columns-repeated="998"/>
        </table:table-row>
        <table:table-row table:style-name="ro1">
          <table:table-cell table:style-name="ce16"/>
          <table:table-cell table:style-name="ce57"/>
          <table:table-cell table:style-name="ce73"/>
          <table:table-cell table:style-name="ce98" office:value-type="string" calcext:value-type="string">
            <text:p><text:span text:style-name="T16">The first version of GAS (GNU Assembler) came out.</text:span><text:span text:style-name="T17"> </text:span></text:p>
            <text:p><text:span text:style-name="T23"> - The Linux kernel would use this as its assembler. </text:span></text:p>
            <text:p><text:span text:style-name="T23"> - This assembler is part of GCC (GNU compiler collection).</text:span></text:p>
          </table:table-cell>
          <table:table-cell table:style-name="ce130"/>
          <table:table-cell table:style-name="ce138"/>
          <table:table-cell table:style-name="ce20" table:number-columns-repeated="20"/>
          <table:table-cell table:number-columns-repeated="998"/>
        </table:table-row>
        <table:table-row table:style-name="ro1">
          <table:table-cell table:style-name="ce15" office:value-type="float" office:value="1987" calcext:value-type="float">
            <text:p>1987</text:p>
          </table:table-cell>
          <table:table-cell table:style-name="ce56"/>
          <table:table-cell table:style-name="ce72" office:value-type="string" calcext:value-type="string">
            <text:p>The 16-bit 4th generation was born with the introduction of NEC Home Electronics' PC Engine, a.k.a. the TurboGrafx-16. </text:p>
          </table:table-cell>
          <table:table-cell table:style-name="ce97" office:value-type="string" calcext:value-type="string">
            <text:p>The start of the 16-bit era with the release of NEC's TurboGrafx-16 (PC Engine)</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First optical drives became commercially available. </text:p>
            <text:p> - needs a laser beam to be read and/or written to</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IBM 8514 - 2D hardware acceleration</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13" office:value-type="string" calcext:value-type="string">
            <text:p><text:a xlink:href="https://en.wikipedia.org/wiki/VGA_connector" xlink:type="simple">MCGA (multicolor graphics array) and VGA (video graphics array) graphics cards were first used in IBM machines.
 - not to be confused with a GPU and a '99-and-onward non-VGA graphics card
 - a distinctive feature is the 15-pin D-subminiature VGA connector
 - the first VGA boasted 16 colors (would do well at 85 Hz)
 - 640x480 resolution
 - color depth of 4 bits per pixel
 - a VGA connector routes analog RGBHV video signals (red, green, blue, horizontal sync, 
   and vertical sync); analog signals or on a gradation scale from 0 to some max prior to 
   analog-to-digital conversion.
 - for pinout: https://en.wikipedia.org/wiki/VGA_connector</text:a></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Super VGA (SVGA) becomes a buzzword. </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14" office:value-type="string" calcext:value-type="string">
            <text:p>The first "true" SVGAs were released. </text:p>
            <text:p> - They would enable res of up to 800x600.</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Mode 13h was introduced with the IBM PS/2</text:p>
            <text:p> - standard 256-color mode on VGA hardware</text:p>
            <text:p> - worked with 320x200 res</text:p>
            <text:p> - provides a linear 320x200 block of video memory, and </text:p>
            <text:p>   each byte represents one pixel</text:p>
            <text:p> - the PS/2 port is a 6-pin connection for input peripherals</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SPARC V7 (Scalable Processor Architecture) was released.</text:p>
            <text:p> - a RISC ISA developed by Sun Microsystems </text:p>
            <text:p> - originally 32-bit.</text:p>
            <text:p> - load-store architecture (a.k.a. register-register architecture): load/store instructions </text:p>
            <text:p>   operate directly on the memory; all other instructions work on registers.</text:p>
            <text:p> - became "fully open, non-proprietary, and royalty-free".</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32">RAID (redundant array of inexpensive disks) was introduced.</text:span><text:span text:style-name="T33"> </text:span></text:p>
            <text:p><text:span text:style-name="T38"> - </text:span><text:span text:style-name="T46">in a research paper by David A. Patterson, Garth A. Gibson, and Randy H. Katz.</text:span></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ISO/IEC JTC1 (Joint Technical Committee 1) was founded.</text:span></text:p>
            <text:p><text:span text:style-name="T23"> / SC22 (Subcommittee 22)  </text:span></text:p>
            <text:p><text:span text:style-name="T23"> / WG21 (Working Group 21)</text:span></text:p>
            <text:p><text:span text:style-name="T23"> - resposible for standardization of terms in information and communications technology. </text:span></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GCC (GNU Compiler Collection) was developed for Linux and Unix-like systems.</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MINIX distribution was completed by Andrew S. Tanenbaum.</text:p>
            <text:p> - based on a microkernel architecture</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urbo C 1.0, a 16-bit IDE and compiler, was released for DOS. </text:p>
          </table:table-cell>
          <table:table-cell table:style-name="ce130"/>
          <table:table-cell table:style-name="ce138"/>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Virtual DOS Machine (VDM) was rolled out.</text:span><text:span text:style-name="T17"> </text:span></text:p>
            <text:p><text:span text:style-name="T23"> - could run 16-bit DOS, 32-bit DOS, and 16-bit Windows applications. </text:span></text:p>
          </table:table-cell>
          <table:table-cell table:style-name="ce130"/>
          <table:table-cell table:style-name="ce138"/>
          <table:table-cell table:style-name="ce20" table:number-columns-repeated="20"/>
          <table:table-cell table:number-columns-repeated="998"/>
        </table:table-row>
        <table:table-row table:style-name="ro1">
          <table:table-cell table:style-name="ce16"/>
          <table:table-cell table:style-name="ce57"/>
          <table:table-cell table:style-name="ce73"/>
          <table:table-cell table:style-name="ce98" office:value-type="string" calcext:value-type="string">
            <text:p>Microsoft Windows 2.03 was released. </text:p>
          </table:table-cell>
          <table:table-cell table:style-name="ce130"/>
          <table:table-cell table:style-name="ce138"/>
          <table:table-cell table:style-name="ce20" table:number-columns-repeated="20"/>
          <table:table-cell table:number-columns-repeated="998"/>
        </table:table-row>
        <table:table-row table:style-name="ro1">
          <table:table-cell table:style-name="ce15" office:value-type="float" office:value="1988" calcext:value-type="float">
            <text:p>1988</text:p>
          </table:table-cell>
          <table:table-cell table:style-name="ce56" office:value-type="string" calcext:value-type="string">
            <text:p>Narc (32-bit arcade). </text:p>
            <text:p/>
          </table:table-cell>
          <table:table-cell table:style-name="ce75" office:value-type="string" calcext:value-type="string">
            <text:p>Sega Genesis (Mega Drive) was released.</text:p>
            <text:p> - 16-bit, 4th gen.</text:p>
          </table:table-cell>
          <table:table-cell table:style-name="ce97" office:value-type="string" calcext:value-type="string">
            <text:p>John Romero finished "Dangerous Dave in the Deserted Pirate's </text:p>
            <text:p>Hideout" for Apple II.</text:p>
          </table:table-cell>
          <table:table-cell table:style-name="ce130"/>
          <table:table-cell table:style-name="ce139"/>
          <table:table-cell table:style-name="ce20" table:number-columns-repeated="20"/>
          <table:table-cell table:number-columns-repeated="998"/>
        </table:table-row>
        <table:table-row table:style-name="ro1">
          <table:table-cell table:style-name="ce15"/>
          <table:table-cell table:style-name="ce56"/>
          <table:table-cell table:style-name="ce75"/>
          <table:table-cell table:style-name="ce97" office:value-type="string" calcext:value-type="string">
            <text:p>Work on Fiber Channel HDD interface began.</text:p>
          </table:table-cell>
          <table:table-cell table:style-name="ce130"/>
          <table:table-cell table:style-name="ce140"/>
          <table:table-cell table:style-name="ce20" table:number-columns-repeated="20"/>
          <table:table-cell table:number-columns-repeated="998"/>
        </table:table-row>
        <table:table-row table:style-name="ro1">
          <table:table-cell table:style-name="ce15"/>
          <table:table-cell table:style-name="ce56"/>
          <table:table-cell table:style-name="ce75"/>
          <table:table-cell table:style-name="ce104" office:value-type="string" calcext:value-type="string">
            <text:p>SVGA cards exploded and did not comply with IBM's VGA standard.</text:p>
          </table:table-cell>
          <table:table-cell table:style-name="ce130"/>
          <table:table-cell table:style-name="ce140"/>
          <table:table-cell table:style-name="ce20" table:number-columns-repeated="20"/>
          <table:table-cell table:number-columns-repeated="998"/>
        </table:table-row>
        <table:table-row table:style-name="ro1">
          <table:table-cell table:style-name="ce15"/>
          <table:table-cell table:style-name="ce56"/>
          <table:table-cell table:style-name="ce75"/>
          <table:table-cell table:style-name="ce109" office:value-type="string" calcext:value-type="string">
            <text:p>The first IBM PC client was launched.</text:p>
          </table:table-cell>
          <table:table-cell table:style-name="ce130"/>
          <table:table-cell table:style-name="ce140"/>
          <table:table-cell table:style-name="ce20" table:number-columns-repeated="20"/>
          <table:table-cell table:number-columns-repeated="998"/>
        </table:table-row>
        <table:table-row table:style-name="ro1">
          <table:table-cell table:style-name="ce15"/>
          <table:table-cell table:style-name="ce56"/>
          <table:table-cell table:style-name="ce75"/>
          <table:table-cell table:style-name="ce97" office:value-type="string" calcext:value-type="string">
            <text:p>MS-DOS 4.0 came out. </text:p>
          </table:table-cell>
          <table:table-cell table:style-name="ce130"/>
          <table:table-cell table:style-name="ce140"/>
          <table:table-cell table:style-name="ce20" table:number-columns-repeated="20"/>
          <table:table-cell table:number-columns-repeated="998"/>
        </table:table-row>
        <table:table-row table:style-name="ro1">
          <table:table-cell table:style-name="ce15"/>
          <table:table-cell table:style-name="ce56"/>
          <table:table-cell table:style-name="ce75" office:value-type="string" calcext:value-type="string">
            <text:p>The Namco System 21 "Polygonizer" arcade system board was unveiled. </text:p>
            <text:p> - Displayed the potential of 3D rendering. </text:p>
            <text:p> - Was capable of accelerating the rendering process. </text:p>
            <text:p> - Winning Run was the first game to show this in arcades. </text:p>
          </table:table-cell>
          <table:table-cell table:style-name="ce97" office:value-type="string" calcext:value-type="string">
            <text:p><text:span text:style-name="T16">The first version of the Watcom C/C++ compiler came out.</text:span><text:span text:style-name="T17"> </text:span></text:p>
            <text:p><text:span text:style-name="T23"> - had the flat mode (exceeding 64K). </text:span></text:p>
          </table:table-cell>
          <table:table-cell table:style-name="ce130"/>
          <table:table-cell table:style-name="ce140"/>
          <table:table-cell table:style-name="ce20" table:number-columns-repeated="20"/>
          <table:table-cell table:number-columns-repeated="998"/>
        </table:table-row>
        <table:table-row table:style-name="ro1">
          <table:table-cell table:style-name="ce15"/>
          <table:table-cell table:style-name="ce56"/>
          <table:table-cell table:style-name="ce75"/>
          <table:table-cell table:style-name="ce97" office:value-type="string" calcext:value-type="string">
            <text:p>First SoundBlaster. </text:p>
          </table:table-cell>
          <table:table-cell table:style-name="ce130"/>
          <table:table-cell table:style-name="ce140"/>
          <table:table-cell table:style-name="ce20" table:number-columns-repeated="20"/>
          <table:table-cell table:number-columns-repeated="998"/>
        </table:table-row>
        <table:table-row table:style-name="ro1">
          <table:table-cell table:style-name="ce15"/>
          <table:table-cell table:style-name="ce56"/>
          <table:table-cell table:style-name="ce75"/>
          <table:table-cell table:style-name="ce97" office:value-type="string" calcext:value-type="string">
            <text:p><text:span text:style-name="T16">The POSIX standard was completed.</text:span><text:span text:style-name="T17"> </text:span></text:p>
          </table:table-cell>
          <table:table-cell table:style-name="ce130"/>
          <table:table-cell table:style-name="ce140"/>
          <table:table-cell table:style-name="ce20" table:number-columns-repeated="20"/>
          <table:table-cell table:number-columns-repeated="998"/>
        </table:table-row>
        <table:table-row table:style-name="ro1">
          <table:table-cell table:style-name="ce15"/>
          <table:table-cell table:style-name="ce56"/>
          <table:table-cell table:style-name="ce75"/>
          <table:table-cell table:style-name="ce97" office:value-type="string" calcext:value-type="string">
            <text:p>EDG (Edison Design Group) developed the first iteration of their own C++ compiler. </text:p>
          </table:table-cell>
          <table:table-cell table:style-name="ce130"/>
          <table:table-cell table:style-name="ce140"/>
          <table:table-cell table:style-name="ce20" table:number-columns-repeated="20"/>
          <table:table-cell table:number-columns-repeated="998"/>
        </table:table-row>
        <table:table-row table:style-name="ro1">
          <table:table-cell table:style-name="ce15"/>
          <table:table-cell table:style-name="ce56"/>
          <table:table-cell table:style-name="ce75"/>
          <table:table-cell table:style-name="ce97" office:value-type="string" calcext:value-type="string">
            <text:p>Turbo C 2.0 came out. </text:p>
          </table:table-cell>
          <table:table-cell table:style-name="ce130"/>
          <table:table-cell table:style-name="ce140"/>
          <table:table-cell table:style-name="ce20" table:number-columns-repeated="20"/>
          <table:table-cell table:number-columns-repeated="998"/>
        </table:table-row>
        <table:table-row table:style-name="ro1">
          <table:table-cell table:style-name="ce15"/>
          <table:table-cell table:style-name="ce56"/>
          <table:table-cell table:style-name="ce75"/>
          <table:table-cell table:style-name="ce97" office:value-type="string" calcext:value-type="string">
            <text:p>Steve Jobs shows the first NeXT Cube. </text:p>
          </table:table-cell>
          <table:table-cell table:style-name="ce130"/>
          <table:table-cell table:style-name="ce140"/>
          <table:table-cell table:style-name="ce20" table:number-columns-repeated="20"/>
          <table:table-cell table:number-columns-repeated="998"/>
        </table:table-row>
        <table:table-row table:style-name="ro1">
          <table:table-cell table:style-name="ce17" office:value-type="float" office:value="1989" calcext:value-type="float">
            <text:p>1989</text:p>
          </table:table-cell>
          <table:table-cell table:style-name="ce24" office:value-type="string" calcext:value-type="string" table:number-columns-spanned="3" table:number-rows-spanned="1">
            <text:p>The 800nm semiconductor fabrication process was commercialized. </text:p>
          </table:table-cell>
          <table:covered-table-cell table:style-name="ce30"/>
          <table:covered-table-cell table:style-name="ce89"/>
          <table:table-cell table:style-name="ce130"/>
          <table:table-cell table:style-name="ce141"/>
          <table:table-cell table:style-name="ce20" table:number-columns-repeated="20"/>
          <table:table-cell table:number-columns-repeated="998"/>
        </table:table-row>
        <table:table-row table:style-name="ro1">
          <table:table-cell/>
          <table:table-cell table:style-name="ce56" office:value-type="string" calcext:value-type="string">
            <text:p>Strider + the CPS-1 arcade board</text:p>
            <text:p> - custom sprite chips </text:p>
            <text:p> - they can draw 256 16-color sprites</text:p>
            <text:p>   per scan line</text:p>
          </table:table-cell>
          <table:table-cell table:style-name="ce72" office:value-type="string" calcext:value-type="string">
            <text:p>16-bit consoles' heyday in the console world, </text:p>
            <text:p>though consoles' popularity was slowly </text:p>
            <text:p>decreasing. </text:p>
          </table:table-cell>
          <table:table-cell table:style-name="ce97" office:value-type="string" calcext:value-type="string">
            <text:p><text:span text:style-name="T16">The 80486DX 32-bit processor is released</text:span><text:span text:style-name="T17"> </text:span></text:p>
            <text:p><text:span text:style-name="T23"> - twice as fast as 386. </text:span></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2">VESA (Video Electronics Standards Association) was founded. </text:span></text:p>
            <text:p><text:span text:style-name="T18"> - </text:span><text:span text:style-name="T19">Would develop and promote the VBE interface (VESA BIOS Extensions) as a computer display </text:span></text:p>
            <text:p><text:span text:style-name="T40">   </text:span><text:span text:style-name="T41">standard - a successor to IBM's proprietary VGA.</text:span><text:span text:style-name="T42"> </text:span></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6" office:value-type="string" calcext:value-type="string">
            <text:p><text:span text:style-name="T24">SSD technology went flash.</text:span></text:p>
            <text:p><text:span text:style-name="T23"> - NOR flash memory structure to make the drives performant</text:span></text:p>
            <text:p><text:span text:style-name="T23"> - developed at Western Digital</text:span></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FC-0 became the first Fiber Channel standard.</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6" office:value-type="string" calcext:value-type="string">
            <text:p>The first Game Boy handheld gaming console was produced in Japan by Nintendo.</text:p>
          </table:table-cell>
          <table:table-cell table:style-name="ce97" office:value-type="string" calcext:value-type="string">
            <text:p><text:span text:style-name="T16">The first line of NeXTSTEP computers was manufactured.</text:span><text:span text:style-name="T17"> </text:span></text:p>
            <text:p><text:span text:style-name="T23"> - featured Mach OS </text:span></text:p>
            <text:p><text:span text:style-name="T23">   - an object-oriented multitasking operating system</text:span></text:p>
            <text:p><text:span text:style-name="T23">   - built as a derivative alternative to Unix's 4.3BSD-Tahoe kernel</text:span></text:p>
          </table:table-cell>
          <table:table-cell table:style-name="ce130"/>
          <table:table-cell table:style-name="ce141" table:number-columns-spanned="2" table:number-rows-spanned="4"/>
          <table:covered-table-cell table:style-name="ce90"/>
          <table:table-cell table:style-name="ce20" table:number-columns-repeated="19"/>
          <table:table-cell table:number-columns-repeated="998"/>
        </table:table-row>
        <table:table-row table:style-name="ro1">
          <table:table-cell table:style-name="ce15"/>
          <table:table-cell table:style-name="ce56"/>
          <table:table-cell table:style-name="ce72"/>
          <table:table-cell table:style-name="ce104" office:value-type="string" calcext:value-type="string">
            <text:p>Richard Stallman authored the first GNU GPL (General Public License). </text:p>
            <text:p> - gives everyone the four freedoms - to "run, study, share, and modify" GNU software</text:p>
            <text:p> - running it on the proprietary Unix system was still a problem</text:p>
          </table:table-cell>
          <table:table-cell table:style-name="ce130"/>
          <table:covered-table-cell table:style-name="ce142"/>
          <table:covered-table-cell table:style-name="ce90"/>
          <table:table-cell table:style-name="ce20" table:number-columns-repeated="19"/>
          <table:table-cell table:number-columns-repeated="998"/>
        </table:table-row>
        <table:table-row table:style-name="ro1">
          <table:table-cell table:style-name="ce15"/>
          <table:table-cell table:style-name="ce56"/>
          <table:table-cell table:style-name="ce72"/>
          <table:table-cell table:style-name="ce104" office:value-type="string" calcext:value-type="string">
            <text:p>Brian Fox developed the beta version of the Bash shell scripting language.</text:p>
          </table:table-cell>
          <table:table-cell table:style-name="ce130"/>
          <table:covered-table-cell table:style-name="ce142"/>
          <table:covered-table-cell table:style-name="ce90"/>
          <table:table-cell table:style-name="ce20" table:number-columns-repeated="19"/>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Catacomb was initially released for Apple II.</text:span><text:span text:style-name="T17"> </text:span></text:p>
            <text:p><text:span text:style-name="T23"> - Ultima I -spirited. </text:span></text:p>
            <text:p><text:span text:style-name="T40"> - </text:span><text:span text:style-name="T41">Fast-paced action shooter.</text:span><text:span text:style-name="T42"> </text:span></text:p>
          </table:table-cell>
          <table:table-cell table:style-name="ce130"/>
          <table:covered-table-cell table:style-name="ce142"/>
          <table:covered-table-cell table:style-name="ce90"/>
          <table:table-cell table:style-name="ce20" table:number-columns-repeated="19"/>
          <table:table-cell table:number-columns-repeated="998"/>
        </table:table-row>
        <table:table-row table:style-name="ro1">
          <table:table-cell table:style-name="ce15"/>
          <table:table-cell table:style-name="ce56"/>
          <table:table-cell table:style-name="ce76" office:value-type="string" calcext:value-type="string">
            <text:p>Populous was released for Amiga. </text:p>
            <text:p> - regarded as the first god game. </text:p>
          </table:table-cell>
          <table:table-cell table:style-name="ce104" office:value-type="string" calcext:value-type="string">
            <text:p><text:span text:style-name="T22">Prince of Persia was released for Apple II. </text:span></text:p>
            <text:p><text:span text:style-name="T23"> - Images, backgrounds, animation, logic, sound, music, etc. </text:span></text:p>
            <text:p><text:span text:style-name="T23">   maxed out the 48 KB of RAM on Apple II. </text:span></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688 Attack Sub becomes the first DOS game to use VGA.</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9" office:value-type="string" calcext:value-type="string">
            <text:p>Borland's first version of TASM (Turbo Assembler) was released. </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DJ Delorie started developing DJGPP (DJ's GNU Programming Platform).</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7" office:value-type="string" calcext:value-type="string">
            <text:p>Tim Berners-Lee's World Wide Web was unleashed and employed (on Unix systems). </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first IBM PC client was renamed to AOL (America Online).</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Microchip Technology Inc. was founded.</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ARPANET lost support; by this time Telnet was no longer fashionable.</text:p>
          </table:table-cell>
          <table:table-cell table:style-name="ce130"/>
          <table:table-cell table:style-name="ce141"/>
          <table:table-cell table:style-name="ce20" table:number-columns-repeated="20"/>
          <table:table-cell table:number-columns-repeated="998"/>
        </table:table-row>
        <table:table-row table:style-name="ro1">
          <table:table-cell table:style-name="ce18" table:number-columns-repeated="2"/>
          <table:table-cell table:style-name="ce18" office:value-type="string" calcext:value-type="string">
            <text:p>Closing out the Apple II/Apple DOS era. </text:p>
          </table:table-cell>
          <table:table-cell table:style-name="ce99" office:value-type="string" calcext:value-type="string">
            <text:p>The rise and fall of DOS; Windows; PCs dominate the video gaming industry; GPUs</text:p>
          </table:table-cell>
          <table:table-cell table:style-name="ce124"/>
          <table:table-cell table:style-name="ce141"/>
          <table:table-cell table:style-name="ce20" table:number-columns-repeated="20"/>
          <table:table-cell table:number-columns-repeated="998"/>
        </table:table-row>
        <table:table-row table:style-name="ro1">
          <table:table-cell table:style-name="ce15" office:value-type="float" office:value="1990" calcext:value-type="float">
            <text:p>1990</text:p>
          </table:table-cell>
          <table:table-cell table:style-name="ce56"/>
          <table:table-cell table:style-name="ce72" office:value-type="string" calcext:value-type="string">
            <text:p>Amiga 3000</text:p>
          </table:table-cell>
          <table:table-cell table:style-name="ce97" office:value-type="string" calcext:value-type="string">
            <text:p>Wing Commander was first publicly distributed. </text:p>
            <text:p>- one of the first uses of VGA in a PC game (256 colors).</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Arm Ltd. was founded.</text:span></text:p>
            <text:p><text:span text:style-name="T23"> - investment provided by Apple</text:span></text:p>
            <text:p><text:span text:style-name="T23"> - VLSI Technology brought the tools to the table</text:span></text:p>
            <text:p><text:span text:style-name="T23"> - Acorn Computers delivered the human resources</text:span></text:p>
            <text:p><text:span text:style-name="T23"> - ARM stands for "Acorn RISC Machine" or "Advanced RISC Machine" </text:span></text:p>
            <text:p><text:span text:style-name="T23"> - headquartered in Cambridge, UK</text:span></text:p>
          </table:table-cell>
          <table:table-cell table:style-name="ce130"/>
          <table:table-cell table:style-name="ce141"/>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IBM presents the first line of 9345 hard disk drives. </text:p>
            <text:p> - the first HDD to use magneto-resistive heads (the bits could be stored more densely)</text:p>
            <text:p> - had two 1 GB hard disk assemblies</text:p>
            <text:p> - the second model had two 1.5 GB HDA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mstrad CPC was discontinu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urbo C++ 1.0 supplanted Turbo C.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Photoshop is born.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Haskell programming language was developed.</text:span></text:p>
            <text:p><text:span text:style-name="T31">&gt; let n = read nStr</text:span></text:p>
            <text:p><text:span text:style-name="T31">&gt; print . take n$ map (2^) [0..]</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8">WWW, still tied to Unix systems, spread to the masses.</text:span><text:span text:style-name="T39"> </text:span></text:p>
            <text:p><text:span text:style-name="T22"> - the first Web server was developed on a NeXT computer</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C90.</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Dangerous Dave was reworked for DOS. </text:p>
            <text:p> - used up to six color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3">Dangerous Dave in Copyright Infringement. </text:span></text:p>
            <text:p><text:span text:style-name="T22"> - working smooth scrolling in a PC game was applied for the first time.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2" office:value-type="string" calcext:value-type="string">
            <text:p>TECH: Commander Keen 1-3 was released (Dec. '90) for MS-DOS. </text:p>
            <text:p> - adaptive tile refresh </text:p>
            <text:p>   -&gt; showed off smooth scrolling on a PC </text:p>
            <text:p>       (after the Dangerous Dave in Copyright Infringement demo).</text:p>
            <text:p>   -&gt; was replaced with an alternative for the following trilogy. </text:p>
            <text:p> - the title rode the shareware marketing tactic</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5" office:value-type="string" calcext:value-type="string">
            <text:p><text:span text:style-name="T16">Windows 3.0 came out.</text:span><text:span text:style-name="T17"> </text:span></text:p>
            <text:p><text:span text:style-name="T23"> - Full support of real mode  </text:span></text:p>
            <text:p><text:span text:style-name="T18"> - </text:span><text:span text:style-name="T19">CPU: 8086/8088 processor or better</text:span></text:p>
            <text:p><text:span text:style-name="T23"> - RAM: 1 MB </text:span></text:p>
            <text:p><text:span text:style-name="T23"> - Storage: Hard drive with 6–8 MB of free space</text:span></text:p>
            <text:p><text:span text:style-name="T23"> - # of cores: </text:span></text:p>
            <text:p><text:span text:style-name="T23"> - Gfx cards: </text:span></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115" office:value-type="string" calcext:value-type="string">
            <text:p>640 × 480 × 16 color resolution becomes more common / "the standard". </text:p>
            <text:p> - Common monitor size: 14 in. </text:p>
            <text:p> - 320 x 200 was still very common. </text:p>
            <text:p> - 15 ppd at 32" from the monitor. </text:p>
          </table:table-cell>
          <table:table-cell table:style-name="ce130"/>
          <table:table-cell table:style-name="ce20" table:number-columns-repeated="21"/>
          <table:table-cell table:number-columns-repeated="998"/>
        </table:table-row>
        <table:table-row table:style-name="ro1">
          <table:table-cell table:style-name="ce15" office:value-type="string" calcext:value-type="string">
            <text:p>c. 1991</text:p>
          </table:table-cell>
          <table:table-cell table:style-name="ce56"/>
          <table:table-cell table:style-name="ce72"/>
          <table:table-cell table:style-name="ce109" office:value-type="string" calcext:value-type="string">
            <text:p>Apple created their own custom font, the true-type font, along with the corresponding file format (TTF).</text:p>
          </table:table-cell>
          <table:table-cell table:style-name="ce130"/>
          <table:table-cell table:style-name="ce20" table:number-columns-repeated="21"/>
          <table:table-cell table:number-columns-repeated="998"/>
        </table:table-row>
        <table:table-row table:style-name="ro1">
          <table:table-cell table:style-name="ce15" office:value-type="float" office:value="1991" calcext:value-type="float">
            <text:p>1991</text:p>
          </table:table-cell>
          <table:table-cell table:style-name="ce56"/>
          <table:table-cell table:style-name="ce72" office:value-type="string" calcext:value-type="string">
            <text:p>First Samurai (Amiga)</text:p>
          </table:table-cell>
          <table:table-cell table:style-name="ce109" office:value-type="string" calcext:value-type="string">
            <text:p>Richard Stallman finished working on GNU.</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A kernel engineered by Linus Torvalds was first created using GNU programs, with the holistic product becoming known as the first Linux OS distribution. </text:span></text:p>
            <text:p><text:span text:style-name="T23"> - Linux was made to be free and open-source. </text:span></text:p>
            <text:p><text:span text:style-name="T23"> - GUI is not a part of Linux. The X Window system was later incorporated into Linux.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PowerPC RISC ISA was developed by the AIM group (Apple + IBM + Motorola).</text:span></text:p>
            <text:p><text:span text:style-name="T18"> - </text:span><text:span text:style-name="T19">ld/str architectur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Guido van Rossum came out with Python 0.9.0.</text:span><text:span text:style-name="T17">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Work began on the first version of Java, led by James Gosling.</text:span><text:span text:style-name="T17">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Vim v1.14 text editor was developed and made available by Bram Moolenaar.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QBasic IDE and interpreter for mode 13h came ou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first commercially available 64-bit processor was developed by MIPS Technologie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MS-DOS 5.0 was copyright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office:value-type="string" calcext:value-type="string">
            <text:p>Street Fighter II (CPS-1)</text:p>
          </table:table-cell>
          <table:table-cell table:style-name="ce72"/>
          <table:table-cell table:style-name="ce105" office:value-type="string" calcext:value-type="string">
            <text:p>Dangerous Dave 2 came out, originally designed for MS-DO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5" office:value-type="string" calcext:value-type="string">
            <text:p>Prehistorik.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16" office:value-type="string" calcext:value-type="string">
            <text:p>id Software was found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5" office:value-type="string" calcext:value-type="string">
            <text:p>Hovertank 3D was released for MS-DOS (Apr. '91). </text:p>
          </table:table-cell>
          <table:table-cell table:style-name="ce130"/>
          <table:table-cell table:style-name="ce20" table:number-columns-repeated="21"/>
          <table:table-cell table:number-columns-repeated="998"/>
        </table:table-row>
        <table:table-row table:style-name="ro2">
          <table:table-cell table:style-name="ce15"/>
          <table:table-cell table:style-name="ce56"/>
          <table:table-cell table:style-name="ce72"/>
          <table:table-cell table:style-name="ce104" office:value-type="string" calcext:value-type="string">
            <text:p>TECH: Raycasting, texture mapping (mode 7)</text:p>
            <text:p> - Catacomb 3-D (Nov. '91)</text:p>
          </table:table-cell>
          <table:table-cell table:style-name="ce130"/>
          <table:table-cell table:style-name="ce20" office:value-type="string" calcext:value-type="string">
            <text:p> - encoding</text:p>
            <text:p> - decoding</text:p>
            <text:p> - capturing videos</text:p>
            <text:p> - outputting videos</text:p>
          </table:table-cell>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John Carmack acquires his first NeXTSTEP computer. </text:p>
            <text:p> - id Software team learns Objective-C.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XGA (eXtended Graphics Array) from VESA was introduced. </text:p>
            <text:p> - for 1024 × 768 non-interlaced resolution</text:p>
            <text:p> - maximum 70 Hz refresh rat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Win 3.1 MME (Multimedia Extensions) 1.0 was released. </text:span></text:p>
            <text:p><text:span text:style-name="T27"> - </text:span><text:span text:style-name="T28">every IBM PC includes the 320x200x256 color driver.</text:span><text:span text:style-name="T29"> </text:span></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text:span text:style-name="T23">Visual Basic (VB) was developed by Microsoft.</text:span></text:p>
            <text:p><text:span text:style-name="T23"> - event-driven</text:span></text:p>
            <text:p><text:span text:style-name="T23"> - features Component Object programming model</text:span></text:p>
            <text:p><text:span text:style-name="T23"> - like the original, true BASIC, this language was designed to be easy to learn and use</text:span></text:p>
            <text:p><text:span text:style-name="T31">&gt; Private Function ParseRefs (text As String) As String</text:span></text:p>
            <text:p><text:span text:style-name="T31">&gt; a() = Split (text, "&lt;ref&gt;")</text:span></text:p>
            <text:p><text:span text:style-name="T31">&gt; For i = 0 To UBound(a())</text:span></text:p>
            <text:p><text:span text:style-name="T31">&gt; Next i</text:span></text:p>
            <text:p><text:span text:style-name="T31">&gt; End Function</text:span></text:p>
          </table:table-cell>
          <table:table-cell table:style-name="ce130"/>
          <table:table-cell table:style-name="ce20" table:number-columns-repeated="21"/>
          <table:table-cell table:number-columns-repeated="998"/>
        </table:table-row>
        <table:table-row table:style-name="ro1">
          <table:table-cell table:style-name="ce15" office:value-type="string" calcext:value-type="string">
            <text:p>c. 1992</text:p>
          </table:table-cell>
          <table:table-cell table:style-name="ce33" office:value-type="string" calcext:value-type="string" table:number-columns-spanned="3" table:number-rows-spanned="1">
            <text:p>The 600nm semiconductor fabrication process was commercialized. </text:p>
          </table:table-cell>
          <table:covered-table-cell/>
          <table:covered-table-cell table:style-name="ce90"/>
          <table:table-cell table:style-name="ce130"/>
          <table:table-cell table:style-name="ce143"/>
          <table:table-cell table:style-name="ce20" table:number-columns-repeated="20"/>
          <table:table-cell table:number-columns-repeated="998"/>
        </table:table-row>
        <table:table-row table:style-name="ro1">
          <table:table-cell table:style-name="ce19" office:value-type="float" office:value="1992" calcext:value-type="float">
            <text:p>1992</text:p>
          </table:table-cell>
          <table:table-cell table:style-name="ce56"/>
          <table:table-cell table:style-name="ce72" office:value-type="string" calcext:value-type="string">
            <text:p>Super Mario Kart (Nintendo)</text:p>
            <text:p> - texture mapping / mode 7 (graphics mode </text:p>
            <text:p>   on SNES)</text:p>
          </table:table-cell>
          <table:table-cell table:style-name="ce104" office:value-type="string" calcext:value-type="string">
            <text:p>Ultima Underworld: The Stygian Abyss came out (Mar. '92). </text:p>
            <text:p> - 1st person action (RPG) in 3D envt. </text:p>
            <text:p> - looking up and down</text:p>
            <text:p> - non-linear gameplay</text:p>
            <text:p> - slopes, angled walls</text:p>
            <text:p> - transparencies</text:p>
          </table:table-cell>
          <table:table-cell table:style-name="ce130"/>
          <table:table-cell table:style-name="ce143"/>
          <table:table-cell table:style-name="ce20" table:number-columns-repeated="20"/>
          <table:table-cell table:number-columns-repeated="998"/>
        </table:table-row>
        <table:table-row table:style-name="ro1">
          <table:table-cell table:style-name="ce15"/>
          <table:table-cell table:style-name="ce56"/>
          <table:table-cell table:style-name="ce72" office:value-type="string" calcext:value-type="string">
            <text:p>The 2nd gen died. </text:p>
          </table:table-cell>
          <table:table-cell table:style-name="ce104" office:value-type="string" calcext:value-type="string">
            <text:p>Wolfenstein 3D was released (May '92). </text:p>
            <text:p> - Wolfenstein 3D engine was coded in ANSI C and Assembly. </text:p>
            <text:p> - id Software's first to use VGA</text:p>
            <text:p> - fixed-grid levels (raycasted 3D scenes)</text:p>
            <text:p> - proprietary 16-bit sound drivers were used. </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4">The first stable release of OpenGL (Open Graphics Library) from made its way in.</text:span></text:p>
            <text:p><text:span text:style-name="T22"> - real-time 3D graphics standard</text:span></text:p>
            <text:p><text:span text:style-name="T22"> - shader support</text:span></text:p>
            <text:p><text:span text:style-name="T22"> - GPU-oriented API (hardware-accelerated)</text:span></text:p>
            <text:p><text:span text:style-name="T22"> - developed by Silicon Graphics, Inc. (SGI)</text:span></text:p>
            <text:p><text:span text:style-name="T25"> - </text:span><text:span text:style-name="T26">mode 13h for BIOS/DOS is starting to get edged out by graphics libraries</text:span></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Mortal Kombat was released for arcade systems.</text:span><text:span text:style-name="T17"> </text:span></text:p>
            <text:p><text:span text:style-name="T23"> - made use of digitized sprites. </text:span></text:p>
            <text:p><text:span text:style-name="T23"> - very graphic. </text:span></text:p>
          </table:table-cell>
          <table:table-cell table:style-name="ce130"/>
          <table:table-cell table:style-name="ce144"/>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Win 3.1</text:span></text:p>
            <text:p><text:span text:style-name="T25"> - </text:span><text:span text:style-name="T26">Processor: 80386 or higher processor</text:span></text:p>
            <text:p><text:span text:style-name="T22"> - Memory: 2 MB + RAM</text:span></text:p>
            <text:p><text:span text:style-name="T22"> - Storage: 8 MB Hard drive space </text:span></text:p>
            <text:p><text:span text:style-name="T22"> - # of cores: </text:span></text:p>
          </table:table-cell>
          <table:table-cell table:style-name="ce130"/>
          <table:table-cell table:style-name="ce145" office:value-type="string" calcext:value-type="string" table:number-columns-spanned="2" table:number-rows-spanned="1">
            <text:p>"Software rendering" depends on the CPU to generate the screen elements. The problem is that the CPU is busy doing other "stuff" at the same time, which could slow down screen painting.</text:p>
          </table:table-cell>
          <table:covered-table-cell/>
          <table:table-cell table:style-name="ce20" table:number-columns-repeated="19"/>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Plan 9 distributed OS with a text editor was created. </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SPARC V8 was released.</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urbo C++ 3.0 was pushed forward. </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MCC Interim Linux, the first Linux distro, was born. </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SLS (Softlanding Linux System) was created. </text:p>
            <text:p> - The first Linux distro to feature the X Window system which allowed for the </text:p>
            <text:p>   realization of a GUI desktop environment.</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2">UTF-8 text encoding was designed.</text:span></text:p>
            <text:p><text:span text:style-name="T18"> - </text:span><text:span text:style-name="T19">backwards compatible with ASCII</text:span></text:p>
            <text:p><text:span text:style-name="T23"> - implemented for Plan 9 OS at first</text:span></text:p>
            <text:p><text:span text:style-name="T23"> - used in virtually all of WWW</text:span></text:p>
            <text:p><text:span text:style-name="T23"> - developed by Ken Thompson and Rob Pike</text:span></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MS34010 no longer a model. </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Samsung KM48SL2000 became the first commercially available SDRAM chip.</text:p>
            <text:p> - 16MB capacity</text:p>
            <text:p> - SDRAM stands for "synchronous dynamic random-access memory"</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PCI-SIG consortium was started.</text:span></text:p>
            <text:p><text:span text:style-name="T18"> - </text:span><text:span text:style-name="T19">in charge of the designs for the PCIe as an open industry standard for expansion buses</text:span></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First SSD modules are made. </text:p>
          </table:table-cell>
          <table:table-cell table:style-name="ce130"/>
          <table:table-cell table:style-name="ce62"/>
          <table:table-cell table:style-name="ce20" table:number-columns-repeated="20"/>
          <table:table-cell table:number-columns-repeated="998"/>
        </table:table-row>
        <table:table-row table:style-name="ro1">
          <table:table-cell table:style-name="ce16"/>
          <table:table-cell table:style-name="ce57"/>
          <table:table-cell table:style-name="ce73"/>
          <table:table-cell table:style-name="ce98" office:value-type="string" calcext:value-type="string">
            <text:p>Volkov Commander terminal program was released. </text:p>
            <text:p> - written in Assembly -&gt; very small (less than 100 KB) and fast.</text:p>
          </table:table-cell>
          <table:table-cell table:style-name="ce130"/>
          <table:table-cell table:style-name="ce62"/>
          <table:table-cell table:style-name="ce20" table:number-columns-repeated="20"/>
          <table:table-cell table:number-columns-repeated="998"/>
        </table:table-row>
        <table:table-row table:style-name="ro1">
          <table:table-cell table:style-name="ce15" office:value-type="string" calcext:value-type="string">
            <text:p>c. 1993</text:p>
          </table:table-cell>
          <table:table-cell table:style-name="ce59" office:value-type="string" calcext:value-type="string" table:number-columns-spanned="3" table:number-rows-spanned="1">
            <text:p>The first smartphone was designed by employees at IBM. </text:p>
          </table:table-cell>
          <table:covered-table-cell/>
          <table:covered-table-cell table:style-name="ce90"/>
          <table:table-cell table:style-name="ce130"/>
          <table:table-cell table:style-name="ce20" table:number-columns-repeated="21"/>
          <table:table-cell table:number-columns-repeated="998"/>
        </table:table-row>
        <table:table-row table:style-name="ro1">
          <table:table-cell table:style-name="ce15"/>
          <table:table-cell table:style-name="ce60" office:value-type="string" calcext:value-type="string" table:number-columns-spanned="3" table:number-rows-spanned="1">
            <text:p>We are seeing a shift from 16-bit architectures to 32-bit architectures. </text:p>
          </table:table-cell>
          <table:covered-table-cell/>
          <table:covered-table-cell table:style-name="ce90"/>
          <table:table-cell table:style-name="ce130"/>
          <table:table-cell table:style-name="ce20" table:number-columns-repeated="21"/>
          <table:table-cell table:number-columns-repeated="998"/>
        </table:table-row>
        <table:table-row table:style-name="ro1">
          <table:table-cell table:style-name="ce15" office:value-type="float" office:value="1993" calcext:value-type="float">
            <text:p>1993</text:p>
          </table:table-cell>
          <table:table-cell table:style-name="ce56"/>
          <table:table-cell table:style-name="ce72" office:value-type="string" calcext:value-type="string">
            <text:p>Aladdin</text:p>
          </table:table-cell>
          <table:table-cell table:style-name="ce104" office:value-type="string" calcext:value-type="string">
            <text:p>The MSVC (Microsoft Visual C++) compiler was finished and made accessibl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SSTND (filesystem standard) was drafted specifically for GNU/Linux.</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ext2 Linux file system was introduc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16">Wine was developed for running Windows-compatible applications and games on Linux.</text:span><text:span text:style-name="T17"> </text:span></text:p>
            <text:p><text:span text:style-name="T23"> - Supervisory passed over to Alexandre Julliard</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Nvidia was found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SPARC V9 was releas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Laser discs: more room used for more conten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Novell bought the rights for Unix from AT&amp;T to compete with Microsoft, merging with AT&amp;T. </text:p>
            <text:p> - It later sold the trademark and certification rights for Unix to the Open Group </text:p>
            <text:p>   (X/Open Consortium).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Development began for the XFS (Extended File System).  </text:p>
            <text:p> - designed and developed for Unix-like system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HTML was introduc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office:value-type="string" calcext:value-type="string">
            <text:p>16-bit on its way out. </text:p>
          </table:table-cell>
          <table:table-cell table:style-name="ce97" office:value-type="string" calcext:value-type="string">
            <text:p>Myst came out on Mac OS. </text:p>
            <text:p> - multimedia tech (pre-rendered content, FMV on CD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office:value-type="string" calcext:value-type="string">
            <text:p>The 32-/64-bit 5th generation was introduced. </text:p>
            <text:p> - 3D polygon graphics with texture mapping</text:p>
            <text:p> - 3D graphics capabilities – lighting, Gouraud shading, anti-aliasing and texture filtering</text:p>
            <text:p> - Optical disc (CD-ROM) game storage, allowing much larger storage space (up to 650 MB) than ROM cartridges</text:p>
            <text:p> - CD quality audio recordings (music and speech) – PCM audio with 16-bit depth and 44.1 kHz sampling rate</text:p>
            <text:p> - Wide adoption of full motion video, displaying pre-rendered computer animation or live action footage</text:p>
            <text:p> - Analog controllers</text:p>
            <text:p> - Display resolutions from 480i/480p to 576i</text:p>
            <text:p> - Color depth up to 16,777,216 colors (24-bit true color)</text:p>
          </table:table-cell>
          <table:table-cell table:style-name="ce104" office:value-type="string" calcext:value-type="string">
            <text:p>Doom</text:p>
            <text:p> - 32-bit game that could run on 16-bit machines </text:p>
            <text:p> - id Tech 1 engine coded in C (mostly) and ASM (for rendering </text:p>
            <text:p>   and optimization)</text:p>
            <text:p> - maps are not fixed-grid</text:p>
            <text:p> - variable lighting</text:p>
            <text:p> - BSP(T) used for elevation/descent </text:p>
            <text:p> - the DMX library (from Paul Radek) was used for sound and music. </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first version of the Build game engine is born. </text:p>
            <text:p> - using MS-DOS 5 (launched in 1991) on 486DX and Pentium machines. </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Prehistorik 2.</text:p>
          </table:table-cell>
          <table:table-cell table:style-name="ce130"/>
          <table:table-cell table:style-name="ce62" office:value-type="string" calcext:value-type="string">
            <text:p>"GPU rendering" hands off much of the screen drawing to the Graphics card. In theory this can be better/faster if you have a high-power graphics card for a few reasons:</text:p>
          </table:table-cell>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 Berners-Lee released the source code for the first web-browser </text:p>
            <text:p>and editor. </text:p>
          </table:table-cell>
          <table:table-cell table:style-name="ce130"/>
          <table:table-cell table:style-name="ce62" office:value-type="string" calcext:value-type="string">
            <text:p>the GPU isn't as busy as the CPU which is doing "everything" else</text:p>
          </table:table-cell>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Microsoft released Windows NT 3.1. </text:span></text:p>
            <text:p><text:span text:style-name="T23"> - Had its own virtual DOS machine, the NTVDM. </text:span></text:p>
            <text:p><text:span text:style-name="T22"> - Microsoft developed NTFS (New Technology File System) as the filesystem for NT </text:span></text:p>
            <text:p><text:span text:style-name="T22">   and subsequent Windows versions, ditching FAT. </text:span></text:p>
          </table:table-cell>
          <table:table-cell table:style-name="ce130"/>
          <table:table-cell table:style-name="ce62" office:value-type="string" calcext:value-type="string">
            <text:p>GPU is optimized for graphics, CPU isn't (CPU has to do more calculations)</text:p>
          </table:table-cell>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The very first version of Linux Debian was created. </text:span></text:p>
            <text:p><text:span text:style-name="T23"> - by Ian Murdock</text:span></text:p>
          </table:table-cell>
          <table:table-cell table:style-name="ce130"/>
          <table:table-cell table:style-name="ce146"/>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Slackware distro came out.</text:p>
            <text:p> - by Patrick Volkerding</text:p>
          </table:table-cell>
          <table:table-cell table:style-name="ce130"/>
          <table:table-cell table:style-name="ce146"/>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first version of the Lua scripting language was written.</text:span></text:p>
            <text:p><text:span text:style-name="T23"> - performant enough to be a language of choice for making games</text:span></text:p>
            <text:p><text:span text:style-name="T23"> - can be used for embedded systems</text:span></text:p>
          </table:table-cell>
          <table:table-cell table:style-name="ce130"/>
          <table:table-cell table:style-name="ce146"/>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urbo C++ 4.0 came out. </text:p>
          </table:table-cell>
          <table:table-cell table:style-name="ce130"/>
          <table:table-cell table:style-name="ce146"/>
          <table:table-cell table:style-name="ce20" table:number-columns-repeated="20"/>
          <table:table-cell table:number-columns-repeated="998"/>
        </table:table-row>
        <table:table-row table:style-name="ro1">
          <table:table-cell table:style-name="ce16"/>
          <table:table-cell table:style-name="ce57"/>
          <table:table-cell table:style-name="ce73"/>
          <table:table-cell table:style-name="ce108" office:value-type="string" calcext:value-type="string">
            <text:p>The Pentium I CPU was launched.</text:p>
            <text:p> - P5 architecture </text:p>
            <text:p> - the first processor to feature an on-chip L1 cache </text:p>
          </table:table-cell>
          <table:table-cell table:style-name="ce130"/>
          <table:table-cell table:style-name="ce146" office:value-type="string" calcext:value-type="string">
            <text:p>Many GPU's are designed to process graphics commands in parallel. CPU single-threads them. </text:p>
          </table:table-cell>
          <table:table-cell table:style-name="ce20" table:number-columns-repeated="20"/>
          <table:table-cell table:number-columns-repeated="998"/>
        </table:table-row>
        <table:table-row table:style-name="ro1">
          <table:table-cell table:style-name="ce15" office:value-type="string" calcext:value-type="string">
            <text:p>c. 1994</text:p>
          </table:table-cell>
          <table:table-cell table:style-name="ce61" table:number-columns-repeated="2"/>
          <table:table-cell table:style-name="ce104" office:value-type="string" calcext:value-type="string">
            <text:p>Red Hat project was launched.</text:p>
            <text:p> - headed by Mark Ewing</text:p>
          </table:table-cell>
          <table:table-cell table:style-name="ce130"/>
          <table:table-cell table:style-name="ce62"/>
          <table:table-cell table:style-name="ce20" table:number-columns-repeated="20"/>
          <table:table-cell table:number-columns-repeated="998"/>
        </table:table-row>
        <table:table-row table:style-name="ro1">
          <table:table-cell table:style-name="ce15" office:value-type="float" office:value="1994" calcext:value-type="float">
            <text:p>1994</text:p>
          </table:table-cell>
          <table:table-cell table:style-name="ce59" office:value-type="string" calcext:value-type="string" table:number-columns-spanned="3" table:number-rows-spanned="1">
            <text:p>The first smartphones became commercially available. </text:p>
          </table:table-cell>
          <table:covered-table-cell/>
          <table:covered-table-cell table:style-name="ce90"/>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61" table:number-columns-repeated="2"/>
          <table:table-cell table:style-name="ce91" office:value-type="string" calcext:value-type="string">
            <text:p>The FC-AL (Fiber Channel Arbitrated Loop) became the new standard for Fiber Channel interfaces.</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61" table:number-columns-repeated="2"/>
          <table:table-cell table:style-name="ce91" office:value-type="string" calcext:value-type="string">
            <text:p><text:span text:style-name="T30">SSL (Secure Sockets Layer) protocol and TLS (Transport Security Layer) were developed.</text:span></text:p>
            <text:p><text:span text:style-name="T23"> - SSL was superceded by SSH (secure shell, a cryptographic network protocol).</text:span></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office:value-type="string" calcext:value-type="string">
            <text:p>The Need For Speed (TNFS) was released.</text:p>
          </table:table-cell>
          <table:table-cell table:style-name="ce97" office:value-type="string" calcext:value-type="string">
            <text:p>Micro Machines came out for DOS. </text:p>
          </table:table-cell>
          <table:table-cell table:style-name="ce130"/>
          <table:table-cell table:style-name="ce62" office:value-type="string" calcext:value-type="string">
            <text:p>GPU has dedicated memory it does not have to share with other CPU-based apps. </text:p>
          </table:table-cell>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Lords of the Realm was released for MS-DOS and Amiga. </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Elder Scrolls Arena came out. </text:p>
          </table:table-cell>
          <table:table-cell table:style-name="ce130"/>
          <table:table-cell table:style-name="ce62"/>
          <table:table-cell table:style-name="ce20" table:number-columns-repeated="20"/>
          <table:table-cell table:number-columns-repeated="998"/>
        </table:table-row>
        <table:table-row table:style-name="ro1">
          <table:table-cell table:style-name="ce15"/>
          <table:table-cell table:style-name="ce56"/>
          <table:table-cell table:style-name="ce72" office:value-type="string" calcext:value-type="string">
            <text:p>Stunt Race FX came out. </text:p>
            <text:p> - Made use of the SNES' SuperFX chipset in 4th gen consoles.</text:p>
            <text:p> - Faster 3D rendering.  </text:p>
          </table:table-cell>
          <table:table-cell table:style-name="ce97" office:value-type="string" calcext:value-type="string">
            <text:p>Heretic came out, developed by Raven Software and produced by </text:p>
            <text:p>John Romero.</text:p>
            <text:p> - Slated with the Doom engine.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System Shock was released for MS-DOS (Sept. '94). </text:p>
            <text:p> - one of the first games featuring bi-axial aiming (with affine texture mapping) </text:p>
            <text:p> - levels/spaces on top of other levels/space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Doom II came out (Oct. '94). </text:p>
            <text:p> - features glowing and shifting texture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Warcraft: Orcs &amp; Humans was released (Nov '94).</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Bungie finished and released Marathon for Macintosh (Dec. '94).</text:span><text:span text:style-name="T17"> </text:span></text:p>
            <text:p><text:span text:style-name="T23"> - "floating" momentum, friendly units, puzzles, swimming, </text:span></text:p>
            <text:p><text:span text:style-name="T23">   scripted events, reload mechanic</text:span></text:p>
            <text:p><text:span text:style-name="T23"> - obscure because Mac gaming wasn't taken seriously.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Descent came out, first for MS-DOS and then Macintosh.</text:p>
            <text:p> - software rendering was used to draw the scenes and objects. </text:p>
            <text:p> - arguably the first FPS to feature 3D objects </text:p>
            <text:p> - six degrees of freedom</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James Gosling finished developing the Java programming language and the JVM (Java Virtual Machine).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last version of MS-DOS, 6.22, was releas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Apple began their transition from the Motorola 68000 series of 32-bit CISC processors to PowerPC ISA.</text:span></text:p>
            <text:p><text:span text:style-name="T23"> - ld/str (reg-reg architectur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VESA standardized SVGA.</text:span></text:p>
            <text:p><text:span text:style-name="T23"> - Until then every SVGA chipset had its own design.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Watcom fold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Netscape was creat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Yahoo was creat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Amazon was founded.</text:p>
          </table:table-cell>
          <table:table-cell table:style-name="ce130"/>
          <table:table-cell table:style-name="ce20" table:number-columns-repeated="21"/>
          <table:table-cell table:number-columns-repeated="998"/>
        </table:table-row>
        <table:table-row table:style-name="ro1">
          <table:table-cell table:style-name="ce17" office:value-type="float" office:value="1995" calcext:value-type="float">
            <text:p>1995</text:p>
          </table:table-cell>
          <table:table-cell table:style-name="ce24" office:value-type="string" calcext:value-type="string" table:number-columns-spanned="3" table:number-rows-spanned="1">
            <text:p>The 350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29" table:number-columns-repeated="2"/>
          <table:table-cell table:style-name="ce117" office:value-type="string" calcext:value-type="string">
            <text:p>The <text:s text:c="2"/>A p a c h e <text:s text:c="2"/>HTTP Server, a free and open-source web-server written in C, was created.</text:p>
          </table:table-cell>
          <table:table-cell table:style-name="ce130"/>
          <table:table-cell table:style-name="ce20" table:number-columns-repeated="21"/>
          <table:table-cell table:number-columns-repeated="998"/>
        </table:table-row>
        <table:table-row table:style-name="ro1">
          <table:table-cell table:style-name="ce15"/>
          <table:table-cell table:style-name="ce29" table:number-columns-repeated="2"/>
          <table:table-cell table:style-name="ce94" office:value-type="string" calcext:value-type="string">
            <text:p>The first version of the PHP scripting language was released.</text:p>
          </table:table-cell>
          <table:table-cell table:style-name="ce130"/>
          <table:table-cell table:style-name="ce20" table:number-columns-repeated="21"/>
          <table:table-cell table:number-columns-repeated="998"/>
        </table:table-row>
        <table:table-row table:style-name="ro1">
          <table:table-cell table:style-name="ce15"/>
          <table:table-cell table:style-name="ce29" table:number-columns-repeated="2"/>
          <table:table-cell table:style-name="ce96" office:value-type="string" calcext:value-type="string">
            <text:p><text:span text:style-name="T22">SSH (secure shell, a cryptographic network protocol) arrived.</text:span></text:p>
            <text:p><text:span text:style-name="T23"> - remote login</text:span></text:p>
            <text:p><text:span text:style-name="T23"> - command-line execution</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Need For Speed was ported to DO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Novell sold the Unix division, SVR4, UnixWare, and all the rights for Unix to the Open Group (X/Open Consortium).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Windows 95 came ou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The first edition of JavaScript was developed by Brendan Eich.</text:span><text:span text:style-name="T17">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TI comes out with 3D Rage (Mach 64 GT) 3D graphics accelerator chip.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Nvidia comes out with Diamond Edge 3D (NV1) accelerator chip.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Nvidia and ATI rivalry begin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Pentium Pro (P6) CPU came out. </text:p>
            <text:p> - The first x86 CPU to handle over 4GB of RAM. </text:p>
            <text:p> - Data bus: 64 bits</text:p>
            <text:p> - Address bus: 36 bits</text:p>
            <text:p> - Maximum memory: 64 GB</text:p>
            <text:p> - L1 cache: 8 KB + 8 KB</text:p>
            <text:p> - L2 cache: external, 256-1024 KB (CPU frequency)</text:p>
            <text:p> - Clock frequency: 150-200 MHz</text:p>
            <text:p> - # of cores: </text:p>
          </table:table-cell>
          <table:table-cell table:style-name="ce130"/>
          <table:table-cell table:style-name="ce147" office:value-type="string" calcext:value-type="string" table:number-columns-spanned="2" table:number-rows-spanned="1">
            <text:p>By default, there is no need to enable OpenCV with CUDA for GPU processing, but during production, when you have heavy OpenCV manipulations to do on image/video files, we can make use of the OpenCV CUDA library to make those operations to run on GPU rather than CPU and it saves a lot of time.</text:p>
          </table:table-cell>
          <table:covered-table-cell table:style-name="ce126"/>
          <table:table-cell table:style-name="ce20" table:number-columns-repeated="19"/>
          <table:table-cell table:number-columns-repeated="998"/>
        </table:table-row>
        <table:table-row table:style-name="ro1">
          <table:table-cell table:style-name="ce15"/>
          <table:table-cell table:style-name="ce56"/>
          <table:table-cell table:style-name="ce72"/>
          <table:table-cell table:style-name="ce97" office:value-type="string" calcext:value-type="string">
            <text:p>SmartMedia, one of the first SSD (NAND-based) memory cards, became accessible. </text:p>
          </table:table-cell>
          <table:table-cell table:style-name="ce130"/>
          <table:table-cell table:style-name="ce144"/>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47">First version of DirectX API came out</text:span><text:span text:style-name="T48"> as an SDK </text:span></text:p>
            <text:p><text:span text:style-name="T23">(software development kit), developed by Craig Eisler, Alex St. John, and Eric Engstrom of Microsoft.</text:span></text:p>
            <text:p><text:span text:style-name="T20"> - </text:span><text:span text:style-name="T21">low-level access to hardware components (e.g., a graphics </text:span></text:p>
            <text:p><text:span text:style-name="T20">   </text:span><text:span text:style-name="T21">card with a frame buffer, etc. - something that was previously handled by </text:span></text:p>
            <text:p><text:span text:style-name="T20">   </text:span><text:span text:style-name="T21">DOS). </text:span></text:p>
            <text:p><text:span text:style-name="T23"> - advanced features of a graphics card. </text:span></text:p>
            <text:p><text:span text:style-name="T23"> - helped game devs shift from DOS to Windows, making running games easier. </text:span></text:p>
            <text:p><text:span text:style-name="T23">   (Previously, the WinG High-Performance Graphics Library (wing32.dll) would be </text:span></text:p>
            <text:p><text:span text:style-name="T23">   used by older Windows systems to bring up high-resolution GUI for DOS games. </text:span></text:p>
            <text:p><text:span text:style-name="T23">   DOS would also have numerous hardware-specific prompts for the general user.) </text:span></text:p>
            <text:p><text:span text:style-name="T23"> - can tap into hardware's multimedia accelerator features. </text:span></text:p>
            <text:p><text:span text:style-name="T22"> - written in C++. </text:span></text:p>
            <text:p><text:span text:style-name="T20"> </text:span><text:span text:style-name="T21">- works with programmable shaders coded in HLSL (high-level shader lang.). </text:span></text:p>
            <text:p><text:span text:style-name="T20"> </text:span><text:span text:style-name="T21">- exclusive to Windows (unlike OpenGL and Vulkan).</text:span></text:p>
          </table:table-cell>
          <table:table-cell table:style-name="ce130"/>
          <table:table-cell table:style-name="ce144"/>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Mesa was rolled out.</text:span></text:p>
            <text:p><text:span text:style-name="T23"> - The first stable version of this graphics library was developed as a free and open-source </text:span></text:p>
            <text:p><text:span text:style-name="T23">   alternative to DirectX and OpenGL.</text:span></text:p>
          </table:table-cell>
          <table:table-cell table:style-name="ce130"/>
          <table:table-cell table:style-name="ce144"/>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urbo C++ 4.5 was rolled out. </text:p>
          </table:table-cell>
          <table:table-cell table:style-name="ce130"/>
          <table:table-cell table:style-name="ce144"/>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109" office:value-type="string" calcext:value-type="string">
            <text:p>Heroes of Might and Magic: A Strategic Quest was released (Sept '95).</text:p>
          </table:table-cell>
          <table:table-cell table:style-name="ce130"/>
          <table:table-cell table:style-name="ce144"/>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Hexen: Beyond Heretic came out (Oct. '95).</text:span><text:span text:style-name="T17"> </text:span></text:p>
            <text:p><text:span text:style-name="T23"> - coded mostly in C. </text:span></text:p>
            <text:p><text:span text:style-name="T22"> - employs the ACS (Action Code Script) for timing events. </text:span></text:p>
            <text:p><text:span text:style-name="T23"> - The Tome of Power is a precursor to alternate fire. </text:span></text:p>
          </table:table-cell>
          <table:table-cell table:style-name="ce130"/>
          <table:table-cell table:style-name="ce144"/>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Warcraft II: Tides of Darkness came out (Dec. '95). </text:p>
          </table:table-cell>
          <table:table-cell table:style-name="ce130"/>
          <table:table-cell table:style-name="ce144"/>
          <table:table-cell table:style-name="ce20" table:number-columns-repeated="20"/>
          <table:table-cell table:number-columns-repeated="998"/>
        </table:table-row>
        <table:table-row table:style-name="ro1">
          <table:table-cell table:style-name="ce15"/>
          <table:table-cell table:style-name="ce56"/>
          <table:table-cell table:style-name="ce72"/>
          <table:table-cell table:style-name="ce97" office:value-type="string" calcext:value-type="string">
            <text:p>640 x 480 is still common with differences coming to play: </text:p>
            <text:p> - 15" monitors became a thing. </text:p>
            <text:p> - Pixel density is at 30 ppd. </text:p>
          </table:table-cell>
          <table:table-cell table:style-name="ce130"/>
          <table:table-cell table:style-name="ce144"/>
          <table:table-cell table:style-name="ce20" table:number-columns-repeated="20"/>
          <table:table-cell table:number-columns-repeated="998"/>
        </table:table-row>
        <table:table-row table:style-name="ro1">
          <table:table-cell table:style-name="ce16"/>
          <table:table-cell table:style-name="ce57"/>
          <table:table-cell table:style-name="ce73"/>
          <table:table-cell table:style-name="ce118" office:value-type="string" calcext:value-type="string">
            <text:p>Star Wars: Dark Forces was released, originally for MS-DOS and Macintosh.</text:p>
          </table:table-cell>
          <table:table-cell table:style-name="ce130"/>
          <table:table-cell table:style-name="ce144"/>
          <table:table-cell table:style-name="ce20" table:number-columns-repeated="20"/>
          <table:table-cell table:number-columns-repeated="998"/>
        </table:table-row>
        <table:table-row table:style-name="ro1">
          <table:table-cell table:style-name="ce15" office:value-type="float" office:value="1996" calcext:value-type="float">
            <text:p>1996</text:p>
          </table:table-cell>
          <table:table-cell table:style-name="ce56"/>
          <table:table-cell table:style-name="ce72"/>
          <table:table-cell table:style-name="ce97" office:value-type="string" calcext:value-type="string">
            <text:p><text:span text:style-name="T16">Duke Nukem 3D (Jan. '96)</text:span><text:span text:style-name="T17"> </text:span></text:p>
            <text:p><text:span text:style-name="T23"> - showcasing the Build engine (entirely in C)</text:span></text:p>
            <text:p><text:span text:style-name="T23"> - you can JUMP!</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Quake came out in Jun. '96 for DOS and later for Windows. </text:p>
            <text:p> - The id Tech 2 engine was coded in C, QuakeC, and Assembly </text:p>
            <text:p>   (software rendering, optimization). </text:p>
            <text:p> - textured polygons</text:p>
            <text:p> - 3D weapon models</text:p>
            <text:p> - map compiling includes calculation of lighting and </text:p>
            <text:p>   shadows for BSP. </text:p>
            <text:p> - Gouraud shading for moving objects. </text:p>
            <text:p> - static lightmaps for inanimate object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Strife joined the FPS line. </text:p>
            <text:p> - arguably the first role-playing first-person shooter.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NFS was ported to Window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Lords of the Realm II was released for MS-DOS, Windows, and Mac.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IPsec was first drafted by NRL (the US Naval Research Laboratory).</text:span></text:p>
            <text:p><text:span text:style-name="T18"> - </text:span><text:span text:style-name="T19">Gurdeep Singh-Pall, a Microsoft employee, used the protocol to forge the first VPN (virtual </text:span></text:p>
            <text:p><text:span text:style-name="T18">   </text:span><text:span text:style-name="T19">private network).</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John the Ripper, a free password cracking tool, was developed in C by Solar Designer.</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first stable version of Linux Debian (v1.1) distribution was released as freeware. </text:p>
            <text:p> - Debian is known to be one of the most stable distros </text:p>
            <text:p> - has wide-ranging hardware support - gave birth to apt (advanced package tool)</text:p>
            <text:p> - favored for general-purpose applications</text:p>
            <text:p> - favored for server-related application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8">The first version of NASM (Netwide Assembler) was released.</text:span><text:span text:style-name="T39"> </text:span></text:p>
            <text:p><text:span text:style-name="T23"> - by Simon Tatham</text:span></text:p>
            <text:p><text:span text:style-name="T23"> - an assembler and disassembler </text:span></text:p>
            <text:p><text:span text:style-name="T23"> - designed for Intel x86 architecture </text:span></text:p>
            <text:p><text:span text:style-name="T23"> - can be used to write 16-bit, 32-bit, and 64-bit (x86-64) programs. </text:span></text:p>
            <text:p><text:span text:style-name="T23"> - itself coded in C and Assembly.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first line of AVR microcontrollers by Atmel, accompanied with an instruction set, was started.</text:span></text:p>
            <text:p><text:span text:style-name="T23"> - modified Harvard architecture</text:span></text:p>
            <text:p><text:span text:style-name="T23"> - 8-bit</text:span></text:p>
            <text:p><text:span text:style-name="T23"> - RISC</text:span></text:p>
            <text:p><text:span text:style-name="T23"> - single-chip</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USB port technology was introduced. </text:p>
            <text:p> - would later overshadow PS/2</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DOS/4G was introduced.</text:span><text:span text:style-name="T17"> </text:span></text:p>
            <text:p><text:span text:style-name="T23"> - Allows 16-bit programs and architectures to access up to 64MB of memory. </text:span></text:p>
            <text:p><text:span text:style-name="T23"> - DOS/4GW followed, coming with the Watcom C compiler.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Heroes of Might and Magic II was released (Oct. '96).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Diablo (Dec. '96)</text:p>
            <text:p> - boasts support of DirectX. </text:p>
            <text:p> - SVGA, 640x480. </text:p>
            <text:p> - use of two color palettes (one for objects and effects, one for background). </text:p>
          </table:table-cell>
          <table:table-cell table:style-name="ce97"/>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CSS came out.</text:p>
          </table:table-cell>
          <table:table-cell table:style-name="ce97"/>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Hotmail was founded.</text:p>
          </table:table-cell>
          <table:table-cell table:style-name="ce97"/>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Steve Jobs rejoins Apple after having sold NeXT to it.</text:p>
          </table:table-cell>
          <table:table-cell table:style-name="ce97"/>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CPI (Advanced Configuration and Power Interface) was engineered.</text:p>
            <text:p> - supplanted Advanced Power Management</text:p>
            <text:p> - replaced MultiProcessor Specification</text:p>
            <text:p> - did away with PnP (plug-and-play) BIOS Specification</text:p>
            <text:p> - co-developed by Intel, Toshiba, Microsoft</text:p>
          </table:table-cell>
          <table:table-cell table:style-name="ce97"/>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800x600 replaces 640x480 as the standard. </text:p>
          </table:table-cell>
          <table:table-cell table:style-name="ce97"/>
          <table:table-cell table:style-name="ce20" table:number-columns-repeated="21"/>
          <table:table-cell table:number-columns-repeated="998"/>
        </table:table-row>
        <table:table-row table:style-name="ro1">
          <table:table-cell table:style-name="ce17" office:value-type="float" office:value="1997" calcext:value-type="float">
            <text:p>1997</text:p>
          </table:table-cell>
          <table:table-cell table:style-name="ce24" office:value-type="string" calcext:value-type="string" table:number-columns-spanned="3" table:number-rows-spanned="1">
            <text:p>The 250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Quake gets early support for 3D acceleration with GLQuake.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Nvidia launches the RIVA 128 (ZX / NV3) chip.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Blood</text:p>
            <text:p> - shaped with the Build engine (purely in C)</text:p>
            <text:p> - voxels</text:p>
            <text:p> - intelligent AI</text:p>
            <text:p> - alternate fire mod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Need For Speed II: Special Editio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Heavy Gear</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Hexen II, molded with the Quake engine, was releas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Quake II came out. </text:p>
            <text:p> - with the engine based on id Tech 2. </text:p>
            <text:p> - employed colored lighting.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ge of Empires came ou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Grand Theft Auto 1 was releas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Mortal Kombat 4 came out.</text:span></text:p>
            <text:p><text:span text:style-name="T23"> - Boasts the use of 3D graphics.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Fallout was released for Windows. </text:p>
            <text:p> - took three years to develop. </text:p>
            <text:p> - employs cavalier-oblique hexagonal mapping gri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First Yahoo email servers became liv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WiFi was created by the 802.11 committee - a group formed in the same year and headed by Vic Hayes. </text:p>
            <text:p> - The committee created the IEEE802.11 set of standards for WLAN (wireless </text:p>
            <text:p>   local area network), thus giving birth to WiFi.</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first version of Microsoft Visual Studio came out. </text:p>
            <text:p> - comes with its own proprietary compiler (Microsoft Visual C++ compiler). </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108" office:value-type="string" calcext:value-type="string">
            <text:p>Pentium II came out. </text:p>
            <text:p> - Data bus: ? bits</text:p>
            <text:p> - Address bus: ? bits</text:p>
            <text:p> - Maximum memory: ? GB</text:p>
            <text:p> - L1 cache: </text:p>
            <text:p> - L2 cache: </text:p>
            <text:p> - Clock frequency: ? MHz</text:p>
            <text:p> - # of cores: </text:p>
          </table:table-cell>
          <table:table-cell table:style-name="ce130"/>
          <table:table-cell table:style-name="ce20" table:number-columns-repeated="21"/>
          <table:table-cell table:number-columns-repeated="998"/>
        </table:table-row>
        <table:table-row table:style-name="ro1">
          <table:table-cell table:style-name="ce15" office:value-type="float" office:value="1998" calcext:value-type="float">
            <text:p>1998</text:p>
          </table:table-cell>
          <table:table-cell table:style-name="ce24" office:value-type="string" calcext:value-type="string" table:number-columns-spanned="3" table:number-rows-spanned="1">
            <text:p>The 180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2">IPv6 was created.</text:span></text:p>
            <text:p><text:span text:style-name="T23"> - 128-bit address scheme allows for up to 340 trillion trillion trillion unique IP addresses </text:span></text:p>
            <text:p><text:span text:style-name="T23">   ( 340 x 10^(12+12+12) or 340 x 10^(36) or 3.40 x 10^38 = 2^128 ).</text:span></text:p>
            <text:p><text:span text:style-name="T23"> - addresses are spelled out in hexadecimal.</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CSS 2 came ou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office:value-type="string" calcext:value-type="string">
            <text:p>The 6th generation made its way in, featuring 128-bit systems. </text:p>
          </table:table-cell>
          <table:table-cell table:style-name="ce97" office:value-type="string" calcext:value-type="string">
            <text:p>AMD K6-2 CPU came out. </text:p>
            <text:p> - Data bus: ? bits</text:p>
            <text:p> - Address bus: ? bits</text:p>
            <text:p> - Maximum memory: ? GB</text:p>
            <text:p> - L1 cache: </text:p>
            <text:p> - L2 cache: </text:p>
            <text:p> - Clock frequency: 266-333-550 MHz</text:p>
            <text:p> - # of core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Intel engineered the i740 chipset, one of the first integrated graphics processors (IGP).</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FC-SW, or Fiber Channel Switch Fabric became the next standard for Fiber Channel interface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Apt was first developed for Linux.</text:span></text:p>
            <text:p><text:span text:style-name="T23"> - stands for "Advanced Package Tool"</text:span></text:p>
            <text:p><text:span text:style-name="T23"> - helps with installation and removal of libraries/packages/softwar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4">The first EFI (Extensible Firmware Interface) / UEFI (Unified Extensible Firmware Interface) was born.</text:span></text:p>
            <text:p><text:span text:style-name="T23"> - part of it is the GPT (GUID Partition Table). </text:span></text:p>
            <text:p><text:span text:style-name="T20"> - </text:span><text:span text:style-name="T21">A GUID/UUID is used to keep track of devices, accounts, documents, etc. An alternative </text:span></text:p>
            <text:p><text:span text:style-name="T22">   to BIOS's MBR (master boot record). A staple of IoT (Internet of Things).</text:span></text:p>
            <text:p><text:span text:style-name="T23"> - GUID (Global Unique ID) is used by Microsoft.</text:span></text:p>
            <text:p><text:span text:style-name="T23"> - UUID (Universally Unique ID) is used by other platforms</text:span></text:p>
            <text:p><text:span text:style-name="T18"> - </text:span><text:span text:style-name="T19">boasts a Graphics Output Protocol (GOP) driver for graphics in the pre-OS phase (stored in </text:span></text:p>
            <text:p><text:span text:style-name="T18">   </text:span><text:span text:style-name="T19">GraphicsOutput.C)</text:span></text:p>
            <text:p><text:span text:style-name="T20"> - </text:span><text:span text:style-name="T21">GOP provides runtime services like the runtime mode for access to the framebuffer</text:span></text:p>
            <text:p><text:span text:style-name="T23"> - GOP allows for querying a mode, setting a mode, and BitBlitting</text:span></text:p>
            <text:p><text:span text:style-name="T23"> - GOP can only be used during boot tim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Insyde Software, a firmware engineering company, was founded. </text:p>
            <text:p> - by Jeremy Wang and Jonathan Joseph</text:p>
            <text:p> - started in Taipei </text:p>
            <text:p> - develops vendor-specific BIOS/UEFI firmware, firmware for BMCs, device drivers, etc.</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2" office:value-type="string" calcext:value-type="string">
            <text:p>3Dfx presented the Voodoo2 chipset. </text:p>
            <text:p> - got its own proprietary API - the Glide API, specifically tailored for 3dfx accelerators. </text:p>
            <text:p> - certain games had their implementation rooted in this API. </text:p>
            <text:p> - Glide handled textures better than OpenGL and Direct3D, improving game performance. </text:p>
          </table:table-cell>
          <table:table-cell table:style-name="ce130" office:value-type="string" calcext:value-type="string">
            <text:p><text:s/></text:p>
          </table:table-cell>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irst Diamond Monster II 3D (proto-) gfx card was sold. </text:p>
            <text:p> - powered by a 3Dfx Voodoo2 chipse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first DDR SDRAM chip by Samsung was unveiled.</text:span></text:p>
            <text:p><text:span text:style-name="T23"> - boasted 64MB capacity</text:span></text:p>
            <text:p><text:span text:style-name="T23"> - DDR stands for "double data rat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Nvidia uncovers the RIVA TNT (NV4).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7" office:value-type="string" calcext:value-type="string">
            <text:p>The C++98 standard came out, featuring the STL (Standard Template Library) developed by Alexander Stepanov.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1" office:value-type="string" calcext:value-type="string">
            <text:p>The first version of SDL (Simple DirectMedia Layer) was made availabl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2" office:value-type="string" calcext:value-type="string">
            <text:p>Google was formed by Sergey Brin and Larry Pag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2" office:value-type="string" calcext:value-type="string">
            <text:p>VMware was start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0" office:value-type="string" calcext:value-type="string">
            <text:p>AOL acquired CompuServ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Populous: The Beginning was releas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irst Thief installment, The Dark Project, came ou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Knights and Merchants was first shipp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StarCraft was releas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Unreal came out, shaped with an engine coded in C and C++. </text:p>
            <text:p> - Showcases dynamic colored lighting. </text:p>
            <text:p> - Able to display volumetric fog. </text:p>
            <text:p> - Made use of the Glide API. </text:p>
            <text:p> - Was complemented with a matching music and sound design software written in Assembly. </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Half-Life was released</text:p>
            <text:p> - Uses the GoldSrc engine based on a modified Quake engine and </text:p>
            <text:p>   rewritten in C and C++. </text:p>
          </table:table-cell>
          <table:table-cell table:style-name="ce130"/>
          <table:table-cell table:style-name="ce20" table:number-columns-repeated="21"/>
          <table:table-cell table:number-columns-repeated="998"/>
        </table:table-row>
        <table:table-row table:style-name="ro1">
          <table:table-cell table:style-name="ce15" office:value-type="float" office:value="1999" calcext:value-type="float">
            <text:p>1999</text:p>
          </table:table-cell>
          <table:table-cell table:style-name="ce56"/>
          <table:table-cell table:style-name="ce72"/>
          <table:table-cell table:style-name="ce104" office:value-type="string" calcext:value-type="string">
            <text:p>Pentium III</text:p>
            <text:p> - Data bus: ? bits</text:p>
            <text:p> - Address bus: ? bits</text:p>
            <text:p> - Maximum memory: ? GB</text:p>
            <text:p> - L1 cache: </text:p>
            <text:p> - L2 cache: </text:p>
            <text:p> - Clock frequency: 266-333-550 MHz</text:p>
            <text:p> - # of cores: 1</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VMware Workstation was releas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GNU nano (TIP) text editor was creat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Gedit was releas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CSS 3 was released.</text:p>
            <text:p> - one big specification broken up into module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PuTTY terminal emulator was delivered. </text:span></text:p>
            <text:p><text:span text:style-name="T23"> - by Simon Tatham</text:span></text:p>
            <text:p><text:span text:style-name="T23"> - a free implementation of and support for SSH and legacy protocols such as Telnet</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62"/>
          <table:table-cell table:style-name="ce72"/>
          <table:table-cell table:style-name="ce110" office:value-type="string" calcext:value-type="string">
            <text:p><text:a xlink:href="https://en.wikipedia.org/wiki/Digital_Visual_Interface" xlink:type="simple">Digital Visual Interface (DVI) connection was made available.
 - spelled doom for VGA's popularity, rendering mode 13h and DOS to be legacy tech
 - unlike VGA, which would help feed analog signals, a DVI connection would route digital signals 
   (0s and 1s for Pulse Width Modulation)
 - would do well at 60 Hz
 - no support for audio or (Ethernet) data
 - limited color depth
 - 24+4 pins
 - for pinout: https://en.wikipedia.org/wiki/Digital_Visual_Interface</text:a></text:p>
          </table:table-cell>
          <table:table-cell table:style-name="ce130"/>
          <table:table-cell table:style-name="ce20" table:number-columns-repeated="21"/>
          <table:table-cell table:number-columns-repeated="998"/>
        </table:table-row>
        <table:table-row table:style-name="ro1">
          <table:table-cell table:style-name="ce15"/>
          <table:table-cell table:style-name="ce62"/>
          <table:table-cell table:style-name="ce72"/>
          <table:table-cell table:style-name="ce97" office:value-type="string" calcext:value-type="string">
            <text:p><text:span text:style-name="T22">Intel developed one of the first iGPU (integrated GPU) chips code-named "Whitney".</text:span></text:p>
            <text:p><text:span text:style-name="T20"> - </text:span><text:span text:style-name="T21">an iGPU is a chip embedded onto a CPU chip</text:span></text:p>
            <text:p><text:span text:style-name="T49"> - </text:span><text:span text:style-name="T50">an iGPU has its own VRAM (can be as small as 128MB)</text:span><text:span text:style-name="T51">, but can also make use of </text:span></text:p>
            <text:p><text:span text:style-name="T23">   the main RAM on the motherboard</text:span></text:p>
            <text:p><text:span text:style-name="T22"> - CPUs have a few cores, but GPUs can have hundreds, or even thousands of them</text:span></text:p>
            <text:p><text:span text:style-name="T22"> - a GPU has hardware-accelerated 3D rendering features</text:span></text:p>
            <text:p><text:span text:style-name="T22"> - GPU is optimized for graphics, CPU isn't (CPU has to do more calculations)</text:span></text:p>
            <text:p><text:span text:style-name="T23"> - Whitney combined the abilities of the i740 and 440LX chipsets</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pple completed their transition to PowerPC for designing processors for Mac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Nvidia releases the RIVA TNT2 (NV5). </text:p>
          </table:table-cell>
          <table:table-cell table:style-name="ce130"/>
          <table:table-cell table:style-name="ce20" table:number-columns-repeated="21"/>
          <table:table-cell table:number-columns-repeated="998"/>
        </table:table-row>
        <table:table-row table:style-name="ro1">
          <table:table-cell table:style-name="ce15"/>
          <table:table-cell table:style-name="ce20"/>
          <table:table-cell table:style-name="ce72"/>
          <table:table-cell table:style-name="ce104" office:value-type="string" calcext:value-type="string">
            <text:p>Nvidia brings out the first graphics card with a dGPU - the GeForce 256 add-in.</text:p>
            <text:p> - dGPU is soldered to a video card</text:p>
            <text:p> - the card makes use of a PCIe connector (a high-speed connect to the motherboar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C99</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coreboot was born.</text:p>
            <text:p> - an open-source alternative to BIOS and UEFI.</text:p>
            <text:p> - reduced boot times</text:p>
            <text:p> - increased system security</text:p>
            <text:p> - customizable hardware setting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original GNOME desktop environment was developed for Linux.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irst PPTP specification was publish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EverQuest hit the marke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ge of Empires II: The Age of Kings was releas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Heroes of Might and Magic III came ou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liens vs. Predator came ou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Disciples: Sacred Lands was releas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Quake III saw the light of day. </text:p>
            <text:p> - built with the id Tech 3 engine. </text:p>
            <text:p> - GPU rendering completely took over; no support for software rendering whatsoever. </text:p>
            <text:p> - employed the fast inverse-square-root algorithm for blazing-fast performance (employed </text:p>
            <text:p>   by John Carmack but rooted in academic studies from the past). </text:p>
          </table:table-cell>
          <table:table-cell table:style-name="ce130"/>
          <table:table-cell table:style-name="ce20" table:number-columns-repeated="21"/>
          <table:table-cell table:number-columns-repeated="998"/>
        </table:table-row>
        <table:table-row table:style-name="ro1">
          <table:table-cell table:style-name="ce2"/>
          <table:table-cell table:style-name="ce23"/>
          <table:table-cell table:style-name="ce65"/>
          <table:table-cell table:style-name="ce99" office:value-type="string" calcext:value-type="string">
            <text:p>Transition to 64-bit systems, Linux taking on web-servers.</text:p>
          </table:table-cell>
          <table:table-cell table:style-name="ce124"/>
          <table:table-cell table:style-name="ce20" table:number-columns-repeated="21"/>
          <table:table-cell table:number-columns-repeated="998"/>
        </table:table-row>
        <table:table-row table:style-name="ro1">
          <table:table-cell table:style-name="ce16" office:value-type="string" calcext:value-type="string">
            <text:p>2000s</text:p>
          </table:table-cell>
          <table:table-cell table:style-name="ce57"/>
          <table:table-cell table:style-name="ce73"/>
          <table:table-cell table:style-name="ce98" office:value-type="string" calcext:value-type="string">
            <text:p>RHIDE made itself known. </text:p>
            <text:p> - an alternative to Turbo C. </text:p>
            <text:p> - allows for cooperation with compilers that include DJGPP. </text:p>
          </table:table-cell>
          <table:table-cell table:style-name="ce130"/>
          <table:table-cell table:style-name="ce20" table:number-columns-repeated="21"/>
          <table:table-cell table:number-columns-repeated="998"/>
        </table:table-row>
        <table:table-row table:style-name="ro1">
          <table:table-cell table:style-name="ce15" office:value-type="float" office:value="2000" calcext:value-type="float">
            <text:p>2000</text:p>
          </table:table-cell>
          <table:table-cell table:style-name="ce56"/>
          <table:table-cell table:style-name="ce72"/>
          <table:table-cell table:style-name="ce104" office:value-type="string" calcext:value-type="string">
            <text:p><text:span text:style-name="T25">Diablo II took the stage.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irst version of C# was written.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Python 2.0 came out. </text:p>
            <text:p> - featured a garbage collector</text:p>
            <text:p> - support for Unicod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irst version of XHTML was releas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first version of RHEL (Red Hat Enterprise Linux) reached the end of its development.</text:span></text:p>
            <text:p><text:span text:style-name="T23"> - led by Bob Young and Mark Ewing</text:span></text:p>
            <text:p><text:span text:style-name="T23"> - integrity is the focus of the distro</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MINIX became free and open-source under the BSD-3 Clause licens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pache Subversion (a.k.a. svn) version control software became availabl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Gentoo Linux distro family was started.</text:span></text:p>
            <text:p><text:span text:style-name="T18"> - </text:span><text:span text:style-name="T19">focus: simplicity and performance</text:span></text:p>
            <text:p><text:span text:style-name="T23"> - started with the Enoch distribution</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ATI's first series of Radeon video cards, R100, was marketed.</text:span></text:p>
            <text:p><text:span text:style-name="T18"> - </text:span><text:span text:style-name="T19">DirectX 7 - compliant</text:span></text:p>
            <text:p><text:span text:style-name="T18"> - HyperZ tech allowed for </text:span><text:span text:style-name="T19">great bandwidth and efficient fill-rat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OpenCV was released. </text:p>
            <text:p> - initially used CPU, not GPU, for graphics operations. </text:p>
            <text:p> - (slow pixel-by-pixel drawing with WinAPI.)</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irst version of FASM was released. </text:p>
          </table:table-cell>
          <table:table-cell table:style-name="ce130"/>
          <table:table-cell table:style-name="ce20" table:number-columns-repeated="21"/>
          <table:table-cell table:number-columns-repeated="998"/>
        </table:table-row>
        <table:table-row table:style-name="ro1">
          <table:table-cell table:style-name="ce17" office:value-type="float" office:value="2001" calcext:value-type="float">
            <text:p>2001</text:p>
          </table:table-cell>
          <table:table-cell table:style-name="ce24" office:value-type="string" calcext:value-type="string" table:number-columns-spanned="3" table:number-rows-spanned="1">
            <text:p>The 130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Black &amp; White.</text:span><text:span text:style-name="T17">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Empire Earth.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Serious Sam was releas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2.2 version of the Kate text editor (KDE ATE) was launch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Scala language was creat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HyperTransport, with Jim Keller's contributions, became AMD's bus standard for processor desig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MD, Nvidia, and Intel come to terms on processor bus compatibility with 3GIO.</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ext3 Linux file system came out.</text:p>
            <text:p> - introduced write-ahead logging, a.k.a. journaling: impending updates are logged on the </text:p>
            <text:p>   disk</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first desktop version of Mac OS, version 10.0, was released. </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text:span text:style-name="T38">Windows XP came out.</text:span><text:span text:style-name="T39"> </text:span></text:p>
            <text:p><text:span text:style-name="T18"> - </text:span><text:span text:style-name="T19">used for running old games, software, and educational setups (e.g., </text:span></text:p>
            <text:p><text:span text:style-name="T18">   </text:span><text:span text:style-name="T19">Arduino) thanks to its 32-bit system architecture</text:span></text:p>
            <text:p><text:span text:style-name="T18"> - </text:span><text:span text:style-name="T19">the Windows Installer service packs are out of date now</text:span></text:p>
            <text:p><text:span text:style-name="T18"> - </text:span><text:span text:style-name="T19">lost Google Chrome support</text:span></text:p>
          </table:table-cell>
          <table:table-cell table:style-name="ce130"/>
          <table:table-cell table:style-name="ce20" table:number-columns-repeated="21"/>
          <table:table-cell table:number-columns-repeated="998"/>
        </table:table-row>
        <table:table-row table:style-name="ro1">
          <table:table-cell table:style-name="ce15" office:value-type="float" office:value="2002" calcext:value-type="float">
            <text:p>2002</text:p>
          </table:table-cell>
          <table:table-cell table:style-name="ce56"/>
          <table:table-cell table:style-name="ce72"/>
          <table:table-cell table:style-name="ce104" office:value-type="string" calcext:value-type="string">
            <text:p> - 800 x 600 was still very common. </text:p>
            <text:p> - 17" monitors became more prevalent. </text:p>
            <text:p> - We are still at 30 pp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2">HDMI 1.0 hit the market.</text:span></text:p>
            <text:p><text:span text:style-name="T18"> - </text:span><text:span text:style-name="T19">a single-cable connector interface for digital audio and video (A/V) data</text:span></text:p>
            <text:p><text:span text:style-name="T18"> - </text:span><text:span text:style-name="T19">proprietary</text:span></text:p>
            <text:p><text:span text:style-name="T18"> - </text:span><text:span text:style-name="T19">along with DisplayPort would hurt DVI-technology sales and be a long-standing player</text:span></text:p>
            <text:p><text:span text:style-name="T23"> - stands for "High-Definition Multimedia Interfac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DOSBox was first released as freeware.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Arch Linux was born.</text:span></text:p>
            <text:p><text:span text:style-name="T18"> - </text:span><text:span text:style-name="T19">gave birth to Manjaro</text:span></text:p>
            <text:p><text:span text:style-name="T23"> - the Pac-Man package manager</text:span></text:p>
            <text:p><text:span text:style-name="T23"> - constant updating</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RHEL (Red Hat Enterprise Linux) was finally cooked up.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GLSL was first introduced as an extenstion of OpenGL 1.4.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Heroes of Might and Magic IV was released.</text:span><text:span text:style-name="T17"> </text:span></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text:span text:style-name="T16">Warcraft III: Reign of Chaos came out.</text:span><text:span text:style-name="T17"> </text:span></text:p>
          </table:table-cell>
          <table:table-cell table:style-name="ce130"/>
          <table:table-cell table:style-name="ce148"/>
          <table:table-cell table:style-name="ce20" table:number-columns-repeated="20"/>
          <table:table-cell table:number-columns-repeated="998"/>
        </table:table-row>
        <table:table-row table:style-name="ro1">
          <table:table-cell table:style-name="ce15" office:value-type="string" calcext:value-type="string">
            <text:p>c. 2003</text:p>
          </table:table-cell>
          <table:table-cell table:style-name="ce24" office:value-type="string" calcext:value-type="string" table:number-columns-spanned="3" table:number-rows-spanned="1">
            <text:p>The 90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office:value-type="float" office:value="2003" calcext:value-type="float">
            <text:p>2003</text:p>
          </table:table-cell>
          <table:table-cell table:style-name="ce56"/>
          <table:table-cell table:style-name="ce72" office:value-type="string" calcext:value-type="string">
            <text:p>The Famicon was discontinued; the rest of the 3rd gen died out. </text:p>
          </table:table-cell>
          <table:table-cell table:style-name="ce97" office:value-type="string" calcext:value-type="string">
            <text:p>C++03</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Linux Fedora was first released. </text:p>
            <text:p> - by Warren Togami, Red Hat</text:p>
            <text:p> - easy to install</text:p>
            <text:p> - great for server applications</text:p>
            <text:p> - great for desktop applications</text:p>
            <text:p> - regularly maintained kernel</text:p>
            <text:p> - support and security updates are regularly provided by Red Ha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20"/>
          <table:table-cell table:style-name="ce97" office:value-type="string" calcext:value-type="string">
            <text:p>Sybase finished Watcom's project and released it as Open Watcom C/C++.</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QEMU platform and environment emulator was developed by Fabrice Bellar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LLVM (low-level virtual machine) was developed by Chris Lattner.</text:p>
            <text:p> - employs conversion to and from IR </text:p>
            <text:p> - IR is intermediate representation, output code formatted in Java bytecode</text:p>
            <text:p> - MLIR (multi-level intermediate representation) modular compiler infrastructure </text:p>
            <text:p>   is introduced along with the Dialect plugin architecture and polyhedral compilation  </text:p>
            <text:p>   to alleviate programming challenges</text:p>
            <text:p> - LLVM also features a debugger, its own implementation, and the C++ Standard Library.</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8">ARM assembly and x86 assembly were pushed to the 64-bit form (ARM64 and x86-64).</text:span><text:span text:style-name="T39"> </text:span></text:p>
            <text:p><text:span text:style-name="T20"> - </text:span><text:span text:style-name="T21">Jim Keller co-developed the x86-64 (a.k.a. AMD64 and Intel64) instruction set</text:span></text:p>
            <text:p><text:span text:style-name="T20"> - </text:span><text:span text:style-name="T21">the x86-64 instruction set would later be used for future AMD64 projects</text:span></text:p>
            <text:p><text:span text:style-name="T23"> - Opteron became the first AMD64-based processor</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SATA interface standard was introduc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HDCP (High-bandwidth Digital Copy Protection) protocol was born.</text:span></text:p>
            <text:p><text:span text:style-name="T23"> - an encryption technique</text:span></text:p>
            <text:p><text:span text:style-name="T23"> - approved by FCC in 2004</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FCoE standard was developed, making Fiber Channel applicable to Etherne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Peripheral Component Interconnect Express (PCIe) bus standard was co-designed by engineers of the Intel-Dell-HP-IBM alliance.</text:span></text:p>
            <text:p><text:span text:style-name="T18"> - </text:span><text:span text:style-name="T19">"a high-speed serial computer expansion bus standard" meant to replace legacy bus standards</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8">Rise of Nations was released.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Unreal II: The Awakening was released. </text:p>
            <text:p> - uses DirectX API </text:p>
          </table:table-cell>
          <table:table-cell table:style-name="ce130"/>
          <table:table-cell table:style-name="ce20" table:number-columns-repeated="21"/>
          <table:table-cell table:number-columns-repeated="998"/>
        </table:table-row>
        <table:table-row table:style-name="ro1">
          <table:table-cell table:style-name="ce17" office:value-type="float" office:value="2004" calcext:value-type="float">
            <text:p>2004</text:p>
          </table:table-cell>
          <table:table-cell table:style-name="ce58"/>
          <table:table-cell table:style-name="ce77" office:value-type="string" calcext:value-type="string">
            <text:p>The 4th gen died out with the discontinuation of Neo Geo. </text:p>
          </table:table-cell>
          <table:table-cell table:style-name="ce119" office:value-type="string" calcext:value-type="string">
            <text:p><text:span text:style-name="T25">World of Warcraft was launched.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office:value-type="string" calcext:value-type="string">
            <text:p>Xbox 360 hit the stage, the first of the 7th generation of video game consoles. </text:p>
          </table:table-cell>
          <table:table-cell table:style-name="ce97" office:value-type="string" calcext:value-type="string">
            <text:p>EverQuest II hit the shelve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Doom 3 was released, forged with the use of the id Tech 4 engine.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Lords of the Realm III came ou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Ruby on Rails framework was initiated for web applications, providing a default database structur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CentOS was born.</text:span></text:p>
            <text:p><text:span text:style-name="T23"> - a descendant of the Red Hat project</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The first version of Linux Ubuntu was launched. </text:span></text:p>
            <text:p><text:span text:style-name="T22"> - based on Debian</text:span></text:p>
            <text:p><text:span text:style-name="T22"> - semi-annual (every six months) maintenance</text:span></text:p>
            <text:p><text:span text:style-name="T22"> - very popular, meaning it is one of the distros to get the biggest support</text:span></text:p>
            <text:p><text:span text:style-name="T22"> - highly performant, making it great for video game development</text:span></text:p>
            <text:p><text:span text:style-name="T22"> - more options for privacy and security</text:span></text:p>
            <text:p><text:span text:style-name="T22"> - not easy to install</text:span></text:p>
            <text:p><text:span text:style-name="T38"> - </text:span><text:span text:style-name="T46">launched by a UK company Canonical Ltd.</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SAS HDD interface standard was reveal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iano, an open-source EFI development tool from Intel, was released.</text:span></text:p>
            <text:p><text:span text:style-name="T23"> - it was later succeeded by EDK and EDK II</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GLSL became an essential extension of OpenGL 2.0.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Gmail, Google's free email service, was launche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Facebook was developed and made publically available.</text:p>
          </table:table-cell>
          <table:table-cell table:style-name="ce130"/>
          <table:table-cell table:style-name="ce20" table:number-columns-repeated="21"/>
          <table:table-cell table:number-columns-repeated="998"/>
        </table:table-row>
        <table:table-row table:style-name="ro1">
          <table:table-cell table:style-name="ce17" office:value-type="float" office:value="2005" calcext:value-type="float">
            <text:p>2005</text:p>
          </table:table-cell>
          <table:table-cell table:style-name="ce24" office:value-type="string" calcext:value-type="string" table:number-columns-spanned="3" table:number-rows-spanned="1">
            <text:p>The 65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Microsoft Windows XP Professional x64 Edition came ou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Empire Earth 2.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first version of the Unity engine was releas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first release of the Git version control system became available for us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openSUSE project was formed.</text:span></text:p>
            <text:p><text:span text:style-name="T18"> - </text:span><text:span text:style-name="T19">still treated as a general-purpose distro</text:span></text:p>
            <text:p><text:span text:style-name="T23"> - by Novell</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UEFI Forum (a.k.a. UEFI Consortium) was formed.</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118" office:value-type="string" calcext:value-type="string">
            <text:p>The Arduino project was launched.</text:p>
          </table:table-cell>
          <table:table-cell table:style-name="ce130"/>
          <table:table-cell table:style-name="ce20" table:number-columns-repeated="21"/>
          <table:table-cell table:number-columns-repeated="998"/>
        </table:table-row>
        <table:table-row table:style-name="ro1">
          <table:table-cell table:style-name="ce15" office:value-type="float" office:value="2006" calcext:value-type="float">
            <text:p>2006</text:p>
          </table:table-cell>
          <table:table-cell table:style-name="ce56"/>
          <table:table-cell table:style-name="ce72" office:value-type="string" calcext:value-type="string">
            <text:p>The 5th gen died out. </text:p>
          </table:table-cell>
          <table:table-cell table:style-name="ce97" office:value-type="string" calcext:value-type="string">
            <text:p>3D Realms released Prey.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Heroes of Might and Magic V (HoMM5) hit the marke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MD acquired ATI, claiming all Radeon video card project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pple chose Intel Core RISC ISA over PowerPC for processor desig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MINIX 2.0 became POSIX-complian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Power ISA was developed and released by IBM's OpenPOWER Foundatio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DisplayPort technology came out to compete with HDMI.</text:span></text:p>
            <text:p><text:span text:style-name="T18"> - </text:span><text:span text:style-name="T19">a VESA standard, ergo non-proprietary</text:span></text:p>
            <text:p><text:span text:style-name="T23"> - extinguished DVI's popularity</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Fiber Channel speed went up to 8 Gbp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The first version of Linux Mint came out.</text:span><text:span text:style-name="T17"> </text:span></text:p>
            <text:p><text:span text:style-name="T23"> - based on Ubuntu.</text:span></text:p>
            <text:p><text:span text:style-name="T23"> - is not as rigorously supported as Ubuntu. </text:span></text:p>
            <text:p><text:span text:style-name="T23"> - has a looser, more experimental build to it. </text:span></text:p>
            <text:p><text:span text:style-name="T23"> - by Clement Lefebvr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Xubuntu was develop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first version of KVM (Kernel-based Virtual Machine) was engineer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first version of SymbOS was developed in Z80 as freeware for certain Amstrad and MSX models of computers. </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UEFI v 2.0 was released, featuring cryptography and security updates.</text:p>
          </table:table-cell>
          <table:table-cell table:style-name="ce130"/>
          <table:table-cell table:style-name="ce20" table:number-columns-repeated="21"/>
          <table:table-cell table:number-columns-repeated="998"/>
        </table:table-row>
        <table:table-row table:style-name="ro1">
          <table:table-cell table:style-name="ce15" office:value-type="float" office:value="2007" calcext:value-type="float">
            <text:p>2007</text:p>
          </table:table-cell>
          <table:table-cell table:style-name="ce33" office:value-type="string" calcext:value-type="string" table:number-columns-spanned="3" table:number-rows-spanned="1">
            <text:p>The 45nm semiconductor fabrication process was commercialized. </text:p>
          </table:table-cell>
          <table:covered-table-cell/>
          <table:covered-table-cell table:style-name="ce90"/>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Windows Vista came ou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he Clang compiler was developed by Chris Lattner. </text:p>
            <text:p> - for C/C++ and Objective-C/C++.</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Oracle VM VirtualBox was releas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id Tech 5 engine was demonstrated by John Carmack.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0" office:value-type="string" calcext:value-type="string">
            <text:p>Crysis was released. </text:p>
            <text:p> - Employs SSAO (screen space ambient occlusion) at no pre-processing</text:p>
            <text:p>   or loading cost. </text:p>
            <text:p> - Makes great demands of PC hardware. </text:p>
            <text:p> - Relies entirely on the GPU.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0" office:value-type="string" calcext:value-type="string">
            <text:p>Empire Earth 3. </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UEFI v 2.1 was released, featuring network auth. and HII/UI architecture update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Later in the decade, 1280x1024 started to dominate. </text:p>
            <text:p> - 1024 x 768 was still very common. </text:p>
            <text:p> - Monitors grew to be as big as 19". </text:p>
            <text:p> - Up to 38 ppd. </text:p>
          </table:table-cell>
          <table:table-cell table:style-name="ce130"/>
          <table:table-cell table:style-name="ce20" table:number-columns-repeated="21"/>
          <table:table-cell table:number-columns-repeated="998"/>
        </table:table-row>
        <table:table-row table:style-name="ro1">
          <table:table-cell table:style-name="ce17" office:value-type="float" office:value="2008" calcext:value-type="float">
            <text:p>2008</text:p>
          </table:table-cell>
          <table:table-cell table:style-name="ce58"/>
          <table:table-cell table:style-name="ce77"/>
          <table:table-cell table:style-name="ce120" office:value-type="string" calcext:value-type="string">
            <text:p>Much of OpenGL 3.0 was deemed obsolet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SeaBIOS came out.</text:span></text:p>
            <text:p><text:span text:style-name="T23"> - 16-bit x86 BIOS implementation</text:span></text:p>
            <text:p><text:span text:style-name="T23"> - free and open-source</text:span></text:p>
            <text:p><text:span text:style-name="T49"> - suitable for both the actual hardware (as a </text:span><text:span text:style-name="T50">coreboot payload</text:span><text:span text:style-name="T51">) and for emulators</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he Wayland communication and display server protocol was creat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7" office:value-type="string" calcext:value-type="string">
            <text:p>Python 3.0 came ou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7" office:value-type="string" calcext:value-type="string">
            <text:p>The GitHub hosting service was created using Gi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Google released the Android line of smartphones featuring their own mobile OS powered by Linux.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OpenCL 1.0 came out.</text:p>
            <text:p> - features a dedicated API</text:p>
            <text:p> - includes a kernel-level language for executing data-parallel programs for various systems </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DuckDuckGo search engine was launched.</text:p>
            <text:p> - emphasis on user privacy</text:p>
            <text:p> - brushing off user search-based (personalized) results</text:p>
            <text:p> - negating content farm influence</text:p>
          </table:table-cell>
          <table:table-cell table:style-name="ce130"/>
          <table:table-cell table:style-name="ce20" table:number-columns-repeated="21"/>
          <table:table-cell table:number-columns-repeated="998"/>
        </table:table-row>
        <table:table-row table:style-name="ro1">
          <table:table-cell table:style-name="ce15" office:value-type="float" office:value="2009" calcext:value-type="float">
            <text:p>2009</text:p>
          </table:table-cell>
          <table:table-cell table:style-name="ce33" office:value-type="string" calcext:value-type="string" table:number-columns-spanned="3" table:number-rows-spanned="1">
            <text:p>The 32nm semiconductor fabrication process was commercialized. </text:p>
          </table:table-cell>
          <table:covered-table-cell/>
          <table:covered-table-cell table:style-name="ce90"/>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5">Windows 7 came out.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OpenCL (Open Computing Language) framework was released.</text:p>
            <text:p> - developed by the Khronos Group</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first version of Go programming language was developed. </text:span></text:p>
            <text:p><text:span text:style-name="T23"> - with input from Rob Pik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HDMI 1.4 came out.</text:span></text:p>
            <text:p><text:span text:style-name="T23"> - support for wide color depth, audio, and Ethernet data</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BitCoin cryptocurrency was made available through an open-source software. </text:p>
            <text:p> - Thousands more followed in the coming years. </text:p>
          </table:table-cell>
          <table:table-cell table:style-name="ce130"/>
          <table:table-cell table:style-name="ce20" table:number-columns-repeated="21"/>
          <table:table-cell table:number-columns-repeated="998"/>
        </table:table-row>
        <table:table-row table:style-name="ro1">
          <table:table-cell table:style-name="ce2"/>
          <table:table-cell table:style-name="ce23"/>
          <table:table-cell table:style-name="ce65"/>
          <table:table-cell table:style-name="ce80"/>
          <table:table-cell table:style-name="ce124"/>
          <table:table-cell table:style-name="ce20" table:number-columns-repeated="21"/>
          <table:table-cell table:number-columns-repeated="998"/>
        </table:table-row>
        <table:table-row table:style-name="ro1">
          <table:table-cell table:style-name="ce15" office:value-type="float" office:value="2010" calcext:value-type="float">
            <text:p>2010</text:p>
          </table:table-cell>
          <table:table-cell table:style-name="ce56"/>
          <table:table-cell table:style-name="ce72"/>
          <table:table-cell table:style-name="ce101" office:value-type="string" calcext:value-type="string">
            <text:p>The Telehack web and telnet simulation/game was created.</text:p>
          </table:table-cell>
          <table:table-cell table:style-name="ce130"/>
          <table:table-cell table:style-name="ce20" table:number-columns-repeated="21"/>
          <table:table-cell table:number-columns-repeated="998"/>
        </table:table-row>
        <table:table-row table:style-name="ro1">
          <table:table-cell/>
          <table:table-cell table:style-name="ce56"/>
          <table:table-cell table:style-name="ce72"/>
          <table:table-cell table:style-name="ce100" office:value-type="string" calcext:value-type="string">
            <text:p>Rage first came out for iOS, shaped with the use of the id Tech 5 engine. </text:p>
            <text:p> - mega-texturing (ability to change every shape and texture down to the smallest detail.)</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2" office:value-type="string" calcext:value-type="string">
            <text:p>systemd broke into modern Linux distribution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2" office:value-type="string" calcext:value-type="string">
            <text:p>Microsoft Azure, a cloud computing service, was launch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2" office:value-type="string" calcext:value-type="string">
            <text:p>Oracle acquired Sun Microsystem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22">RISC-V came to be as the open-source/open standard RISC ISA.</text:span></text:p>
            <text:p><text:span text:style-name="T22"> - a ld/str architecture.</text:span></text:p>
            <text:p><text:span text:style-name="T23"> - developed at UC Berkeley</text:span></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108" office:value-type="string" calcext:value-type="string">
            <text:p><text:span text:style-name="T22">The Arduino Uno line of boards was released.</text:span></text:p>
            <text:p><text:span text:style-name="T25"> - 8-bit RISC architecture</text:span></text:p>
          </table:table-cell>
          <table:table-cell table:style-name="ce130"/>
          <table:table-cell table:style-name="ce20" table:number-columns-repeated="21"/>
          <table:table-cell table:number-columns-repeated="998"/>
        </table:table-row>
        <table:table-row table:style-name="ro1">
          <table:table-cell table:style-name="ce15" office:value-type="float" office:value="2011" calcext:value-type="float">
            <text:p>2011</text:p>
          </table:table-cell>
          <table:table-cell table:style-name="ce56"/>
          <table:table-cell table:style-name="ce72"/>
          <table:table-cell table:style-name="ce97" office:value-type="string" calcext:value-type="string">
            <text:p>C11.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21" office:value-type="string" calcext:value-type="string">
            <text:p><text:a xlink:href="https://en.cppreference.com/w/cpp/11" xlink:type="simple">C++11
 - C++98 defined only one smart pointer class, auto_ptr, which is 
   now deprecated. C++11 includes new smart pointer classes - shared_ptr and 
   unique_ptr.
 - Also introduced the "auto" keyword and comprehensive range-based 
   for-loops. 
 - https://en.cppreference.com/w/cpp/11</text:a></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NVMe specification was outlined.</text:span></text:p>
            <text:p><text:span text:style-name="T22"> - for NAND storage devices (flash memory, SSD, etc.)</text:span></text:p>
            <text:p><text:span text:style-name="T22"> - intended to achieve access to storage via PCIe with low latency</text:span></text:p>
            <text:p><text:span text:style-name="T22"> - intended to achieve internal concurrency</text:span></text:p>
            <text:p><text:span text:style-name="T22"> - in the form of hardware/firmware on a controller chip </text:span></text:p>
            <text:p><text:span text:style-name="T23"> - a product of NVM Express Work Group</text:span></text:p>
            <text:p><text:span text:style-name="T23"> - stands for Non-Volatile Memory Express (or NVMHCIS, as in Non-Volatile Memory Host </text:span></text:p>
            <text:p><text:span text:style-name="T23">   Controller Interface Specification)</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Fiber Channel speed went up to 16 Gbp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CyberGhost VPN was developed.</text:span></text:p>
            <text:p><text:span text:style-name="T23"> - by Robert Knapp in Bucharest, Romania.</text:span></text:p>
            <text:p><text:span text:style-name="T23"> - AES-256 encryption</text:span></text:p>
            <text:p><text:span text:style-name="T23"> - no-logs policy</text:span></text:p>
            <text:p><text:span text:style-name="T23"> - works with WireGuard</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Manjaro, a child of Arch Linux, was bor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SpaceChem from Zachtronics came out. </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Might and Magic Heroes VI (HoMM6) made it to the shelves. </text:p>
          </table:table-cell>
          <table:table-cell table:style-name="ce130"/>
          <table:table-cell table:style-name="ce20" table:number-columns-repeated="21"/>
          <table:table-cell table:number-columns-repeated="998"/>
        </table:table-row>
        <table:table-row table:style-name="ro1">
          <table:table-cell table:style-name="ce15" office:value-type="float" office:value="2012" calcext:value-type="float">
            <text:p>2012</text:p>
          </table:table-cell>
          <table:table-cell table:style-name="ce24" office:value-type="string" calcext:value-type="string" table:number-columns-spanned="3" table:number-rows-spanned="1">
            <text:p>The 22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Dishonored steps in to critical acclaim. </text:p>
            <text:p> - uses UE3.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It was disclosed that Linux runs the behavior of the Tesla Model 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text:span text:style-name="T16">Windows 8 came out. </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Secure Boot was introduc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zure partly migrated to Linux. </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The original Raspbian OS (now Raspberry PI) was launched. </text:p>
          </table:table-cell>
          <table:table-cell table:style-name="ce130"/>
          <table:table-cell table:style-name="ce20" table:number-columns-repeated="21"/>
          <table:table-cell table:number-columns-repeated="998"/>
        </table:table-row>
        <table:table-row table:style-name="ro1">
          <table:table-cell table:style-name="ce15" office:value-type="float" office:value="2013" calcext:value-type="float">
            <text:p>2013</text:p>
          </table:table-cell>
          <table:table-cell table:style-name="ce56"/>
          <table:table-cell table:style-name="ce72" office:value-type="string" calcext:value-type="string">
            <text:p>The Last of Us. </text:p>
          </table:table-cell>
          <table:table-cell table:style-name="ce104" office:value-type="string" calcext:value-type="string">
            <text:p>Asus brings forth the VG248QE monitor. </text:p>
            <text:p> - Resolution: 1920 x 1080 (full HD / 1080p)</text:p>
            <text:p> - 144 Hz refresh rate</text:p>
            <text:p> - 24" monitor</text:p>
            <text:p> - 92 ppi</text:p>
            <text:p>On a 1080p 27" monitor we'd have 82 ppi.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office:value-type="string" calcext:value-type="string">
            <text:p>PS2 took a dive, marking the end of the 6th gen. </text:p>
          </table:table-cell>
          <table:table-cell table:style-name="ce104" office:value-type="string" calcext:value-type="string">
            <text:p>A massive shift from 4:3 to 16:9 aspect ratio. </text:p>
            <text:p> - Monitors could be of size between 20" and 24". </text:p>
            <text:p> - 1366x768 res became a thing (~47 ppd on a 19" screen). </text:p>
            <text:p> - 1920x1080 res is made possible (~53 ppd on a 24" screen).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Fiber Channel speed went up to 32 Gbp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Docker was created to deliver software through user-space environments called containers.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Mantle API was developed by AM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he Kali Linux distro was made available with a focus on security and penetration testing.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Dogecoin took the stage. </text:p>
          </table:table-cell>
          <table:table-cell table:style-name="ce130"/>
          <table:table-cell table:style-name="ce20" table:number-columns-repeated="21"/>
          <table:table-cell table:number-columns-repeated="998"/>
        </table:table-row>
        <table:table-row table:style-name="ro1">
          <table:table-cell table:style-name="ce17" office:value-type="float" office:value="2014" calcext:value-type="float">
            <text:p>2014</text:p>
          </table:table-cell>
          <table:table-cell table:style-name="ce24" office:value-type="string" calcext:value-type="string" table:number-columns-spanned="3" table:number-rows-spanned="1">
            <text:p>The 14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C++14</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Chris Lattner developed the Swift programming language for Appl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DDR4 SDRAM (Double Data Rate 4th-Generation Synchronous Dynamic Random-Access Memory) line of memory chips from JEDEC was materialized.</text:span></text:p>
            <text:p><text:span text:style-name="T23"> - clock rate of 800-1600 MHz</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Metal API was engineered by Appl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text:span text:style-name="T22">The K8 container orchestration system was developed with input from Jim Keller.</text:span></text:p>
            <text:p><text:span text:style-name="T23"> - automated software deployment and scaling</text:span></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118" office:value-type="string" calcext:value-type="string">
            <text:p>Redfish specification became the standard for delivering the protocol and the interface for servers.</text:p>
          </table:table-cell>
          <table:table-cell table:style-name="ce130"/>
          <table:table-cell table:style-name="ce20" table:number-columns-repeated="21"/>
          <table:table-cell table:number-columns-repeated="998"/>
        </table:table-row>
        <table:table-row table:style-name="ro1">
          <table:table-cell table:style-name="ce15" office:value-type="float" office:value="2015" calcext:value-type="float">
            <text:p>2015</text:p>
          </table:table-cell>
          <table:table-cell table:style-name="ce56"/>
          <table:table-cell table:style-name="ce72"/>
          <table:table-cell table:style-name="ce97" office:value-type="string" calcext:value-type="string">
            <text:p>Might and Magic Heroes VII (HoMM7) saw the light of day.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Verizon acquired AOL.</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RadioShack folded as a busines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The first version of TensorFlow was developed.</text:span></text:p>
            <text:p><text:span text:style-name="T23"> - focus is on AI/ML</text:span></text:p>
            <text:p><text:span text:style-name="T23"> - very popular to use GPUs in place of CPUs for more powerful deep learning</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fbdev, a Linux framebuffer rasterization program, lost all support.</text:span></text:p>
            <text:p><text:span text:style-name="T18"> - </text:span><text:span text:style-name="T19">was replaced by DRM (Direct Rendering Manager)</text:span></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122" office:value-type="string" calcext:value-type="string">
            <text:p>Windows 10 came out. </text:p>
          </table:table-cell>
          <table:table-cell table:style-name="ce130"/>
          <table:table-cell table:style-name="ce20" table:number-columns-repeated="21"/>
          <table:table-cell table:number-columns-repeated="998"/>
        </table:table-row>
        <table:table-row table:style-name="ro1">
          <table:table-cell table:style-name="ce15" office:value-type="float" office:value="2016" calcext:value-type="float">
            <text:p>2016</text:p>
          </table:table-cell>
          <table:table-cell table:style-name="ce56"/>
          <table:table-cell table:style-name="ce72"/>
          <table:table-cell table:style-name="ce107" office:value-type="string" calcext:value-type="string">
            <text:p>The first stable release of Vulkan came ou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SoftBank Global (SBG) acquired Arm Ltd.</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Shenzhen I/O came out. </text:p>
          </table:table-cell>
          <table:table-cell table:style-name="ce130"/>
          <table:table-cell table:style-name="ce20" table:number-columns-repeated="21"/>
          <table:table-cell table:number-columns-repeated="998"/>
        </table:table-row>
        <table:table-row table:style-name="ro1">
          <table:table-cell table:style-name="ce15" office:value-type="string" calcext:value-type="string">
            <text:p>c. 2017</text:p>
          </table:table-cell>
          <table:table-cell table:style-name="ce24" office:value-type="string" calcext:value-type="string" table:number-columns-spanned="3" table:number-rows-spanned="1">
            <text:p>The 10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office:value-type="float" office:value="2017" calcext:value-type="float">
            <text:p>2017</text:p>
          </table:table-cell>
          <table:table-cell table:style-name="ce56"/>
          <table:table-cell table:style-name="ce72"/>
          <table:table-cell table:style-name="ce97" office:value-type="string" calcext:value-type="string">
            <text:p>Verizon acquired Yahoo!, thereby also acquiring CompuServ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C++17</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Flutter came out.</text:p>
            <text:p> - developed by Googl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Zen, co-engineered by Jim Keller, became the go-to microarchitecture for every AMD processor.</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Saw the last stable release of OpenGL, v4.6. </text:p>
          </table:table-cell>
          <table:table-cell table:style-name="ce130"/>
          <table:table-cell table:style-name="ce20" table:number-columns-repeated="21"/>
          <table:table-cell table:number-columns-repeated="998"/>
        </table:table-row>
        <table:table-row table:style-name="ro1">
          <table:table-cell table:style-name="ce17" office:value-type="float" office:value="2018" calcext:value-type="float">
            <text:p>2018</text:p>
          </table:table-cell>
          <table:table-cell table:style-name="ce24" office:value-type="string" calcext:value-type="string" table:number-columns-spanned="3" table:number-rows-spanned="1">
            <text:p>The 7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IBM acquires Red Ha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UserLAnd Technologies compatibility layer mobile app was engineered. </text:p>
            <text:p> - allows programs to run on mobile devices without a root account</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 few models of photocameras were manufactured to capture 8k images.</text:p>
          </table:table-cell>
          <table:table-cell table:style-name="ce130"/>
          <table:table-cell table:style-name="ce20" table:number-columns-repeated="21"/>
          <table:table-cell table:number-columns-repeated="998"/>
        </table:table-row>
        <table:table-row table:style-name="ro1">
          <table:table-cell table:style-name="ce17" office:value-type="float" office:value="2019" calcext:value-type="float">
            <text:p>2019</text:p>
          </table:table-cell>
          <table:table-cell table:style-name="ce58"/>
          <table:table-cell table:style-name="ce77"/>
          <table:table-cell table:style-name="ce106" office:value-type="string" calcext:value-type="string">
            <text:p>GeForce RTX 2070 SUPER gfx card came out. </text:p>
            <text:p> - high-end</text:p>
            <text:p> - 1800 MHz clock speed </text:p>
            <text:p> - 60 Hz (60 fp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4" office:value-type="string" calcext:value-type="string">
            <text:p>1440p and 4k monitors are the latest standards for TV and monitor technology. </text:p>
            <text:p> - 1440p on a 24" screen gets us 70 ppd. </text:p>
            <text:p> - 4k tech on a 24" brings us to 106 ppd (183.58 ppi).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The AMD Ryzen 7 3700X processor saw the light of day.</text:span><text:span text:style-name="T17"> </text:span></text:p>
            <text:p><text:span text:style-name="T23"> - Clock speed/frequency: 3.6 GHz </text:span></text:p>
            <text:p><text:span text:style-name="T23"> - # of cores: 8 (=&gt; 16 threads max)</text:span></text:p>
            <text:p><text:span text:style-name="T23"> - Top performance: 8 x 3.6 GHz</text:span></text:p>
            <text:p><text:span text:style-name="T23"> - L1, L2, L3 cache: 512 KB, 4 MB, 32 MB</text:span></text:p>
          </table:table-cell>
          <table:table-cell table:style-name="ce130"/>
          <table:table-cell table:style-name="ce20" table:number-columns-repeated="21"/>
          <table:table-cell table:number-columns-repeated="998"/>
        </table:table-row>
        <table:table-row table:style-name="ro1">
          <table:table-cell table:style-name="ce2"/>
          <table:table-cell table:style-name="ce23"/>
          <table:table-cell table:style-name="ce65"/>
          <table:table-cell table:style-name="ce80"/>
          <table:table-cell table:style-name="ce124"/>
          <table:table-cell table:style-name="ce20" table:number-columns-repeated="21"/>
          <table:table-cell table:number-columns-repeated="998"/>
        </table:table-row>
        <table:table-row table:style-name="ro1">
          <table:table-cell table:style-name="ce15" office:value-type="float" office:value="2020" calcext:value-type="float">
            <text:p>2020</text:p>
          </table:table-cell>
          <table:table-cell table:style-name="ce24" office:value-type="string" calcext:value-type="string" table:number-columns-spanned="3" table:number-rows-spanned="1">
            <text:p>The 5nm semiconductor fabrication process was commercialized. </text:p>
          </table:table-cell>
          <table:covered-table-cell table:style-name="ce30"/>
          <table:covered-table-cell table:style-name="ce89"/>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C++20</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Nvidia acquires Arm Ltd.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Apple designed their own flavor of ARM64/AArch64 ISA for Apple M Series processors as SoC (systems-on-a-chip) to be slated on "Apple silico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DDR5 SDRAM from SK Hynix of JEDEC came out.</text:span></text:p>
            <text:p><text:span text:style-name="T23"> - 2,000-3,200 MHz clock rate - nearly double that of DDR4</text:span></text:p>
            <text:p><text:span text:style-name="T23"> - 32,000-51,200 MB/s transfer rate</text:span></text:p>
            <text:p><text:span text:style-name="T18"> - </text:span><text:span text:style-name="T19">on-die ECC (error correction code is on the same chip as the processor); errors are dealt with </text:span></text:p>
            <text:p><text:span text:style-name="T18">   </text:span><text:span text:style-name="T19">before data is sent to the CPU</text:span></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118" office:value-type="string" calcext:value-type="string">
            <text:p>Samsung Galaxy S20 was pushed forward, featuring the 8k support for video recording.</text:p>
          </table:table-cell>
          <table:table-cell table:style-name="ce130"/>
          <table:table-cell table:style-name="ce20" table:number-columns-repeated="21"/>
          <table:table-cell table:number-columns-repeated="998"/>
        </table:table-row>
        <table:table-row table:style-name="ro1">
          <table:table-cell table:style-name="ce15" office:value-type="float" office:value="2021" calcext:value-type="float">
            <text:p>2021</text:p>
          </table:table-cell>
          <table:table-cell table:style-name="ce56"/>
          <table:table-cell table:style-name="ce72"/>
          <table:table-cell table:style-name="ce107" office:value-type="string" calcext:value-type="string">
            <text:p>Windows 11 came out.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Latest stable release of DirectX API.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16">Facebook fell under the Meta brand following a string of acquisitions of companies.</text:span><text:span text:style-name="T17"> </text:span></text:p>
          </table:table-cell>
          <table:table-cell table:style-name="ce130"/>
          <table:table-cell table:style-name="ce20" table:number-columns-repeated="21"/>
          <table:table-cell table:number-columns-repeated="998"/>
        </table:table-row>
        <table:table-row table:style-name="ro1">
          <table:table-cell table:style-name="ce17" office:value-type="float" office:value="2022" calcext:value-type="float">
            <text:p>2022</text:p>
          </table:table-cell>
          <table:table-cell table:style-name="ce58"/>
          <table:table-cell table:style-name="ce77"/>
          <table:table-cell table:style-name="ce120" office:value-type="string" calcext:value-type="string">
            <text:p>Vulkan's 1.3.229 version became the latest stable release.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109" office:value-type="string" calcext:value-type="string">
            <text:p>VESA introduces the ClearMR (Clear Motion Ratio) Compliance Test Specification, the new standard for video performance.</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DisplayPort 2.1 came out.</text:span></text:p>
            <text:p><text:span text:style-name="T23"> - support for video, audio, data, network, etc.</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UEFI 2.10 was released.</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text:span text:style-name="T30">Nvidia no longer owns Arm; SBG (SoftBank Global) will once again own it.</text:span></text:p>
            <text:p><text:span text:style-name="T23"> - Nvidia will retain a 20-year Arm license.</text:span></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MD acquired Xilinx.</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AMD sold the first RX 7900 XTX video card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Nvidia released the first line of RTX 4090 video cards.</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Intel offered their video cards in the form of the Arc A750 and A770. </text:p>
          </table:table-cell>
          <table:table-cell table:style-name="ce130"/>
          <table:table-cell table:style-name="ce20" table:number-columns-repeated="21"/>
          <table:table-cell table:number-columns-repeated="998"/>
        </table:table-row>
        <table:table-row table:style-name="ro1">
          <table:table-cell table:style-name="ce15"/>
          <table:table-cell table:style-name="ce56"/>
          <table:table-cell table:style-name="ce72"/>
          <table:table-cell table:style-name="ce97" office:value-type="string" calcext:value-type="string">
            <text:p>SDL 2.26.3 evolved into SDL 3.0.</text:p>
          </table:table-cell>
          <table:table-cell table:style-name="ce130"/>
          <table:table-cell table:style-name="ce20" table:number-columns-repeated="21"/>
          <table:table-cell table:number-columns-repeated="998"/>
        </table:table-row>
        <table:table-row table:style-name="ro1">
          <table:table-cell table:style-name="ce16"/>
          <table:table-cell table:style-name="ce57"/>
          <table:table-cell table:style-name="ce73"/>
          <table:table-cell table:style-name="ce98" office:value-type="string" calcext:value-type="string">
            <text:p>Last Call BBS was made available on Steam. </text:p>
          </table:table-cell>
          <table:table-cell table:style-name="ce130"/>
          <table:table-cell table:style-name="ce20" table:number-columns-repeated="21"/>
          <table:table-cell table:number-columns-repeated="998"/>
        </table:table-row>
        <table:table-row table:style-name="ro3">
          <table:table-cell table:style-name="ce20"/>
          <table:table-cell table:style-name="ce63"/>
          <table:table-cell table:style-name="ce78"/>
          <table:table-cell table:style-name="ce100"/>
          <table:table-cell table:style-name="ce130"/>
          <table:table-cell table:style-name="ce20" table:number-columns-repeated="21"/>
          <table:table-cell table:number-columns-repeated="998"/>
        </table:table-row>
        <table:table-row table:style-name="ro1">
          <table:table-cell table:style-name="ce21" table:number-columns-repeated="2"/>
          <table:table-cell table:style-name="ce21" office:value-type="string" calcext:value-type="string">
            <text:p>Less popular IDEs: </text:p>
            <text:p> - Dev C++ </text:p>
            <text:p>   = thin on features</text:p>
            <text:p>   = needs a setup with a debugger </text:p>
            <text:p>   = tends to be buggy </text:p>
            <text:p> - Code::Blocks (overall quality &amp; performance </text:p>
            <text:p>   are not great compared to VS)</text:p>
            <text:p/>
          </table:table-cell>
          <table:table-cell table:style-name="ce102" office:value-type="string" calcext:value-type="string">
            <text:p>APIs that are old, obsolete, or should be avoided: </text:p>
            <text:p> - OpenGL (hasn't been updated since 2017)</text:p>
            <text:p> - DirectX (hasn't got a hosedown since 2020 when DirectX 12 Ultimate was developed.)</text:p>
          </table:table-cell>
          <table:table-cell table:style-name="ce130"/>
          <table:table-cell table:style-name="ce20" table:number-columns-repeated="21"/>
          <table:table-cell table:number-columns-repeated="998"/>
        </table:table-row>
        <table:table-row table:style-name="ro1">
          <table:table-cell table:style-name="ce21" table:number-columns-repeated="2"/>
          <table:table-cell table:style-name="ce21" office:value-type="string" calcext:value-type="string">
            <text:p>More popular IDEs (have features for pro dev): </text:p>
            <text:p> - Visual Studio </text:p>
            <text:p> - Visual Studio Code </text:p>
            <text:p>   = faster performance</text:p>
            <text:p>   = updated every month</text:p>
            <text:p>   = cross-platform</text:p>
          </table:table-cell>
          <table:table-cell table:style-name="ce102" office:value-type="string" calcext:value-type="string">
            <text:p>Hottest APIs; latest, most stable versions: </text:p>
            <text:p> - Vulkan 1.3.229 (gets regularly updated)</text:p>
            <text:p> - SDL 2.0.22 (updated on 04/xx/2022)</text:p>
          </table:table-cell>
          <table:table-cell table:style-name="ce130"/>
          <table:table-cell table:style-name="ce20" table:number-columns-repeated="21"/>
          <table:table-cell table:number-columns-repeated="998"/>
        </table:table-row>
        <table:table-row table:style-name="ro1" table:number-rows-repeated="2">
          <table:table-cell table:style-name="ce20"/>
          <table:table-cell table:style-name="ce63"/>
          <table:table-cell table:style-name="ce78"/>
          <table:table-cell table:style-name="ce100"/>
          <table:table-cell table:style-name="ce130"/>
          <table:table-cell table:style-name="ce20" table:number-columns-repeated="21"/>
          <table:table-cell table:number-columns-repeated="998"/>
        </table:table-row>
        <table:table-row table:style-name="ro4" table:number-rows-repeated="1047924">
          <table:table-cell table:number-columns-repeated="1024"/>
        </table:table-row>
        <table:table-row table:style-name="ro4">
          <table:table-cell table:number-columns-repeated="1024"/>
        </table:table-row>
        <calcext:conditional-formats>
          <calcext:conditional-format calcext:target-range-address="Sheet1.D366:Sheet1.D366">
            <calcext:color-scale>
              <calcext:color-scale-entry calcext:value="0" calcext:type="minimum" calcext:color="#57bb8a"/>
              <calcext:color-scale-entry calcext:value="0" calcext:type="maximum" calcext:color="#ffffff"/>
            </calcext:color-scale>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01" meta:object-count="0"/>
    <meta:generator>LibreOfficeDev/6.0.5.2$Linux_X86_64 LibreOffice_project/</meta:generator>
  </office:meta>
</office:document-meta>
</file>